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Arial2" svg:font-family="Arial" style:font-family-generic="swiss"/>
    <style:font-face style:name="Monospace" svg:font-family="Monospace"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5cm" fo:margin-left="0cm" fo:break-before="page" table:align="left" style:writing-mode="lr-tb"/>
    </style:style>
    <style:style style:name="Table1.A" style:family="table-column">
      <style:table-column-properties style:column-width="3.528cm"/>
    </style:style>
    <style:style style:name="Table1.B" style:family="table-column">
      <style:table-column-properties style:column-width="14.067cm"/>
    </style:style>
    <style:style style:name="Table1.A1" style:family="table-cell">
      <style:table-cell-properties fo:background-color="#99ccff"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officeooo:paragraph-rsid="007bcb3d"/>
    </style:style>
    <style:style style:name="P2" style:family="paragraph" style:parent-style-name="Standard">
      <style:text-properties fo:font-variant="normal" fo:text-transform="none" fo:color="#000000" style:text-line-through-style="none" style:font-name="Ubuntu" fo:font-size="14pt" fo:letter-spacing="normal" fo:font-style="normal" style:text-underline-style="none" fo:font-weight="bold" officeooo:rsid="000b321b" officeooo:paragraph-rsid="007bcb3d" style:text-blinking="false" fo:background-color="transparent"/>
    </style:style>
    <style:style style:name="P3" style:family="paragraph" style:parent-style-name="Standard">
      <style:paragraph-properties fo:background-color="#c5000b">
        <style:background-image/>
      </style:paragraph-properties>
      <style:text-properties fo:color="#ffffff" style:font-name="Ubuntu" style:text-underline-style="none" officeooo:paragraph-rsid="007bcb3d"/>
    </style:style>
    <style:style style:name="P4" style:family="paragraph" style:parent-style-name="Standard">
      <style:paragraph-properties fo:background-color="#c5000b">
        <style:background-image/>
      </style:paragraph-properties>
      <style:text-properties fo:color="#ffffff" style:font-name="Ubuntu" style:text-underline-style="none" officeooo:paragraph-rsid="008537fd"/>
    </style:style>
    <style:style style:name="P5" style:family="paragraph" style:parent-style-name="Standard">
      <style:paragraph-properties fo:background-color="#c5000b">
        <style:background-image/>
      </style:paragraph-properties>
      <style:text-properties fo:color="#ffffff" style:font-name="Ubuntu" style:text-underline-style="none" officeooo:paragraph-rsid="008c447a"/>
    </style:style>
    <style:style style:name="P6" style:family="paragraph" style:parent-style-name="Standard">
      <style:paragraph-properties fo:background-color="#c5000b">
        <style:background-image/>
      </style:paragraph-properties>
      <style:text-properties fo:color="#ffffff" style:font-name="Ubuntu" style:text-underline-style="none" officeooo:paragraph-rsid="009d1d25"/>
    </style:style>
    <style:style style:name="P7" style:family="paragraph" style:parent-style-name="Standard">
      <style:paragraph-properties fo:margin-left="0cm" fo:margin-right="0cm" fo:text-align="start" style:justify-single-word="false" fo:text-indent="0cm" style:auto-text-indent="false" fo:break-before="page" style:text-autospace="none"/>
      <style:text-properties style:font-name="Ubuntu" officeooo:paragraph-rsid="000fc354"/>
    </style:style>
    <style:style style:name="P8" style:family="paragraph" style:parent-style-name="Text_20_body">
      <style:text-properties fo:font-variant="normal" fo:text-transform="none" fo:color="#000000" style:text-line-through-style="none" style:font-name="Ubuntu" fo:font-size="11.25pt" fo:font-style="normal" style:text-underline-style="none" fo:font-weight="normal" officeooo:paragraph-rsid="00221bd2" style:text-blinking="false" fo:background-color="transparent"/>
    </style:style>
    <style:style style:name="P9"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039b7" style:text-blinking="false" fo:background-color="transparent"/>
    </style:style>
    <style:style style:name="P10"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1d281" style:text-blinking="false" fo:background-color="transparent"/>
    </style:style>
    <style:style style:name="P11"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40894" style:text-blinking="false" fo:background-color="transparent"/>
    </style:style>
    <style:style style:name="P12"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9d3db3" style:text-blinking="false" fo:background-color="transparent"/>
    </style:style>
    <style:style style:name="P13" style:family="paragraph" style:parent-style-name="Text_20_body">
      <style:text-properties style:font-name="Ubuntu"/>
    </style:style>
    <style:style style:name="P14" style:family="paragraph" style:parent-style-name="Text_20_body">
      <style:text-properties style:font-name="Ubuntu" officeooo:paragraph-rsid="007e594b"/>
    </style:style>
    <style:style style:name="P15" style:family="paragraph" style:parent-style-name="Text_20_body">
      <style:text-properties style:font-name="Ubuntu" officeooo:paragraph-rsid="008039b7"/>
    </style:style>
    <style:style style:name="P16" style:family="paragraph" style:parent-style-name="Text_20_body">
      <style:text-properties style:font-name="Ubuntu" officeooo:paragraph-rsid="00819574"/>
    </style:style>
    <style:style style:name="P17" style:family="paragraph" style:parent-style-name="Text_20_body">
      <style:text-properties style:font-name="Ubuntu" officeooo:paragraph-rsid="00836527"/>
    </style:style>
    <style:style style:name="P18" style:family="paragraph" style:parent-style-name="Text_20_body">
      <style:text-properties style:font-name="Ubuntu" officeooo:paragraph-rsid="00275548"/>
    </style:style>
    <style:style style:name="P1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2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b8672" style:text-blinking="false" fo:background-color="transparent"/>
    </style:style>
    <style:style style:name="P2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fo:background-color="transparent"/>
    </style:style>
    <style:style style:name="P2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840894" style:text-blinking="false" fo:background-color="transparent"/>
    </style:style>
    <style:style style:name="P2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6e3925" style:text-blinking="false" fo:background-color="transparent" style:font-weight-asian="normal" style:font-weight-complex="normal"/>
    </style:style>
    <style:style style:name="P2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275548" style:text-blinking="false" fo:background-color="transparent" style:font-weight-asian="normal" style:font-weight-complex="normal"/>
    </style:style>
    <style:style style:name="P2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52c30e" style:text-blinking="false" fo:background-color="transparent" style:font-weight-asian="normal" style:font-weight-complex="normal"/>
    </style:style>
    <style:style style:name="P2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2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c3d92" officeooo:paragraph-rsid="002c3d92" style:text-blinking="false" fo:background-color="transparent"/>
    </style:style>
    <style:style style:name="P2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2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3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fo:background-color="transparent"/>
    </style:style>
    <style:style style:name="P3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75548" style:text-blinking="false" style:font-weight-asian="normal" style:font-weight-complex="normal"/>
    </style:style>
    <style:style style:name="P3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7e594b" style:text-blinking="false" fo:background-color="#33cc66"/>
    </style:style>
    <style:style style:name="P3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537fd" style:text-blinking="false" fo:background-color="#33cc66" style:font-weight-asian="normal" style:font-weight-complex="normal"/>
    </style:style>
    <style:style style:name="P3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c447a" style:text-blinking="false" fo:background-color="#33cc66" style:font-weight-asian="normal" style:font-weight-complex="normal"/>
    </style:style>
    <style:style style:name="P3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paragraph-rsid="007e594b" style:text-blinking="false" fo:background-color="#0099ff"/>
    </style:style>
    <style:style style:name="P3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9d1d25" style:text-blinking="false" fo:background-color="#0099ff"/>
    </style:style>
    <style:style style:name="P3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7e594b" style:text-blinking="false" fo:background-color="transparent" style:font-weight-asian="normal" style:font-weight-complex="normal"/>
    </style:style>
    <style:style style:name="P3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8faa4" officeooo:paragraph-rsid="0088faa4" style:text-blinking="false" fo:background-color="transparent" style:font-weight-asian="normal" style:font-weight-complex="normal"/>
    </style:style>
    <style:style style:name="P3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c706f" style:text-blinking="false" fo:background-color="transparent" style:font-weight-asian="normal" style:font-weight-complex="normal"/>
    </style:style>
    <style:style style:name="P4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fb07f" style:text-blinking="false" fo:background-color="transparent" style:font-weight-asian="normal" style:font-weight-complex="normal"/>
    </style:style>
    <style:style style:name="P4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9d1d25" style:text-blinking="false" fo:background-color="transparent" style:font-weight-asian="normal" style:font-weight-complex="normal"/>
    </style:style>
    <style:style style:name="P4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533ebe" officeooo:paragraph-rsid="008537fd" style:text-blinking="false" fo:background-color="transparent"/>
    </style:style>
    <style:style style:name="P4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533ebe" style:text-blinking="false" fo:background-color="transparent"/>
    </style:style>
    <style:style style:name="P4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8537fd" style:text-blinking="false" fo:background-color="transparent"/>
    </style:style>
    <style:style style:name="P4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48a00d" style:text-blinking="false" fo:background-color="transparent"/>
    </style:style>
    <style:style style:name="P4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8a00d" officeooo:paragraph-rsid="0048a00d" style:text-blinking="false" fo:background-color="transparent"/>
    </style:style>
    <style:style style:name="P4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style>
    <style:style style:name="P4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8faa4" style:text-blinking="false" fo:background-color="transparent"/>
    </style:style>
    <style:style style:name="P4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font-weight-asian="normal" style:font-weight-complex="normal"/>
    </style:style>
    <style:style style:name="P5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6bf36" style:text-blinking="false" fo:background-color="transparent" style:font-weight-asian="normal" style:font-weight-complex="normal"/>
    </style:style>
    <style:style style:name="P5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447a" style:text-blinking="false" fo:background-color="transparent" style:font-weight-asian="normal" style:font-weight-complex="normal"/>
    </style:style>
    <style:style style:name="P5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706f" style:text-blinking="false" fo:background-color="transparent" style:font-weight-asian="normal" style:font-weight-complex="normal"/>
    </style:style>
    <style:style style:name="P5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fb07f" style:text-blinking="false" fo:background-color="transparent" style:font-weight-asian="normal" style:font-weight-complex="normal"/>
    </style:style>
    <style:style style:name="P5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9d1d25" style:text-blinking="false" fo:background-color="transparent" style:font-weight-asian="normal" style:font-weight-complex="normal"/>
    </style:style>
    <style:style style:name="P55" style:family="paragraph" style:parent-style-name="Text_20_body">
      <style:paragraph-properties fo:margin-top="0cm" fo:margin-bottom="0cm" style:contextual-spacing="false" fo:background-color="transparent" style:writing-mode="lr-tb">
        <style:background-image/>
      </style:paragraph-properties>
      <style:text-properties style:font-name="Ubuntu" officeooo:paragraph-rsid="007e594b"/>
    </style:style>
    <style:style style:name="P56"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style:text-blinking="false" fo:background-color="transparent"/>
    </style:style>
    <style:style style:name="P57"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7967ce" style:text-blinking="false" fo:background-color="#ffff00"/>
    </style:style>
    <style:style style:name="P58" style:family="paragraph" style:parent-style-name="Table_20_Contents">
      <style:paragraph-properties fo:margin-top="0cm" fo:margin-bottom="0.3cm" style:contextual-spacing="false"/>
      <style:text-properties style:font-name="Ubuntu" fo:font-size="12pt" fo:font-weight="bold" officeooo:paragraph-rsid="00a2836f" style:font-size-asian="12pt" style:font-weight-asian="bold" style:font-size-complex="12pt" style:font-weight-complex="bold"/>
    </style:style>
    <style:style style:name="P59" style:family="paragraph" style:parent-style-name="Table_20_Contents">
      <style:paragraph-properties fo:margin-top="0cm" fo:margin-bottom="0.3cm" style:contextual-spacing="false" fo:line-height="100%"/>
      <style:text-properties style:font-name="Ubuntu" fo:font-size="10pt" officeooo:paragraph-rsid="00a2836f" style:font-size-asian="10pt" style:font-size-complex="10pt"/>
    </style:style>
    <style:style style:name="P60" style:family="paragraph" style:parent-style-name="Table_20_Contents">
      <style:paragraph-properties fo:margin-top="0cm" fo:margin-bottom="0.3cm" style:contextual-spacing="false" fo:line-height="100%"/>
      <style:text-properties style:font-name="Ubuntu" fo:font-size="10pt" officeooo:paragraph-rsid="00a37780" style:font-size-asian="10pt" style:font-size-complex="10pt"/>
    </style:style>
    <style:style style:name="P61" style:family="paragraph" style:parent-style-name="Table_20_Contents">
      <style:paragraph-properties fo:margin-top="0cm" fo:margin-bottom="0.3cm" style:contextual-spacing="false" fo:line-height="100%"/>
      <style:text-properties style:font-name="Ubuntu" fo:font-size="10pt" officeooo:paragraph-rsid="00b4e9d3" style:font-size-asian="10pt" style:font-size-complex="10pt"/>
    </style:style>
    <style:style style:name="P62" style:family="paragraph" style:parent-style-name="Table_20_Contents">
      <style:paragraph-properties fo:margin-top="0cm" fo:margin-bottom="0.3cm" style:contextual-spacing="false" fo:line-height="100%"/>
      <style:text-properties style:font-name="Ubuntu" fo:font-size="10pt" officeooo:paragraph-rsid="00bb2a67" style:font-size-asian="10pt" style:font-size-complex="10pt"/>
    </style:style>
    <style:style style:name="P63" style:family="paragraph" style:parent-style-name="Table_20_Contents">
      <style:paragraph-properties fo:margin-top="0cm" fo:margin-bottom="0.3cm" style:contextual-spacing="false" fo:line-height="100%"/>
      <style:text-properties style:font-name="Ubuntu" fo:font-size="10pt" officeooo:paragraph-rsid="00bd283b" style:font-size-asian="10pt" style:font-size-complex="10pt"/>
    </style:style>
    <style:style style:name="P64" style:family="paragraph" style:parent-style-name="Table_20_Contents">
      <style:paragraph-properties fo:margin-top="0cm" fo:margin-bottom="0.3cm" style:contextual-spacing="false" fo:line-height="100%"/>
      <style:text-properties style:font-name="Ubuntu" fo:font-size="10pt" officeooo:paragraph-rsid="00beef28" style:font-size-asian="10pt" style:font-size-complex="10pt"/>
    </style:style>
    <style:style style:name="P65" style:family="paragraph" style:parent-style-name="Table_20_Contents">
      <style:paragraph-properties fo:margin-top="0cm" fo:margin-bottom="0.3cm" style:contextual-spacing="false"/>
      <style:text-properties style:font-name="Ubuntu" fo:font-size="10pt" officeooo:paragraph-rsid="00a7d051" style:font-size-asian="10pt" style:font-size-complex="10pt"/>
    </style:style>
    <style:style style:name="P66" style:family="paragraph" style:parent-style-name="Table_20_Contents">
      <style:paragraph-properties fo:margin-top="0cm" fo:margin-bottom="0.3cm" style:contextual-spacing="false"/>
      <style:text-properties style:font-name="Ubuntu" fo:font-size="10pt" officeooo:paragraph-rsid="00acfa20" style:font-size-asian="10pt" style:font-size-complex="10pt"/>
    </style:style>
    <style:style style:name="P67" style:family="paragraph" style:parent-style-name="Table_20_Contents">
      <style:paragraph-properties fo:margin-top="0cm" fo:margin-bottom="0.3cm" style:contextual-spacing="false"/>
      <style:text-properties style:font-name="Ubuntu" fo:font-size="10pt" officeooo:paragraph-rsid="00b2f4f4" style:font-size-asian="10pt" style:font-size-complex="10pt"/>
    </style:style>
    <style:style style:name="P68" style:family="paragraph" style:parent-style-name="Table_20_Contents">
      <style:paragraph-properties fo:margin-top="0cm" fo:margin-bottom="0.3cm" style:contextual-spacing="false"/>
      <style:text-properties style:font-name="Ubuntu" fo:font-size="10pt" officeooo:paragraph-rsid="00beef28" style:font-size-asian="10pt" style:font-size-complex="10pt"/>
    </style:style>
    <style:style style:name="P69" style:family="paragraph" style:parent-style-name="Table_20_Contents">
      <style:paragraph-properties fo:margin-top="0cm" fo:margin-bottom="0.3cm" style:contextual-spacing="false"/>
      <style:text-properties style:font-name="Ubuntu" fo:font-size="10pt" officeooo:paragraph-rsid="00c3e5a2" style:font-size-asian="10pt" style:font-size-complex="10pt"/>
    </style:style>
    <style:style style:name="P70" style:family="paragraph" style:parent-style-name="Text_20_body" style:list-style-name="L2">
      <style:text-properties style:font-name="Ubuntu" officeooo:paragraph-rsid="007e594b"/>
    </style:style>
    <style:style style:name="P71" style:family="paragraph" style:parent-style-name="Text_20_body" style:list-style-name="L7">
      <style:text-properties style:font-name="Ubuntu" officeooo:paragraph-rsid="00112159"/>
    </style:style>
    <style:style style:name="P72" style:family="paragraph" style:parent-style-name="Text_20_body" style:list-style-name="L14">
      <style:text-properties style:font-name="Ubuntu"/>
    </style:style>
    <style:style style:name="P73" style:family="paragraph" style:parent-style-name="Text_20_body" style:list-style-name="L14">
      <style:text-properties style:font-name="Ubuntu" officeooo:paragraph-rsid="008c706f"/>
    </style:style>
    <style:style style:name="P74" style:family="paragraph" style:parent-style-name="Text_20_body" style:list-style-name="L14">
      <style:text-properties fo:font-variant="normal" fo:text-transform="none" fo:color="#000000" style:text-line-through-style="none" style:font-name="Ubuntu" fo:font-size="11.25pt" fo:font-style="normal" style:text-underline-style="none" fo:font-weight="normal" officeooo:rsid="008c706f" officeooo:paragraph-rsid="008c706f" style:text-blinking="false" fo:background-color="transparent"/>
    </style:style>
    <style:style style:name="P75"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76"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7b218" style:text-blinking="false"/>
    </style:style>
    <style:style style:name="P77"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6e035" style:text-blinking="false"/>
    </style:style>
    <style:style style:name="P78"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545da" style:text-blinking="false"/>
    </style:style>
    <style:style style:name="P79"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80"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2818e" style:text-blinking="false"/>
    </style:style>
    <style:style style:name="P81"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34611" style:text-blinking="false"/>
    </style:style>
    <style:style style:name="P82"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83"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fc4" style:text-blinking="false"/>
    </style:style>
    <style:style style:name="P84"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c1e3b" style:text-blinking="false"/>
    </style:style>
    <style:style style:name="P8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style:style>
    <style:style style:name="P86"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94a35" style:text-blinking="false"/>
    </style:style>
    <style:style style:name="P87"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8d4e9" style:text-blinking="false"/>
    </style:style>
    <style:style style:name="P88"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8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9d3db3" style:text-blinking="false" fo:background-color="transparent"/>
    </style:style>
    <style:style style:name="P90"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91"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9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9f5e05" style:text-blinking="false" fo:background-color="transparent" style:font-weight-asian="normal" style:font-weight-complex="normal"/>
    </style:style>
    <style:style style:name="P93"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94"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95"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cd39c" style:text-blinking="false"/>
    </style:style>
    <style:style style:name="P96"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6d38" style:text-blinking="false"/>
    </style:style>
    <style:style style:name="P97"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72fd" style:text-blinking="false"/>
    </style:style>
    <style:style style:name="P98"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8edd" style:text-blinking="false"/>
    </style:style>
    <style:style style:name="P99"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12159" style:text-blinking="false"/>
    </style:style>
    <style:style style:name="P100"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01"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2d94d" style:text-blinking="false"/>
    </style:style>
    <style:style style:name="P102"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03"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68c6" style:text-blinking="false"/>
    </style:style>
    <style:style style:name="P104"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6daa8" style:text-blinking="false"/>
    </style:style>
    <style:style style:name="P105"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02bee" style:text-blinking="false"/>
    </style:style>
    <style:style style:name="P10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0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40894" style:text-blinking="false"/>
    </style:style>
    <style:style style:name="P10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b1def" style:text-blinking="false"/>
    </style:style>
    <style:style style:name="P109"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33ebe" style:text-blinking="false"/>
    </style:style>
    <style:style style:name="P110"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8ef72" style:text-blinking="false"/>
    </style:style>
    <style:style style:name="P111"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8faa4" style:text-blinking="false"/>
    </style:style>
    <style:style style:name="P112"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73ba7" style:text-blinking="false"/>
    </style:style>
    <style:style style:name="P113"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8766d" style:text-blinking="false"/>
    </style:style>
    <style:style style:name="P114"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style:style>
    <style:style style:name="P115"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54536" style:text-blinking="false"/>
    </style:style>
    <style:style style:name="P116"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paragraph-rsid="001a1fc4" style:text-blinking="false" fo:background-color="transparent"/>
    </style:style>
    <style:style style:name="P117"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118"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9f5e05" style:text-blinking="false" fo:background-color="transparent" style:font-weight-asian="normal" style:font-weight-complex="normal"/>
    </style:style>
    <style:style style:name="P119" style:family="paragraph" style:parent-style-name="Text_20_body" style:list-style-name="L3">
      <style:paragraph-properties fo:margin-top="0cm" fo:margin-bottom="0cm" style:contextual-spacing="false" fo:background-color="transparent" style:writing-mode="lr-tb">
        <style:background-image/>
      </style:paragraph-properties>
      <style:text-properties style:font-name="Ubuntu" officeooo:paragraph-rsid="00751c46"/>
    </style:style>
    <style:style style:name="P12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style:font-name="Ubuntu" officeooo:paragraph-rsid="005b1def"/>
    </style:style>
    <style:style style:name="P121" style:family="paragraph" style:parent-style-name="Text_20_body" style:list-style-name="L12">
      <style:paragraph-properties fo:margin-top="0cm" fo:margin-bottom="0cm" style:contextual-spacing="false" fo:background-color="transparent" style:writing-mode="lr-tb">
        <style:background-image/>
      </style:paragraph-properties>
      <style:text-properties style:font-name="Ubuntu" officeooo:paragraph-rsid="008a850e"/>
    </style:style>
    <style:style style:name="P122"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5191d5"/>
    </style:style>
    <style:style style:name="P123"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8c28f5"/>
    </style:style>
    <style:style style:name="P124" style:family="paragraph" style:parent-style-name="Text_20_body" style:list-style-name="L8">
      <style:paragraph-properties fo:margin-top="0cm" fo:margin-bottom="0cm" style:contextual-spacing="false" fo:background-color="transparent" style:writing-mode="lr-tb">
        <style:background-image/>
      </style:paragraph-properties>
      <style:text-properties officeooo:paragraph-rsid="0032d94d"/>
    </style:style>
    <style:style style:name="P125"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Ubuntu" fo:font-size="11.25pt" officeooo:paragraph-rsid="008a850e"/>
    </style:style>
    <style:style style:name="P126" style:family="paragraph" style:parent-style-name="Text_20_body" style:list-style-name="L14">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8c706f" officeooo:paragraph-rsid="009788c8" style:text-blinking="false" fo:background-color="transparent"/>
    </style:style>
    <style:style style:name="P127" style:family="paragraph" style:parent-style-name="Table_20_Contents">
      <style:paragraph-properties fo:margin-top="0cm" fo:margin-bottom="0.3cm" style:contextual-spacing="false" fo:line-height="100%"/>
      <style:text-properties fo:color="#ff0000" style:font-name="Ubuntu" fo:font-size="10pt" fo:font-weight="bold" officeooo:rsid="00a37780" officeooo:paragraph-rsid="00a37780" style:font-size-asian="10pt" style:font-weight-asian="bold" style:font-size-complex="10pt" style:font-weight-complex="bold"/>
    </style:style>
    <style:style style:name="P128" style:family="paragraph" style:parent-style-name="Table_20_Contents">
      <style:paragraph-properties fo:margin-top="0cm" fo:margin-bottom="0.3cm" style:contextual-spacing="false"/>
      <style:text-properties fo:color="#ff0000" style:font-name="Ubuntu" fo:font-size="10pt" fo:font-weight="bold" officeooo:rsid="00adf682" officeooo:paragraph-rsid="00adf682" style:font-size-asian="10pt" style:font-weight-asian="bold" style:font-size-complex="10pt" style:font-weight-complex="bold"/>
    </style:style>
    <style:style style:name="P129" style:family="paragraph" style:parent-style-name="Table_20_Contents">
      <style:paragraph-properties fo:margin-top="0cm" fo:margin-bottom="0.3cm" style:contextual-spacing="false" fo:line-height="100%"/>
      <style:text-properties style:font-name="Ubuntu" fo:font-size="10pt" officeooo:rsid="00a2836f" officeooo:paragraph-rsid="00a2836f" style:font-size-asian="10pt" style:font-size-complex="10pt"/>
    </style:style>
    <style:style style:name="P130" style:family="paragraph" style:parent-style-name="Table_20_Contents">
      <style:paragraph-properties fo:margin-top="0cm" fo:margin-bottom="0.3cm" style:contextual-spacing="false" fo:line-height="100%"/>
      <style:text-properties style:font-name="Ubuntu" fo:font-size="10pt" officeooo:rsid="00a2836f" officeooo:paragraph-rsid="00b40882" style:font-size-asian="10pt" style:font-size-complex="10pt"/>
    </style:style>
    <style:style style:name="P131" style:family="paragraph" style:parent-style-name="Table_20_Contents">
      <style:paragraph-properties fo:margin-top="0cm" fo:margin-bottom="0.3cm" style:contextual-spacing="false" fo:line-height="100%"/>
      <style:text-properties style:font-name="Ubuntu" fo:font-size="10pt" officeooo:rsid="00a2836f" officeooo:paragraph-rsid="00beef28" style:font-size-asian="10pt" style:font-size-complex="10pt"/>
    </style:style>
    <style:style style:name="P132" style:family="paragraph" style:parent-style-name="Table_20_Contents">
      <style:paragraph-properties fo:margin-top="0cm" fo:margin-bottom="0.3cm" style:contextual-spacing="false"/>
      <style:text-properties style:font-name="Ubuntu" fo:font-size="10pt" officeooo:rsid="00a2836f" officeooo:paragraph-rsid="00beef28" style:font-size-asian="10pt" style:font-size-complex="10pt"/>
    </style:style>
    <style:style style:name="P133" style:family="paragraph" style:parent-style-name="Table_20_Contents">
      <style:paragraph-properties fo:margin-top="0cm" fo:margin-bottom="0.3cm" style:contextual-spacing="false" fo:line-height="100%"/>
      <style:text-properties style:font-name="Ubuntu" fo:font-size="10pt" officeooo:rsid="00b7ab0f" officeooo:paragraph-rsid="00bb2a67" style:font-size-asian="10pt" style:font-size-complex="10pt"/>
    </style:style>
    <style:style style:name="P134" style:family="paragraph" style:parent-style-name="Table_20_Contents">
      <style:paragraph-properties fo:margin-top="0cm" fo:margin-bottom="0.3cm" style:contextual-spacing="false" fo:line-height="100%"/>
      <style:text-properties style:font-name="Ubuntu" fo:font-size="10pt" officeooo:rsid="00b7ab0f" officeooo:paragraph-rsid="00b7ab0f" style:font-size-asian="10pt" style:font-size-complex="10pt"/>
    </style:style>
    <style:style style:name="P135" style:family="paragraph" style:parent-style-name="Table_20_Contents">
      <style:paragraph-properties fo:margin-top="0cm" fo:margin-bottom="0.3cm" style:contextual-spacing="false" fo:line-height="100%"/>
      <style:text-properties style:font-name="Ubuntu" fo:font-size="10pt" officeooo:rsid="00afd99e" officeooo:paragraph-rsid="00afd99e" style:font-size-asian="10pt" style:font-size-complex="10pt"/>
    </style:style>
    <style:style style:name="P136" style:family="paragraph" style:parent-style-name="Table_20_Contents">
      <style:paragraph-properties fo:margin-top="0cm" fo:margin-bottom="0.3cm" style:contextual-spacing="false" fo:line-height="100%"/>
      <style:text-properties style:font-name="Ubuntu" fo:font-size="10pt" officeooo:rsid="00b12be0" officeooo:paragraph-rsid="00b12be0" style:font-size-asian="10pt" style:font-size-complex="10pt"/>
    </style:style>
    <style:style style:name="P137" style:family="paragraph" style:parent-style-name="Table_20_Contents">
      <style:paragraph-properties fo:margin-top="0cm" fo:margin-bottom="0.3cm" style:contextual-spacing="false" fo:line-height="100%"/>
      <style:text-properties style:font-name="Ubuntu" fo:font-size="10pt" officeooo:rsid="00b5e9a0" officeooo:paragraph-rsid="00b5e9a0" style:font-size-asian="10pt" style:font-size-complex="10pt"/>
    </style:style>
    <style:style style:name="P138" style:family="paragraph" style:parent-style-name="Table_20_Contents">
      <style:paragraph-properties fo:margin-top="0cm" fo:margin-bottom="0.3cm" style:contextual-spacing="false" fo:line-height="100%"/>
      <style:text-properties style:font-name="Ubuntu" fo:font-size="10pt" officeooo:rsid="00bd283b" officeooo:paragraph-rsid="00bd283b" style:font-size-asian="10pt" style:font-size-complex="10pt"/>
    </style:style>
    <style:style style:name="P139" style:family="paragraph" style:parent-style-name="Table_20_Contents">
      <style:paragraph-properties fo:margin-top="0cm" fo:margin-bottom="0.3cm" style:contextual-spacing="false" fo:line-height="100%"/>
      <style:text-properties style:font-name="Ubuntu" fo:font-size="10pt" officeooo:rsid="00a37780" officeooo:paragraph-rsid="00b40882" style:font-size-asian="10pt" style:font-size-complex="10pt"/>
    </style:style>
    <style:style style:name="P140" style:family="paragraph" style:parent-style-name="Table_20_Contents">
      <style:paragraph-properties fo:margin-top="0cm" fo:margin-bottom="0.3cm" style:contextual-spacing="false"/>
      <style:text-properties style:font-name="Ubuntu" fo:font-size="10pt" officeooo:rsid="00a7d051" officeooo:paragraph-rsid="00a7d051" style:font-size-asian="10pt" style:font-size-complex="10pt"/>
    </style:style>
    <style:style style:name="P141" style:family="paragraph" style:parent-style-name="Table_20_Contents">
      <style:paragraph-properties fo:margin-top="0cm" fo:margin-bottom="0.3cm" style:contextual-spacing="false"/>
      <style:text-properties style:font-name="Ubuntu" fo:font-size="10pt" officeooo:rsid="00a98c54" officeooo:paragraph-rsid="00a98c54" style:font-size-asian="10pt" style:font-size-complex="10pt"/>
    </style:style>
    <style:style style:name="P142" style:family="paragraph" style:parent-style-name="Table_20_Contents">
      <style:paragraph-properties fo:margin-top="0cm" fo:margin-bottom="0.3cm" style:contextual-spacing="false" fo:line-height="100%"/>
      <style:text-properties fo:color="#0000ff" style:font-name="Ubuntu" fo:font-size="10pt" fo:font-weight="normal" officeooo:rsid="00a2836f" officeooo:paragraph-rsid="00a37780" style:font-size-asian="10pt" style:font-weight-asian="normal" style:font-size-complex="10pt" style:font-weight-complex="normal"/>
    </style:style>
    <style:style style:name="P143" style:family="paragraph" style:parent-style-name="Table_20_Contents">
      <style:paragraph-properties fo:margin-top="0cm" fo:margin-bottom="0.3cm" style:contextual-spacing="false"/>
      <style:text-properties fo:color="#0000ff" style:font-name="Ubuntu" fo:font-size="10pt" officeooo:rsid="00a7d051" officeooo:paragraph-rsid="00a7d051" style:font-size-asian="10pt" style:font-size-complex="10pt"/>
    </style:style>
    <style:style style:name="P144" style:family="paragraph" style:parent-style-name="Table_20_Contents">
      <style:paragraph-properties fo:margin-top="0cm" fo:margin-bottom="0.3cm" style:contextual-spacing="false"/>
      <style:text-properties fo:color="#0000ff" style:font-name="Ubuntu" fo:font-size="10pt" officeooo:rsid="00a98c54" officeooo:paragraph-rsid="00a98c54" style:font-size-asian="10pt" style:font-size-complex="10pt"/>
    </style:style>
    <style:style style:name="T1" style:family="text">
      <style:text-properties fo:font-variant="normal" fo:text-transform="none" fo:color="#0000ff" style:text-line-through-style="none" style:font-name="Ubuntu" fo:font-size="14.25pt" fo:letter-spacing="normal" fo:font-style="normal" fo:font-weight="bold" officeooo:rsid="00136bcd" style:text-blinking="false" fo:background-color="transparent"/>
    </style:style>
    <style:style style:name="T2" style:family="text">
      <style:text-properties fo:font-variant="normal" fo:text-transform="none" fo:color="#0000ff" style:text-line-through-style="none" style:font-name="Ubuntu" fo:font-size="14.25pt" fo:letter-spacing="normal" fo:font-style="normal" fo:font-weight="bold" officeooo:rsid="000b321b" style:text-blinking="false" fo:background-color="transparent"/>
    </style:style>
    <style:style style:name="T3" style:family="text">
      <style:text-properties fo:font-variant="normal" fo:text-transform="none" fo:color="#000000" style:text-line-through-style="none" fo:font-size="11.25pt" fo:font-style="normal" style:text-underline-style="none" fo:font-weight="bold" officeooo:rsid="00715791" style:text-blinking="false" fo:background-color="transparent"/>
    </style:style>
    <style:style style:name="T4" style:family="text">
      <style:text-properties fo:font-variant="normal" fo:text-transform="none" fo:color="#000000" style:text-line-through-style="none" fo:font-size="11.25pt" fo:font-style="normal" style:text-underline-style="none" fo:font-weight="bold" officeooo:rsid="002c3d92" style:text-blinking="false" fo:background-color="transparent" style:font-weight-asian="bold" style:font-weight-complex="bold"/>
    </style:style>
    <style:style style:name="T5" style:family="text">
      <style:text-properties fo:font-variant="normal" fo:text-transform="none" fo:color="#000000" style:text-line-through-style="none" fo:font-size="11.25pt" fo:font-style="normal" style:text-underline-style="none" fo:font-weight="bold" officeooo:rsid="008a850e" style:text-blinking="false" fo:background-color="transparent" style:font-weight-asian="bold" style:font-weight-complex="bold"/>
    </style:style>
    <style:style style:name="T6"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bold" style:font-weight-complex="bold"/>
    </style:style>
    <style:style style:name="T7" style:family="text">
      <style:text-properties fo:font-variant="normal" fo:text-transform="none" fo:color="#000000" style:text-line-through-style="none" fo:font-size="11.25pt" fo:font-style="normal" style:text-underline-style="none" fo:font-weight="bold" officeooo:rsid="004c920e" style:text-blinking="false" fo:background-color="transparent" style:font-weight-asian="bold" style:font-weight-complex="bold"/>
    </style:style>
    <style:style style:name="T8" style:family="text">
      <style:text-properties fo:font-variant="normal" fo:text-transform="none" fo:color="#000000" style:text-line-through-style="none" fo:font-size="11.25pt" fo:font-style="normal" style:text-underline-style="none" fo:font-weight="bold" officeooo:rsid="005b1def" style:text-blinking="false" fo:background-color="transparent"/>
    </style:style>
    <style:style style:name="T9"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normal" style:font-weight-complex="normal"/>
    </style:style>
    <style:style style:name="T10" style:family="text">
      <style:text-properties fo:font-variant="normal" fo:text-transform="none" fo:color="#000000" style:text-line-through-style="none" fo:font-size="11.25pt" fo:font-style="normal" style:text-underline-style="none" fo:font-weight="bold" officeooo:rsid="008c28f5" style:text-blinking="false" fo:background-color="transparent" style:font-weight-asian="normal" style:font-weight-complex="normal"/>
    </style:style>
    <style:style style:name="T11"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12" style:family="text">
      <style:text-properties fo:font-variant="normal" fo:text-transform="none" fo:color="#000000" style:text-line-through-style="none" fo:font-size="11.25pt" fo:font-style="normal" style:text-underline-style="none" fo:font-weight="normal" officeooo:rsid="00715791" style:text-blinking="false" fo:background-color="transparent"/>
    </style:style>
    <style:style style:name="T13" style:family="text">
      <style:text-properties fo:font-variant="normal" fo:text-transform="none" fo:color="#000000" style:text-line-through-style="none" fo:font-size="11.25pt" fo:font-style="normal" style:text-underline-style="none" fo:font-weight="normal" officeooo:rsid="00751c46" style:text-blinking="false" fo:background-color="transparent"/>
    </style:style>
    <style:style style:name="T14" style:family="text">
      <style:text-properties fo:font-variant="normal" fo:text-transform="none" fo:color="#000000" style:text-line-through-style="none" fo:font-size="11.25pt" fo:font-style="normal" style:text-underline-style="none" fo:font-weight="normal" officeooo:rsid="0075455c" style:text-blinking="false" fo:background-color="transparent"/>
    </style:style>
    <style:style style:name="T15" style:family="text">
      <style:text-properties fo:font-variant="normal" fo:text-transform="none" fo:color="#000000" style:text-line-through-style="none" fo:font-size="11.25pt" fo:font-style="normal" style:text-underline-style="none" fo:font-weight="normal" officeooo:rsid="002c3d92" style:text-blinking="false" fo:background-color="transparent"/>
    </style:style>
    <style:style style:name="T16" style:family="text">
      <style:text-properties fo:font-variant="normal" fo:text-transform="none" fo:color="#000000" style:text-line-through-style="none" fo:font-size="11.25pt" fo:font-style="normal" style:text-underline-style="none" fo:font-weight="normal" officeooo:rsid="0048a00d" style:text-blinking="false" fo:background-color="transparent" style:font-weight-asian="normal" style:font-weight-complex="normal"/>
    </style:style>
    <style:style style:name="T17" style:family="text">
      <style:text-properties fo:font-variant="normal" fo:text-transform="none" fo:color="#000000" style:text-line-through-style="none" fo:font-size="11.25pt" fo:font-style="normal" style:text-underline-style="none" fo:font-weight="normal" officeooo:rsid="004e119b" style:text-blinking="false" fo:background-color="transparent" style:font-weight-asian="normal" style:font-weight-complex="normal"/>
    </style:style>
    <style:style style:name="T18" style:family="text">
      <style:text-properties fo:font-variant="normal" fo:text-transform="none" fo:color="#000000" style:text-line-through-style="none" fo:font-size="11.25pt" fo:font-style="normal" style:text-underline-style="none" fo:font-weight="normal" officeooo:rsid="004b995a" style:text-blinking="false" fo:background-color="transparent" style:font-weight-asian="normal" style:font-weight-complex="normal"/>
    </style:style>
    <style:style style:name="T19" style:family="text">
      <style:text-properties fo:font-variant="normal" fo:text-transform="none" fo:color="#000000" style:text-line-through-style="none" fo:font-size="11.25pt" fo:font-style="normal" style:text-underline-style="none" fo:font-weight="normal" officeooo:rsid="005191d5" style:text-blinking="false" fo:background-color="transparent" style:font-weight-asian="normal" style:font-weight-complex="normal"/>
    </style:style>
    <style:style style:name="T20" style:family="text">
      <style:text-properties fo:font-variant="normal" fo:text-transform="none" fo:color="#000000" style:text-line-through-style="none" fo:font-size="11.25pt" fo:font-style="normal" style:text-underline-style="none" fo:font-weight="normal" officeooo:rsid="004c920e" style:text-blinking="false" fo:background-color="transparent" style:font-weight-asian="normal" style:font-weight-complex="normal"/>
    </style:style>
    <style:style style:name="T21" style:family="text">
      <style:text-properties fo:font-variant="normal" fo:text-transform="none" fo:color="#000000" style:text-line-through-style="none" fo:font-size="11.25pt" fo:font-style="normal" style:text-underline-style="none" fo:font-weight="normal" officeooo:rsid="0050b12e" style:text-blinking="false" fo:background-color="transparent" style:font-weight-asian="normal" style:font-weight-complex="normal"/>
    </style:style>
    <style:style style:name="T22" style:family="text">
      <style:text-properties fo:font-variant="normal" fo:text-transform="none" fo:color="#000000" style:text-line-through-style="none" fo:font-size="11.25pt" fo:font-style="normal" style:text-underline-style="none" fo:font-weight="normal" officeooo:rsid="0050d5cd" style:text-blinking="false" fo:background-color="transparent" style:font-weight-asian="normal" style:font-weight-complex="normal"/>
    </style:style>
    <style:style style:name="T23" style:family="text">
      <style:text-properties fo:font-variant="normal" fo:text-transform="none" fo:color="#000000" style:text-line-through-style="none" fo:font-size="11.25pt" fo:font-style="normal" style:text-underline-style="none" fo:font-weight="normal" officeooo:rsid="004fb9ba" style:text-blinking="false" fo:background-color="transparent" style:font-weight-asian="normal" style:font-weight-complex="normal"/>
    </style:style>
    <style:style style:name="T24" style:family="text">
      <style:text-properties fo:font-variant="normal" fo:text-transform="none" fo:color="#000000" style:text-line-through-style="none" fo:font-size="11.25pt" fo:font-style="normal" style:text-underline-style="none" fo:font-weight="normal" officeooo:rsid="004db186" style:text-blinking="false" fo:background-color="transparent" style:font-weight-asian="normal" style:font-weight-complex="normal"/>
    </style:style>
    <style:style style:name="T25" style:family="text">
      <style:text-properties fo:font-variant="normal" fo:text-transform="none" fo:color="#000000" style:text-line-through-style="none" fo:font-size="11.25pt" fo:font-style="normal" style:text-underline-style="none" fo:font-weight="normal" officeooo:rsid="00221bd2" style:text-blinking="false" fo:background-color="transparent"/>
    </style:style>
    <style:style style:name="T26" style:family="text">
      <style:text-properties fo:font-variant="normal" fo:text-transform="none" fo:color="#000000" style:text-line-through-style="none" fo:font-size="11.25pt" fo:font-style="normal" style:text-underline-style="none" fo:font-weight="normal" officeooo:rsid="00257e22" style:text-blinking="false" fo:background-color="transparent"/>
    </style:style>
    <style:style style:name="T27" style:family="text">
      <style:text-properties fo:font-variant="normal" fo:text-transform="none" fo:color="#000000" style:text-line-through-style="none" fo:font-size="11.25pt" fo:font-style="normal" style:text-underline-style="none" fo:font-weight="normal" officeooo:rsid="008c706f" style:text-blinking="false" fo:background-color="transparent"/>
    </style:style>
    <style:style style:name="T28" style:family="text">
      <style:text-properties fo:font-variant="normal" fo:text-transform="none" fo:color="#000000" style:text-line-through-style="none" fo:font-size="11.25pt" fo:font-style="normal" style:text-underline-style="solid" style:text-underline-width="auto" style:text-underline-color="font-color" fo:font-weight="normal" officeooo:rsid="008c706f" style:text-blinking="false" fo:background-color="transparent"/>
    </style:style>
    <style:style style:name="T29" style:family="text">
      <style:text-properties fo:font-variant="normal" fo:text-transform="none" fo:color="#000000" style:text-line-through-style="none" style:font-name="Ubuntu" fo:font-size="14pt" fo:letter-spacing="normal" fo:font-style="normal" fo:font-weight="bold" officeooo:rsid="000b321b" style:text-blinking="false" fo:background-color="transparent"/>
    </style:style>
    <style:style style:name="T30" style:family="text">
      <style:text-properties fo:font-variant="normal" fo:text-transform="none" fo:color="#000000" style:text-line-through-style="none" style:font-name="Ubuntu" fo:font-size="11.25pt" fo:letter-spacing="normal" fo:font-style="normal" fo:font-weight="normal" officeooo:rsid="000b321b" style:text-blinking="false" fo:background-color="transparent"/>
    </style:style>
    <style:style style:name="T31" style:family="text">
      <style:text-properties fo:font-variant="normal" fo:text-transform="none" fo:color="#000000" style:text-line-through-style="none" style:font-name="Ubuntu" fo:font-size="11.25pt" fo:letter-spacing="normal" fo:font-style="normal" fo:font-weight="normal" officeooo:rsid="00a19cac" style:text-blinking="false" fo:background-color="transparent"/>
    </style:style>
    <style:style style:name="T32"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style>
    <style:style style:name="T33"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font-weight-asian="bold" style:font-weight-complex="bold"/>
    </style:style>
    <style:style style:name="T34" style:family="text">
      <style:text-properties fo:font-variant="normal" fo:text-transform="none" fo:color="#000000" style:text-line-through-style="none" style:font-name="Ubuntu" fo:font-size="11.25pt" fo:font-style="normal" style:text-underline-style="none" fo:font-weight="bold" style:text-blinking="false" fo:background-color="transparent"/>
    </style:style>
    <style:style style:name="T35" style:family="text">
      <style:text-properties fo:font-variant="normal" fo:text-transform="none" fo:color="#000000" style:text-line-through-style="none" style:font-name="Ubuntu" fo:font-size="11.25pt" fo:font-style="normal" style:text-underline-style="none" fo:font-weight="bold" officeooo:rsid="008e017e" style:text-blinking="false" fo:background-color="transparent"/>
    </style:style>
    <style:style style:name="T36" style:family="text">
      <style:text-properties fo:font-variant="normal" fo:text-transform="none" fo:color="#000000" style:text-line-through-style="none" style:font-name="Ubuntu" fo:font-size="11.25pt" fo:font-style="normal" style:text-underline-style="none" fo:font-weight="bold" officeooo:rsid="0032d94d" style:text-blinking="false" fo:background-color="transparent" style:font-weight-asian="bold" style:font-weight-complex="bold"/>
    </style:style>
    <style:style style:name="T37" style:family="text">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T38" style:family="text">
      <style:text-properties fo:font-variant="normal" fo:text-transform="none" fo:color="#000000" style:text-line-through-style="none" style:font-name="Ubuntu" fo:font-size="11.25pt" fo:font-style="normal" style:text-underline-style="none" fo:font-weight="normal" officeooo:rsid="0032d94d" style:text-blinking="false" fo:background-color="transparent"/>
    </style:style>
    <style:style style:name="T39" style:family="text">
      <style:text-properties fo:font-variant="normal" fo:text-transform="none" fo:color="#000000" style:text-line-through-style="none" style:font-name="Ubuntu" fo:font-size="11.25pt" fo:font-style="normal" style:text-underline-style="none" fo:font-weight="normal" officeooo:rsid="00310046" style:text-blinking="false" fo:background-color="transparent"/>
    </style:style>
    <style:style style:name="T40" style:family="text">
      <style:text-properties fo:font-variant="normal" fo:text-transform="none" fo:color="#000000" style:text-line-through-style="none" style:font-name="Ubuntu" fo:font-size="11.25pt" fo:font-style="normal" style:text-underline-style="none" fo:font-weight="normal" officeooo:rsid="002de5a9" style:text-blinking="false" fo:background-color="transparent"/>
    </style:style>
    <style:style style:name="T41" style:family="text">
      <style:text-properties fo:font-variant="normal" fo:text-transform="none" fo:color="#000000" style:text-line-through-style="none" style:font-name="Ubuntu" fo:font-size="11.25pt" fo:font-style="normal" style:text-underline-style="none" fo:font-weight="normal" officeooo:rsid="0032e9bb" style:text-blinking="false" fo:background-color="transparent"/>
    </style:style>
    <style:style style:name="T42"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0b321b" style:text-blinking="false" fo:background-color="transparent"/>
    </style:style>
    <style:style style:name="T43"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2d2d45" style:text-blinking="false" fo:background-color="transparent"/>
    </style:style>
    <style:style style:name="T44" style:family="text">
      <style:text-properties fo:font-variant="normal" fo:text-transform="none" style:text-line-through-style="none" fo:font-style="normal" style:text-underline-style="none" fo:font-weight="normal" officeooo:rsid="00294a2f" style:text-blinking="false" fo:background-color="transparent"/>
    </style:style>
    <style:style style:name="T45" style:family="text">
      <style:text-properties fo:font-variant="normal" fo:text-transform="none" style:text-line-through-style="none" fo:font-style="normal" style:text-underline-style="none" fo:font-weight="normal" officeooo:rsid="0029f3a9" style:text-blinking="false" fo:background-color="transparent"/>
    </style:style>
    <style:style style:name="T46" style:family="text">
      <style:text-properties fo:font-variant="normal" fo:text-transform="none" style:text-line-through-style="none" fo:font-style="normal" style:text-underline-style="none" fo:font-weight="normal" officeooo:rsid="002a748c" style:text-blinking="false" fo:background-color="transparent"/>
    </style:style>
    <style:style style:name="T47"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48"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49" style:family="text">
      <style:text-properties fo:font-variant="normal" fo:text-transform="none" style:text-line-through-style="none" fo:font-style="normal" style:text-underline-style="none" fo:font-weight="bold" officeooo:rsid="008a850e" style:text-blinking="false" fo:background-color="transparent" style:font-weight-asian="bold" style:font-weight-complex="bold"/>
    </style:style>
    <style:style style:name="T50" style:family="text">
      <style:text-properties fo:font-variant="normal" fo:text-transform="none" style:text-line-through-style="none" fo:font-size="14.25pt" fo:letter-spacing="normal" fo:font-style="normal" fo:font-weight="bold" officeooo:rsid="007c8381" style:text-blinking="false" fo:background-color="transparent"/>
    </style:style>
    <style:style style:name="T51" style:family="text">
      <style:text-properties fo:font-variant="normal" fo:text-transform="none" style:text-line-through-style="none" fo:font-size="14.25pt" fo:letter-spacing="normal" fo:font-style="normal" fo:font-weight="bold" officeooo:rsid="000b321b" style:text-blinking="false" fo:background-color="transparent"/>
    </style:style>
    <style:style style:name="T52" style:family="text">
      <style:text-properties fo:font-variant="normal" fo:text-transform="none" style:text-line-through-style="none" fo:font-size="14.25pt" fo:letter-spacing="normal" fo:font-style="normal" fo:font-weight="bold" officeooo:rsid="008537fd" style:text-blinking="false" fo:background-color="transparent"/>
    </style:style>
    <style:style style:name="T53" style:family="text">
      <style:text-properties fo:font-variant="normal" fo:text-transform="none" style:text-line-through-style="none" fo:font-size="14.25pt" fo:letter-spacing="normal" fo:font-style="normal" fo:font-weight="bold" officeooo:rsid="0089c46d" style:text-blinking="false" fo:background-color="transparent"/>
    </style:style>
    <style:style style:name="T54" style:family="text">
      <style:text-properties fo:font-variant="normal" fo:text-transform="none" style:text-line-through-style="none" fo:font-size="14.25pt" fo:letter-spacing="normal" fo:font-style="normal" fo:font-weight="bold" officeooo:rsid="008c447a" style:text-blinking="false" fo:background-color="transparent"/>
    </style:style>
    <style:style style:name="T55" style:family="text">
      <style:text-properties fo:font-variant="normal" fo:text-transform="none" style:text-line-through-style="none" fo:font-size="14.25pt" fo:letter-spacing="normal" fo:font-style="normal" fo:font-weight="bold" officeooo:rsid="009d1d25" style:text-blinking="false" fo:background-color="transparent"/>
    </style:style>
    <style:style style:name="T56" style:family="text">
      <style:text-properties fo:font-variant="normal" fo:text-transform="none" style:text-line-through-style="none" fo:font-size="14.25pt" fo:letter-spacing="normal" fo:font-style="normal" fo:font-weight="bold" officeooo:rsid="009f410f" style:text-blinking="false" fo:background-color="transparent"/>
    </style:style>
    <style:style style:name="T57" style:family="text">
      <style:text-properties fo:font-variant="normal" fo:text-transform="none" style:use-window-font-color="true" style:text-line-through-style="none" fo:font-size="11.25pt" fo:font-style="normal" style:text-underline-style="none" fo:font-weight="normal" officeooo:rsid="007e594b" style:text-blinking="false" fo:background-color="#0099ff" style:font-weight-asian="normal" style:font-weight-complex="normal"/>
    </style:style>
    <style:style style:name="T58" style:family="text">
      <style:text-properties fo:font-variant="normal" fo:text-transform="none" style:use-window-font-color="true" style:text-line-through-style="none" fo:font-size="11.25pt" fo:font-style="normal" style:text-underline-style="none" fo:font-weight="normal" officeooo:rsid="008039b7" style:text-blinking="false" fo:background-color="#0099ff" style:font-weight-asian="normal" style:font-weight-complex="normal"/>
    </style:style>
    <style:style style:name="T59" style:family="text">
      <style:text-properties fo:font-variant="normal" fo:text-transform="none" style:use-window-font-color="true" style:text-line-through-style="none" fo:font-size="11.25pt" fo:font-style="normal" style:text-underline-style="none" fo:font-weight="bold" officeooo:rsid="007e594b" style:text-blinking="false" fo:background-color="#0099ff"/>
    </style:style>
    <style:style style:name="T60" style:family="text">
      <style:text-properties fo:font-variant="normal" fo:text-transform="none" style:use-window-font-color="true" style:text-line-through-style="none" fo:font-size="11.25pt" fo:font-style="normal" style:text-underline-style="none" fo:font-weight="bold" officeooo:rsid="008039b7" style:text-blinking="false" fo:background-color="#0099ff"/>
    </style:style>
    <style:style style:name="T61" style:family="text">
      <style:text-properties fo:font-variant="normal" fo:text-transform="none" style:use-window-font-color="true" style:text-line-through-style="none" fo:font-size="11.25pt" fo:font-style="normal" style:text-underline-style="none" fo:font-weight="bold" officeooo:rsid="00819574" style:text-blinking="false" fo:background-color="#0099ff"/>
    </style:style>
    <style:style style:name="T62" style:family="text">
      <style:text-properties fo:font-variant="normal" fo:text-transform="none" style:use-window-font-color="true" style:text-line-through-style="none" fo:font-size="11.25pt" fo:font-style="normal" style:text-underline-style="none" fo:font-weight="bold" officeooo:rsid="00836527" style:text-blinking="false" fo:background-color="#0099ff"/>
    </style:style>
    <style:style style:name="T63" style:family="text">
      <style:text-properties fo:font-weight="bold" fo:background-color="transparent"/>
    </style:style>
    <style:style style:name="T64" style:family="text">
      <style:text-properties fo:font-weight="bold" officeooo:rsid="00107169" fo:background-color="transparent"/>
    </style:style>
    <style:style style:name="T65" style:family="text">
      <style:text-properties fo:font-weight="bold" officeooo:rsid="00112159" fo:background-color="transparent"/>
    </style:style>
    <style:style style:name="T66" style:family="text">
      <style:text-properties fo:font-weight="bold" fo:background-color="transparent" style:font-weight-asian="bold" style:font-weight-complex="bold"/>
    </style:style>
    <style:style style:name="T67" style:family="text">
      <style:text-properties fo:font-weight="bold" officeooo:rsid="0012818e" fo:background-color="transparent" style:font-weight-asian="bold" style:font-weight-complex="bold"/>
    </style:style>
    <style:style style:name="T68" style:family="text">
      <style:text-properties fo:font-weight="bold" officeooo:rsid="003b68c6" fo:background-color="transparent" style:font-weight-asian="bold" style:font-weight-complex="bold"/>
    </style:style>
    <style:style style:name="T69" style:family="text">
      <style:text-properties fo:font-weight="bold" officeooo:rsid="003cd39c" fo:background-color="transparent" style:font-weight-asian="bold" style:font-weight-complex="bold"/>
    </style:style>
    <style:style style:name="T70" style:family="text">
      <style:text-properties fo:font-weight="bold" officeooo:rsid="00485aba" fo:background-color="transparent" style:font-weight-asian="bold" style:font-weight-complex="bold"/>
    </style:style>
    <style:style style:name="T71" style:family="text">
      <style:text-properties fo:font-weight="bold" officeooo:rsid="005b595b" fo:background-color="transparent" style:font-weight-asian="bold" style:font-weight-complex="bold"/>
    </style:style>
    <style:style style:name="T72" style:family="text">
      <style:text-properties fo:font-weight="bold" officeooo:rsid="005e41c8" fo:background-color="transparent" style:font-weight-asian="bold" style:font-weight-complex="bold"/>
    </style:style>
    <style:style style:name="T73" style:family="text">
      <style:text-properties fo:font-weight="bold" officeooo:rsid="0013106a" fo:background-color="transparent"/>
    </style:style>
    <style:style style:name="T74" style:family="text">
      <style:text-properties fo:font-weight="bold" officeooo:rsid="001a1fc4" fo:background-color="transparent"/>
    </style:style>
    <style:style style:name="T75" style:family="text">
      <style:text-properties fo:font-weight="bold" officeooo:rsid="001bdede" fo:background-color="transparent"/>
    </style:style>
    <style:style style:name="T76" style:family="text">
      <style:text-properties fo:font-weight="bold" officeooo:rsid="001c1e3b" fo:background-color="transparent"/>
    </style:style>
    <style:style style:name="T77" style:family="text">
      <style:text-properties fo:font-weight="bold" officeooo:rsid="0032d94d" fo:background-color="transparent"/>
    </style:style>
    <style:style style:name="T78" style:family="text">
      <style:text-properties fo:font-weight="bold" officeooo:rsid="0028766d" fo:background-color="transparent"/>
    </style:style>
    <style:style style:name="T79" style:family="text">
      <style:text-properties fo:font-weight="bold" officeooo:rsid="00373ba7" fo:background-color="transparent"/>
    </style:style>
    <style:style style:name="T80" style:family="text">
      <style:text-properties fo:font-weight="bold" officeooo:rsid="0039ad51" fo:background-color="transparent"/>
    </style:style>
    <style:style style:name="T81" style:family="text">
      <style:text-properties fo:font-weight="bold" officeooo:rsid="003b68c6" fo:background-color="transparent"/>
    </style:style>
    <style:style style:name="T82" style:family="text">
      <style:text-properties fo:font-weight="bold" officeooo:rsid="003e7b8b" fo:background-color="transparent"/>
    </style:style>
    <style:style style:name="T83" style:family="text">
      <style:text-properties fo:font-weight="bold" officeooo:rsid="00402bee" fo:background-color="transparent"/>
    </style:style>
    <style:style style:name="T84" style:family="text">
      <style:text-properties fo:font-weight="bold" officeooo:rsid="00434611" fo:background-color="transparent"/>
    </style:style>
    <style:style style:name="T85" style:family="text">
      <style:text-properties fo:font-weight="bold" officeooo:rsid="0048a00d" fo:background-color="transparent"/>
    </style:style>
    <style:style style:name="T86" style:family="text">
      <style:text-properties fo:font-weight="bold" officeooo:rsid="00553e9d" fo:background-color="transparent"/>
    </style:style>
    <style:style style:name="T87" style:family="text">
      <style:text-properties fo:font-weight="bold" officeooo:rsid="00570204" fo:background-color="transparent"/>
    </style:style>
    <style:style style:name="T88" style:family="text">
      <style:text-properties fo:font-weight="bold" officeooo:rsid="0058ef72" fo:background-color="transparent"/>
    </style:style>
    <style:style style:name="T89" style:family="text">
      <style:text-properties fo:font-weight="bold" officeooo:rsid="0059aaaf" fo:background-color="transparent"/>
    </style:style>
    <style:style style:name="T90" style:family="text">
      <style:text-properties fo:font-weight="bold" officeooo:rsid="005b1def" fo:background-color="transparent"/>
    </style:style>
    <style:style style:name="T91" style:family="text">
      <style:text-properties fo:font-weight="bold" officeooo:rsid="00601586" fo:background-color="transparent"/>
    </style:style>
    <style:style style:name="T92" style:family="text">
      <style:text-properties fo:font-weight="bold" officeooo:rsid="005c69b2" fo:background-color="transparent"/>
    </style:style>
    <style:style style:name="T93" style:family="text">
      <style:text-properties fo:font-weight="bold" officeooo:rsid="006863f9" fo:background-color="transparent"/>
    </style:style>
    <style:style style:name="T94" style:family="text">
      <style:text-properties fo:font-weight="bold" officeooo:rsid="0069f153" fo:background-color="transparent"/>
    </style:style>
    <style:style style:name="T95" style:family="text">
      <style:text-properties fo:font-weight="bold" officeooo:rsid="006b8672" fo:background-color="transparent"/>
    </style:style>
    <style:style style:name="T96" style:family="text">
      <style:text-properties fo:font-weight="bold" officeooo:rsid="006d39c9" fo:background-color="transparent"/>
    </style:style>
    <style:style style:name="T97" style:family="text">
      <style:text-properties fo:font-weight="bold" officeooo:rsid="007545da" fo:background-color="transparent"/>
    </style:style>
    <style:style style:name="T98" style:family="text">
      <style:text-properties fo:font-weight="bold" officeooo:rsid="0077b218" fo:background-color="transparent"/>
    </style:style>
    <style:style style:name="T99" style:family="text">
      <style:text-properties fo:font-weight="bold" officeooo:rsid="00840894" fo:background-color="transparent"/>
    </style:style>
    <style:style style:name="T100" style:family="text">
      <style:text-properties fo:font-weight="bold" officeooo:rsid="008a850e" fo:background-color="transparent"/>
    </style:style>
    <style:style style:name="T101" style:family="text">
      <style:text-properties fo:font-weight="bold" officeooo:rsid="008d6d38" fo:background-color="transparent"/>
    </style:style>
    <style:style style:name="T102" style:family="text">
      <style:text-properties fo:font-weight="bold" officeooo:rsid="00107169" fo:background-color="transparent" style:font-name-asian="Arial2" style:font-name-complex="Arial2"/>
    </style:style>
    <style:style style:name="T103" style:family="text">
      <style:text-properties fo:font-weight="bold" officeooo:rsid="003e7b8b" fo:background-color="transparent" style:font-name-asian="Arial2" style:font-name-complex="Arial2"/>
    </style:style>
    <style:style style:name="T104" style:family="text">
      <style:text-properties fo:font-weight="bold" officeooo:rsid="008d6d38" fo:background-color="transparent" style:font-name-asian="Arial2" style:font-name-complex="Arial2"/>
    </style:style>
    <style:style style:name="T105" style:family="text">
      <style:text-properties fo:font-weight="bold" officeooo:rsid="008e017e" fo:background-color="transparent"/>
    </style:style>
    <style:style style:name="T106" style:family="text">
      <style:text-properties fo:font-weight="bold" officeooo:rsid="008fb07f" fo:background-color="transparent"/>
    </style:style>
    <style:style style:name="T107" style:family="text">
      <style:text-properties fo:font-weight="bold" officeooo:rsid="0048a00d" style:font-weight-asian="bold" style:font-weight-complex="bold"/>
    </style:style>
    <style:style style:name="T108" style:family="text">
      <style:text-properties fo:font-weight="bold" officeooo:rsid="008fb07f" style:font-weight-asian="bold" style:font-weight-complex="bold"/>
    </style:style>
    <style:style style:name="T109" style:family="text">
      <style:text-properties fo:font-weight="bold" officeooo:rsid="0048a00d"/>
    </style:style>
    <style:style style:name="T110" style:family="text">
      <style:text-properties fo:font-weight="bold" officeooo:rsid="00601586"/>
    </style:style>
    <style:style style:name="T111" style:family="text">
      <style:text-properties fo:font-weight="bold" officeooo:rsid="009d3db3"/>
    </style:style>
    <style:style style:name="T112" style:family="text">
      <style:text-properties fo:font-weight="bold" officeooo:rsid="009d3db3" style:font-weight-asian="normal" style:font-weight-complex="normal"/>
    </style:style>
    <style:style style:name="T113" style:family="text">
      <style:text-properties fo:font-weight="bold" officeooo:rsid="00601586" style:font-weight-asian="normal" style:font-weight-complex="normal"/>
    </style:style>
    <style:style style:name="T114" style:family="text">
      <style:text-properties fo:background-color="transparent"/>
    </style:style>
    <style:style style:name="T115" style:family="text">
      <style:text-properties officeooo:rsid="00107169" fo:background-color="transparent"/>
    </style:style>
    <style:style style:name="T116" style:family="text">
      <style:text-properties officeooo:rsid="0011010e" fo:background-color="transparent"/>
    </style:style>
    <style:style style:name="T117" style:family="text">
      <style:text-properties officeooo:rsid="0012818e" fo:background-color="transparent"/>
    </style:style>
    <style:style style:name="T118" style:family="text">
      <style:text-properties officeooo:rsid="0013106a" fo:background-color="transparent"/>
    </style:style>
    <style:style style:name="T119" style:family="text">
      <style:text-properties officeooo:rsid="00150850" fo:background-color="transparent"/>
    </style:style>
    <style:style style:name="T120" style:family="text">
      <style:text-properties officeooo:rsid="001679d3" fo:background-color="transparent"/>
    </style:style>
    <style:style style:name="T121" style:family="text">
      <style:text-properties officeooo:rsid="001742cd" fo:background-color="transparent"/>
    </style:style>
    <style:style style:name="T122" style:family="text">
      <style:text-properties officeooo:rsid="0017dc0c" fo:background-color="transparent"/>
    </style:style>
    <style:style style:name="T123" style:family="text">
      <style:text-properties officeooo:rsid="00187854" fo:background-color="transparent"/>
    </style:style>
    <style:style style:name="T124" style:family="text">
      <style:text-properties officeooo:rsid="0018d4e9" fo:background-color="transparent"/>
    </style:style>
    <style:style style:name="T125" style:family="text">
      <style:text-properties fo:background-color="transparent" style:font-weight-asian="normal" style:font-weight-complex="normal"/>
    </style:style>
    <style:style style:name="T126" style:family="text">
      <style:text-properties officeooo:rsid="001a1fc4" fo:background-color="transparent" style:font-weight-asian="normal" style:font-weight-complex="normal"/>
    </style:style>
    <style:style style:name="T127" style:family="text">
      <style:text-properties officeooo:rsid="001c1f49" fo:background-color="transparent" style:font-weight-asian="normal" style:font-weight-complex="normal"/>
    </style:style>
    <style:style style:name="T128" style:family="text">
      <style:text-properties officeooo:rsid="001c37d1" fo:background-color="transparent" style:font-weight-asian="normal" style:font-weight-complex="normal"/>
    </style:style>
    <style:style style:name="T129" style:family="text">
      <style:text-properties officeooo:rsid="001dda7a" fo:background-color="transparent" style:font-weight-asian="normal" style:font-weight-complex="normal"/>
    </style:style>
    <style:style style:name="T130" style:family="text">
      <style:text-properties officeooo:rsid="00373ba7" fo:background-color="transparent" style:font-weight-asian="normal" style:font-weight-complex="normal"/>
    </style:style>
    <style:style style:name="T131" style:family="text">
      <style:text-properties officeooo:rsid="0028766d" fo:background-color="transparent" style:font-weight-asian="normal" style:font-weight-complex="normal"/>
    </style:style>
    <style:style style:name="T132" style:family="text">
      <style:text-properties officeooo:rsid="0038700f" fo:background-color="transparent" style:font-weight-asian="normal" style:font-weight-complex="normal"/>
    </style:style>
    <style:style style:name="T133" style:family="text">
      <style:text-properties officeooo:rsid="005e5479" fo:background-color="transparent" style:font-weight-asian="normal" style:font-weight-complex="normal"/>
    </style:style>
    <style:style style:name="T134" style:family="text">
      <style:text-properties officeooo:rsid="00601586" fo:background-color="transparent" style:font-weight-asian="normal" style:font-weight-complex="normal"/>
    </style:style>
    <style:style style:name="T135" style:family="text">
      <style:text-properties officeooo:rsid="0060bb64" fo:background-color="transparent" style:font-weight-asian="normal" style:font-weight-complex="normal"/>
    </style:style>
    <style:style style:name="T136" style:family="text">
      <style:text-properties officeooo:rsid="0062b493" fo:background-color="transparent" style:font-weight-asian="normal" style:font-weight-complex="normal"/>
    </style:style>
    <style:style style:name="T137" style:family="text">
      <style:text-properties officeooo:rsid="008e017e" fo:background-color="transparent" style:font-weight-asian="normal" style:font-weight-complex="normal"/>
    </style:style>
    <style:style style:name="T138" style:family="text">
      <style:text-properties officeooo:rsid="001edd33" fo:background-color="transparent"/>
    </style:style>
    <style:style style:name="T139" style:family="text">
      <style:text-properties officeooo:rsid="00254536" fo:background-color="transparent"/>
    </style:style>
    <style:style style:name="T140" style:family="text">
      <style:text-properties officeooo:rsid="00275548" fo:background-color="transparent"/>
    </style:style>
    <style:style style:name="T141" style:family="text">
      <style:text-properties officeooo:rsid="0027f8a3" fo:background-color="transparent"/>
    </style:style>
    <style:style style:name="T142" style:family="text">
      <style:text-properties officeooo:rsid="0028766d" fo:background-color="transparent"/>
    </style:style>
    <style:style style:name="T143" style:family="text">
      <style:text-properties officeooo:rsid="002de5a9" fo:background-color="transparent"/>
    </style:style>
    <style:style style:name="T144" style:family="text">
      <style:text-properties officeooo:rsid="002ef297" fo:background-color="transparent"/>
    </style:style>
    <style:style style:name="T145" style:family="text">
      <style:text-properties officeooo:rsid="00310046" fo:background-color="transparent"/>
    </style:style>
    <style:style style:name="T146" style:family="text">
      <style:text-properties officeooo:rsid="00359999" fo:background-color="transparent"/>
    </style:style>
    <style:style style:name="T147" style:family="text">
      <style:text-properties officeooo:rsid="00373ba7" fo:background-color="transparent"/>
    </style:style>
    <style:style style:name="T148" style:family="text">
      <style:text-properties officeooo:rsid="0039ad51" fo:background-color="transparent"/>
    </style:style>
    <style:style style:name="T149" style:family="text">
      <style:text-properties officeooo:rsid="003b68c6" fo:background-color="transparent"/>
    </style:style>
    <style:style style:name="T150" style:family="text">
      <style:text-properties officeooo:rsid="003c0037" fo:background-color="transparent"/>
    </style:style>
    <style:style style:name="T151" style:family="text">
      <style:text-properties officeooo:rsid="003cd39c" fo:background-color="transparent"/>
    </style:style>
    <style:style style:name="T152" style:family="text">
      <style:text-properties officeooo:rsid="00402bee" fo:background-color="transparent"/>
    </style:style>
    <style:style style:name="T153" style:family="text">
      <style:text-properties officeooo:rsid="0041836a" fo:background-color="transparent"/>
    </style:style>
    <style:style style:name="T154" style:family="text">
      <style:text-properties officeooo:rsid="00434611" fo:background-color="transparent"/>
    </style:style>
    <style:style style:name="T155" style:family="text">
      <style:text-properties officeooo:rsid="00441e41" fo:background-color="transparent"/>
    </style:style>
    <style:style style:name="T156" style:family="text">
      <style:text-properties officeooo:rsid="0045fdfb" fo:background-color="transparent"/>
    </style:style>
    <style:style style:name="T157" style:family="text">
      <style:text-properties officeooo:rsid="0045fe57" fo:background-color="transparent"/>
    </style:style>
    <style:style style:name="T158" style:family="text">
      <style:text-properties officeooo:rsid="0046daa8" fo:background-color="transparent"/>
    </style:style>
    <style:style style:name="T159" style:family="text">
      <style:text-properties officeooo:rsid="00485aba" fo:background-color="transparent"/>
    </style:style>
    <style:style style:name="T160" style:family="text">
      <style:text-properties officeooo:rsid="00553e9d" fo:background-color="transparent"/>
    </style:style>
    <style:style style:name="T161" style:family="text">
      <style:text-properties officeooo:rsid="0059aaaf" fo:background-color="transparent"/>
    </style:style>
    <style:style style:name="T162" style:family="text">
      <style:text-properties officeooo:rsid="005b595b" fo:background-color="transparent"/>
    </style:style>
    <style:style style:name="T163" style:family="text">
      <style:text-properties officeooo:rsid="005c69b2" fo:background-color="transparent"/>
    </style:style>
    <style:style style:name="T164" style:family="text">
      <style:text-properties officeooo:rsid="005e41c8" fo:background-color="transparent"/>
    </style:style>
    <style:style style:name="T165" style:family="text">
      <style:text-properties officeooo:rsid="0066cdeb" fo:background-color="transparent"/>
    </style:style>
    <style:style style:name="T166" style:family="text">
      <style:text-properties officeooo:rsid="006863f9" fo:background-color="transparent"/>
    </style:style>
    <style:style style:name="T167" style:family="text">
      <style:text-properties officeooo:rsid="00694a35" fo:background-color="transparent"/>
    </style:style>
    <style:style style:name="T168" style:family="text">
      <style:text-properties officeooo:rsid="00715791" fo:background-color="transparent"/>
    </style:style>
    <style:style style:name="T169" style:family="text">
      <style:text-properties officeooo:rsid="007545da" fo:background-color="transparent"/>
    </style:style>
    <style:style style:name="T170" style:family="text">
      <style:text-properties officeooo:rsid="0075787f" fo:background-color="transparent"/>
    </style:style>
    <style:style style:name="T171" style:family="text">
      <style:text-properties officeooo:rsid="0076e035" fo:background-color="transparent"/>
    </style:style>
    <style:style style:name="T172" style:family="text">
      <style:text-properties officeooo:rsid="0087cb28" fo:background-color="transparent"/>
    </style:style>
    <style:style style:name="T173" style:family="text">
      <style:text-properties officeooo:rsid="00107169" fo:background-color="transparent" style:font-name-asian="Arial2" style:font-name-complex="Arial2"/>
    </style:style>
    <style:style style:name="T174" style:family="text">
      <style:text-properties officeooo:rsid="001679d3" fo:background-color="transparent" style:font-name-asian="Arial2" style:font-name-complex="Arial2"/>
    </style:style>
    <style:style style:name="T175" style:family="text">
      <style:text-properties officeooo:rsid="0013106a" fo:background-color="transparent" style:font-name-asian="Arial2" style:font-name-complex="Arial2"/>
    </style:style>
    <style:style style:name="T176" style:family="text">
      <style:text-properties officeooo:rsid="008d6d38" fo:background-color="transparent" style:font-name-asian="Arial2" style:font-name-complex="Arial2"/>
    </style:style>
    <style:style style:name="T177" style:family="text">
      <style:text-properties officeooo:rsid="008d72fd" fo:background-color="transparent" style:font-name-asian="Arial2" style:font-name-complex="Arial2"/>
    </style:style>
    <style:style style:name="T178" style:family="text">
      <style:text-properties officeooo:rsid="0018d4e9" fo:background-color="transparent" style:font-name-asian="Arial2" style:font-name-complex="Arial2"/>
    </style:style>
    <style:style style:name="T179" style:family="text">
      <style:text-properties fo:color="#ff0000" fo:font-weight="bold" fo:background-color="transparent"/>
    </style:style>
    <style:style style:name="T180" style:family="text">
      <style:text-properties fo:color="#ff0000" officeooo:rsid="00402bee" fo:background-color="transparent"/>
    </style:style>
    <style:style style:name="T181" style:family="text">
      <style:text-properties fo:color="#ff0000" officeooo:rsid="00434611" fo:background-color="transparent"/>
    </style:style>
    <style:style style:name="T182" style:family="text">
      <style:text-properties fo:color="#ff0000" officeooo:rsid="0045fdfb" fo:background-color="transparent"/>
    </style:style>
    <style:style style:name="T183" style:family="text">
      <style:text-properties fo:color="#ff0000" officeooo:rsid="005b595b" fo:background-color="transparent"/>
    </style:style>
    <style:style style:name="T184" style:family="text">
      <style:text-properties fo:color="#ff0000" officeooo:rsid="008d6d38" fo:background-color="transparent" style:font-name-asian="Arial2" style:font-name-complex="Arial2"/>
    </style:style>
    <style:style style:name="T185" style:family="text">
      <style:text-properties fo:color="#ff0000" officeooo:rsid="008d72fd" fo:background-color="transparent" style:font-name-asian="Arial2" style:font-name-complex="Arial2"/>
    </style:style>
    <style:style style:name="T186" style:family="text">
      <style:text-properties fo:color="#ff0000" officeooo:rsid="008fb07f"/>
    </style:style>
    <style:style style:name="T187" style:family="text">
      <style:text-properties style:text-underline-style="solid" style:text-underline-width="auto" style:text-underline-color="font-color" fo:background-color="transparent"/>
    </style:style>
    <style:style style:name="T188" style:family="text">
      <style:text-properties style:text-underline-style="solid" style:text-underline-width="auto" style:text-underline-color="font-color" officeooo:rsid="00107169" fo:background-color="transparent"/>
    </style:style>
    <style:style style:name="T189" style:family="text">
      <style:text-properties style:text-underline-style="solid" style:text-underline-width="auto" style:text-underline-color="font-color" officeooo:rsid="00150850" fo:background-color="transparent"/>
    </style:style>
    <style:style style:name="T190" style:family="text">
      <style:text-properties style:text-underline-style="solid" style:text-underline-width="auto" style:text-underline-color="font-color" officeooo:rsid="0017dc0c" fo:background-color="transparent"/>
    </style:style>
    <style:style style:name="T191" style:family="text">
      <style:text-properties style:text-underline-style="solid" style:text-underline-width="auto" style:text-underline-color="font-color" officeooo:rsid="00187854" fo:background-color="transparent"/>
    </style:style>
    <style:style style:name="T192" style:family="text">
      <style:text-properties style:text-underline-style="solid" style:text-underline-width="auto" style:text-underline-color="font-color" officeooo:rsid="001c1f49" fo:background-color="transparent" style:font-weight-asian="normal" style:font-weight-complex="normal"/>
    </style:style>
    <style:style style:name="T193" style:family="text">
      <style:text-properties style:text-underline-style="solid" style:text-underline-width="auto" style:text-underline-color="font-color" officeooo:rsid="001c37d1" fo:background-color="transparent" style:font-weight-asian="normal" style:font-weight-complex="normal"/>
    </style:style>
    <style:style style:name="T194" style:family="text">
      <style:text-properties style:text-underline-style="solid" style:text-underline-width="auto" style:text-underline-color="font-color" officeooo:rsid="0045fdfb" fo:background-color="transparent"/>
    </style:style>
    <style:style style:name="T195" style:family="text">
      <style:text-properties style:text-underline-style="solid" style:text-underline-width="auto" style:text-underline-color="font-color" officeooo:rsid="005c69b2" fo:background-color="transparent"/>
    </style:style>
    <style:style style:name="T196" style:family="text">
      <style:text-properties style:text-underline-style="solid" style:text-underline-width="auto" style:text-underline-color="font-color" officeooo:rsid="00694a35" fo:background-color="transparent"/>
    </style:style>
    <style:style style:name="T197" style:family="text">
      <style:text-properties style:text-underline-style="solid" style:text-underline-width="auto" style:text-underline-color="font-color" officeooo:rsid="00150850" fo:background-color="transparent" style:font-name-asian="Arial2" style:font-name-complex="Arial2"/>
    </style:style>
    <style:style style:name="T198" style:family="text">
      <style:text-properties style:text-underline-style="solid" style:text-underline-width="auto" style:text-underline-color="font-color" officeooo:rsid="008d6d38" fo:background-color="transparent" style:font-name-asian="Arial2" style:font-name-complex="Arial2"/>
    </style:style>
    <style:style style:name="T199" style:family="text">
      <style:text-properties style:text-underline-style="solid" style:text-underline-width="auto" style:text-underline-color="font-color" officeooo:rsid="008d72fd" fo:background-color="transparent" style:font-name-asian="Arial2" style:font-name-complex="Arial2"/>
    </style:style>
    <style:style style:name="T200" style:family="text">
      <style:text-properties style:text-underline-style="solid" style:text-underline-width="auto" style:text-underline-color="font-color" officeooo:rsid="0052c30e" style:font-weight-asian="normal" style:font-weight-complex="normal"/>
    </style:style>
    <style:style style:name="T201" style:family="text">
      <style:text-properties style:text-underline-style="solid" style:text-underline-width="auto" style:text-underline-color="font-color" officeooo:rsid="008fb07f"/>
    </style:style>
    <style:style style:name="T202" style:family="text">
      <style:text-properties fo:color="#cc0000" fo:background-color="transparent"/>
    </style:style>
    <style:style style:name="T203" style:family="text">
      <style:text-properties fo:color="#990000" fo:background-color="transparent"/>
    </style:style>
    <style:style style:name="T204" style:family="text">
      <style:text-properties fo:color="#2a00ff" fo:font-size="10pt" officeooo:rsid="0029f3a9" fo:background-color="transparent" style:font-name-asian="Monospace" style:font-size-asian="10pt" style:font-name-complex="Monospace" style:font-size-complex="10pt"/>
    </style:style>
    <style:style style:name="T205" style:family="text">
      <style:text-properties fo:color="#c5000b" fo:background-color="transparent"/>
    </style:style>
    <style:style style:name="T206" style:family="text">
      <style:text-properties fo:color="#c90016" officeooo:rsid="001679d3" fo:background-color="transparent"/>
    </style:style>
    <style:style style:name="T207" style:family="text">
      <style:text-properties fo:color="#c90016" officeooo:rsid="001c1f49" fo:background-color="transparent" style:font-weight-asian="normal" style:font-weight-complex="normal"/>
    </style:style>
    <style:style style:name="T208" style:family="text">
      <style:text-properties fo:color="#c90016" officeooo:rsid="001c37d1" fo:background-color="transparent" style:font-weight-asian="normal" style:font-weight-complex="normal"/>
    </style:style>
    <style:style style:name="T209" style:family="text">
      <style:text-properties style:text-position="super 58%" officeooo:rsid="00275548" fo:background-color="transparent"/>
    </style:style>
    <style:style style:name="T210" style:family="text">
      <style:text-properties fo:color="#008000" officeooo:rsid="00402bee" fo:background-color="transparent"/>
    </style:style>
    <style:style style:name="T211" style:family="text">
      <style:text-properties fo:color="#008000" officeooo:rsid="00434611" fo:background-color="transparent"/>
    </style:style>
    <style:style style:name="T212" style:family="text">
      <style:text-properties fo:color="#008000" officeooo:rsid="005b595b" fo:background-color="transparent"/>
    </style:style>
    <style:style style:name="T213" style:family="text">
      <style:text-properties fo:color="#008000" officeooo:rsid="008fb07f"/>
    </style:style>
    <style:style style:name="T214" style:family="text">
      <style:text-properties fo:color="#808080" officeooo:rsid="0045fdfb" fo:background-color="transparent"/>
    </style:style>
    <style:style style:name="T215" style:family="text">
      <style:text-properties fo:color="#808080" officeooo:rsid="0045fe57" fo:background-color="transparent"/>
    </style:style>
    <style:style style:name="T216" style:family="text">
      <style:text-properties fo:color="#0000ff" officeooo:rsid="0045fdfb" fo:background-color="transparent"/>
    </style:style>
    <style:style style:name="T217" style:family="text">
      <style:text-properties officeooo:rsid="0048a00d"/>
    </style:style>
    <style:style style:name="T218" style:family="text">
      <style:text-properties officeooo:rsid="0048a00d" style:font-weight-asian="normal" style:font-weight-complex="normal"/>
    </style:style>
    <style:style style:name="T219" style:family="text">
      <style:text-properties officeooo:rsid="0052c30e" style:font-weight-asian="normal" style:font-weight-complex="normal"/>
    </style:style>
    <style:style style:name="T220" style:family="text">
      <style:text-properties officeooo:rsid="00601586" style:font-weight-asian="normal" style:font-weight-complex="normal"/>
    </style:style>
    <style:style style:name="T221" style:family="text">
      <style:text-properties officeooo:rsid="009d3db3" style:font-weight-asian="normal" style:font-weight-complex="normal"/>
    </style:style>
    <style:style style:name="T222" style:family="text">
      <style:text-properties officeooo:rsid="007967ce"/>
    </style:style>
    <style:style style:name="T223" style:family="text">
      <style:text-properties officeooo:rsid="007e594b"/>
    </style:style>
    <style:style style:name="T224" style:family="text">
      <style:text-properties fo:font-weight="normal" officeooo:rsid="007e594b" style:font-weight-asian="normal" style:font-weight-complex="normal"/>
    </style:style>
    <style:style style:name="T225" style:family="text">
      <style:text-properties style:use-window-font-color="true" fo:font-size="11.25pt" fo:font-weight="normal" officeooo:rsid="007e594b" fo:background-color="#0099ff" style:font-weight-asian="normal" style:font-weight-complex="normal"/>
    </style:style>
    <style:style style:name="T226" style:family="text">
      <style:text-properties style:use-window-font-color="true" fo:font-size="11.25pt" fo:font-weight="normal" officeooo:rsid="007e594b" fo:background-color="#0099ff"/>
    </style:style>
    <style:style style:name="T227" style:family="text">
      <style:text-properties style:use-window-font-color="true" fo:font-size="11.25pt" officeooo:rsid="007e594b" fo:background-color="#0099ff"/>
    </style:style>
    <style:style style:name="T228" style:family="text">
      <style:text-properties style:use-window-font-color="true" fo:font-size="11.25pt" officeooo:rsid="008039b7" fo:background-color="#0099ff"/>
    </style:style>
    <style:style style:name="T229" style:family="text">
      <style:text-properties style:use-window-font-color="true" fo:font-size="11.25pt" officeooo:rsid="00819574" fo:background-color="#0099ff"/>
    </style:style>
    <style:style style:name="T230" style:family="text">
      <style:text-properties style:use-window-font-color="true" fo:font-size="11.25pt" officeooo:rsid="0081d281" fo:background-color="#0099ff"/>
    </style:style>
    <style:style style:name="T231" style:family="text">
      <style:text-properties style:use-window-font-color="true" fo:font-size="11.25pt" officeooo:rsid="00840894" fo:background-color="#0099ff"/>
    </style:style>
    <style:style style:name="T232" style:family="text">
      <style:text-properties style:use-window-font-color="true" fo:font-size="11.25pt" officeooo:rsid="008537fd" fo:background-color="#0099ff"/>
    </style:style>
    <style:style style:name="T233" style:family="text">
      <style:text-properties style:use-window-font-color="true" fo:font-size="11.25pt" officeooo:rsid="0086bf36" fo:background-color="#0099ff"/>
    </style:style>
    <style:style style:name="T234" style:family="text">
      <style:text-properties style:use-window-font-color="true" fo:font-size="11.25pt" officeooo:rsid="0088faa4" fo:background-color="#0099ff"/>
    </style:style>
    <style:style style:name="T235" style:family="text">
      <style:text-properties style:use-window-font-color="true" fo:font-size="11.25pt" officeooo:rsid="008c447a" fo:background-color="#0099ff"/>
    </style:style>
    <style:style style:name="T236" style:family="text">
      <style:text-properties style:use-window-font-color="true" fo:font-size="11.25pt" officeooo:rsid="008c706f" fo:background-color="#0099ff"/>
    </style:style>
    <style:style style:name="T237" style:family="text">
      <style:text-properties style:use-window-font-color="true" fo:font-size="11.25pt" officeooo:rsid="008fb07f" fo:background-color="#0099ff"/>
    </style:style>
    <style:style style:name="T238" style:family="text">
      <style:text-properties style:use-window-font-color="true" fo:font-size="11.25pt" officeooo:rsid="009d3db3" fo:background-color="#0099ff"/>
    </style:style>
    <style:style style:name="T239" style:family="text">
      <style:text-properties style:use-window-font-color="true" fo:font-size="11.25pt" officeooo:rsid="009f5e05" fo:background-color="#0099ff"/>
    </style:style>
    <style:style style:name="T240" style:family="text">
      <style:text-properties style:use-window-font-color="true" officeooo:rsid="008d72fd" fo:background-color="transparent" style:font-name-asian="Arial2" style:font-name-complex="Arial2"/>
    </style:style>
    <style:style style:name="T241" style:family="text">
      <style:text-properties style:use-window-font-color="true" officeooo:rsid="00a98c54"/>
    </style:style>
    <style:style style:name="T242" style:family="text">
      <style:text-properties officeooo:rsid="008fb07f"/>
    </style:style>
    <style:style style:name="T243" style:family="text">
      <style:text-properties officeooo:rsid="009155aa"/>
    </style:style>
    <style:style style:name="T244" style:family="text">
      <style:text-properties officeooo:rsid="0093320c"/>
    </style:style>
    <style:style style:name="T245" style:family="text">
      <style:text-properties officeooo:rsid="0093a054"/>
    </style:style>
    <style:style style:name="T246" style:family="text">
      <style:text-properties officeooo:rsid="0094f4cf"/>
    </style:style>
    <style:style style:name="T247" style:family="text">
      <style:text-properties officeooo:rsid="00959c60"/>
    </style:style>
    <style:style style:name="T248" style:family="text">
      <style:text-properties officeooo:rsid="009606d3"/>
    </style:style>
    <style:style style:name="T249" style:family="text">
      <style:text-properties officeooo:rsid="0096a897"/>
    </style:style>
    <style:style style:name="T250" style:family="text">
      <style:text-properties officeooo:rsid="0096e736"/>
    </style:style>
    <style:style style:name="T251" style:family="text">
      <style:text-properties officeooo:rsid="0098bfe3"/>
    </style:style>
    <style:style style:name="T252" style:family="text">
      <style:text-properties officeooo:rsid="009a04e7"/>
    </style:style>
    <style:style style:name="T253" style:family="text">
      <style:text-properties fo:color="#000000" officeooo:rsid="00221bd2"/>
    </style:style>
    <style:style style:name="T254" style:family="text">
      <style:text-properties fo:color="#000000" officeooo:rsid="009f5e05"/>
    </style:style>
    <style:style style:name="T255" style:family="text">
      <style:text-properties officeooo:rsid="00a2836f"/>
    </style:style>
    <style:style style:name="T256" style:family="text">
      <style:text-properties style:font-name="Ubuntu"/>
    </style:style>
    <style:style style:name="T257" style:family="text">
      <style:text-properties style:font-name="Ubuntu" fo:font-weight="bold" fo:background-color="transparent"/>
    </style:style>
    <style:style style:name="T258" style:family="text">
      <style:text-properties style:font-name="Ubuntu" fo:font-weight="bold" officeooo:rsid="001c1e3b" fo:background-color="transparent"/>
    </style:style>
    <style:style style:name="T259" style:family="text">
      <style:text-properties style:font-name="Ubuntu" fo:font-weight="bold" officeooo:rsid="008e017e" fo:background-color="transparent"/>
    </style:style>
    <style:style style:name="T260" style:family="text">
      <style:text-properties style:font-name="Ubuntu" fo:background-color="transparent"/>
    </style:style>
    <style:style style:name="T261" style:family="text">
      <style:text-properties style:font-name="Ubuntu" officeooo:rsid="001c1e3b" fo:background-color="transparent"/>
    </style:style>
    <style:style style:name="T262" style:family="text">
      <style:text-properties officeooo:rsid="00a37780"/>
    </style:style>
    <style:style style:name="T263" style:family="text">
      <style:text-properties officeooo:rsid="00a377ee"/>
    </style:style>
    <style:style style:name="T264" style:family="text">
      <style:text-properties officeooo:rsid="00a7d051"/>
    </style:style>
    <style:style style:name="T265" style:family="text">
      <style:text-properties officeooo:rsid="00a9e654"/>
    </style:style>
    <style:style style:name="T266" style:family="text">
      <style:text-properties officeooo:rsid="00acfa20"/>
    </style:style>
    <style:style style:name="T267" style:family="text">
      <style:text-properties officeooo:rsid="00adf682"/>
    </style:style>
    <style:style style:name="T268" style:family="text">
      <style:text-properties officeooo:rsid="00b12be0"/>
    </style:style>
    <style:style style:name="T269" style:family="text">
      <style:text-properties officeooo:rsid="00b2f4f4"/>
    </style:style>
    <style:style style:name="T270" style:family="text">
      <style:text-properties officeooo:rsid="00b40882"/>
    </style:style>
    <style:style style:name="T271" style:family="text">
      <style:text-properties officeooo:rsid="00b4e9d3"/>
    </style:style>
    <style:style style:name="T272" style:family="text">
      <style:text-properties officeooo:rsid="00b5d006"/>
    </style:style>
    <style:style style:name="T273" style:family="text">
      <style:text-properties officeooo:rsid="00b98c79"/>
    </style:style>
    <style:style style:name="T274" style:family="text">
      <style:text-properties officeooo:rsid="00bb2a67"/>
    </style:style>
    <style:style style:name="T275" style:family="text">
      <style:text-properties officeooo:rsid="00bb2b7a"/>
    </style:style>
    <style:style style:name="T276" style:family="text">
      <style:text-properties officeooo:rsid="00bd283b"/>
    </style:style>
    <style:style style:name="T277" style:family="text">
      <style:text-properties officeooo:rsid="00beef28"/>
    </style:style>
    <style:style style:name="T278" style:family="text">
      <style:text-properties officeooo:rsid="00c0b8c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9066204123940466"/><text:span text:style-name="T1">Plan d'</text:span><text:span text:style-name="T2">Excercices Java</text:span><text:span text:style-name="T29"><text:line-break/></text:span><text:span text:style-name="T30">David &amp; Tri - France Canada</text:span><text:span text:style-name="T29"><text:line-break/></text:span><text:span text:style-name="T30">Date derniere Mise a Jour : 2013-0</text:span><text:span text:style-name="T31">3</text:span><text:span text:style-name="T30">-</text:span><text:span text:style-name="T31">01</text:span><text:span text:style-name="T30"><text:line-break/></text:span><text:span text:style-name="T29"><text:line-break/></text:span><text:span text:style-name="T30">GitHub (</text:span><text:span text:style-name="T32">https</text:span><text:span text:style-name="T30">):<text:tab/></text:span><text:a xlink:type="simple" xlink:href="https://github.com/dtFraca/ApprendreJava.git"><text:span text:style-name="T42">https://github.com/dtFraca/</text:span></text:a><text:a xlink:type="simple" xlink:href="https://github.com/dtFraca/ApprendreJava.git"><text:span text:style-name="T43">Javamatik</text:span></text:a><text:a xlink:type="simple" xlink:href="https://github.com/dtFraca/ApprendreJava.git"><text:span text:style-name="T42">.git</text:span></text:a><text:span text:style-name="T29"><text:line-break/></text:span><text:span text:style-name="T30">GitHub (</text:span><text:span text:style-name="T32">git</text:span><text:span text:style-name="T30">):<text:tab/><text:tab/></text:span><text:span text:style-name="T42">git://github.com/dtFraca/Java</text:span><text:span text:style-name="T43">matik</text:span><text:span text:style-name="T42">.git</text:span><text:span text:style-name="T29"><text:line-break/></text:span><text:span text:style-name="T30">GitHub (</text:span><text:span text:style-name="T33">SSH</text:span><text:span text:style-name="T30">):<text:tab/></text:span><text:span text:style-name="T42">git@github.com:dtFraca/Java</text:span><text:span text:style-name="T43">tik</text:span><text:span text:style-name="T42">.git</text:span><text:span text:style-name="T29"><text:line-break/></text:span></text:p>
      <text:p text:style-name="P2"/>
      <text:p text:style-name="P3"><text:bookmark-start text:name="__DdeLink__2964_1628707542"/><text:span text:style-name="T50">Module</text:span><text:span text:style-name="T51">: 01_</text:span><text:span text:style-name="T50">ExoJava</text:span></text:p>
      <text:p text:style-name="P32"/>
      <text:p text:style-name="P35"><text:span text:style-name="T224"><text:s/>Package:</text:span><text:span text:style-name="T223"> dtfraca.Exo01_Print </text:span></text:p>
      <text:p text:style-name="P37"><text:bookmark-end text:name="__DdeLink__2964_1628707542"/></text:p>
      <text:list xml:id="list6279823370029076030" text:style-name="L1">
        <text:list-item>
          <text:p text:style-name="P75"><text:span text:style-name="T63">Exo1:</text:span><text:span text:style-name="T114">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187">Note</text:span><text:span text:style-name="T114">: comparer println et printf. Dans l’exemple ci-dessous, quel est le format plus elegant?<text:line-break/>int n1 = 3, n2 = 7;<text:line-break/>println(n1 + “ multiplie par “ + n2 + “ = “ + n1 *n2); <text:line-break/>printf(“%d multiplie par d% = %d\n“, n1, n2, n1 *n2);</text:span></text:p>
        </text:list-item>
      </text:list>
      <text:p text:style-name="P14"><text:line-break/></text:p>
      <text:p text:style-name="P55"><text:span text:style-name="T57"><text:s/></text:span><text:span text:style-name="T58">P</text:span><text:span text:style-name="T57">ackage:</text:span><text:span text:style-name="T59"> </text:span><text:bookmark-start text:name="__DdeLink__2227_2105440703"/><text:span text:style-name="T59">dtfraca.Exo02_DatatypeAndOperator</text:span><text:bookmark-end text:name="__DdeLink__2227_2105440703"/><text:span text:style-name="T59"> </text:span><text:line-break/></text:p>
      <text:list xml:id="list4007968521829476650" text:style-name="L2">
        <text:list-item>
          <text:p text:style-name="P70"><text:span text:style-name="T3">A1_DataType</text:span><text:span text:style-name="T11">: </text:span><text:span text:style-name="T12">Montre les types de donnes primitives de Java (primitive datatype). Et les types de donnee usuelles (Date et String). </text:span><text:span text:style-name="T11"><text:line-break/> </text:span></text:p>
        </text:list-item>
      </text:list>
      <text:list xml:id="list7287231240126849162" text:style-name="L3">
        <text:list-item>
          <text:p text:style-name="P119"><text:span text:style-name="T3">A2_Operator</text:span><text:bookmark-start text:name="__DdeLink__1841_1460724127"/><text:span text:style-name="T11">:</text:span><text:bookmark-end text:name="__DdeLink__1841_1460724127"/><text:span text:style-name="T11"> </text:span><text:span text:style-name="T13">Montre les </text:span><text:span text:style-name="T14">4 </text:span><text:span text:style-name="T13">operateurs </text:span><text:span text:style-name="T14">+ - * /, operateur d'increment</text:span><text:span text:style-name="T13"> </text:span><text:span text:style-name="T14">(</text:span><text:span text:style-name="T13">++</text:span><text:span text:style-name="T14">), decrement</text:span><text:span text:style-name="T13"> </text:span><text:span text:style-name="T14">(</text:span><text:span text:style-name="T13">- -</text:span><text:span text:style-name="T14">),</text:span><text:span text:style-name="T13"> compound operateurs (+= -= /= *=)</text:span><text:span text:style-name="T11"><text:line-break/></text:span></text:p>
        </text:list-item>
      </text:list>
      <text:list xml:id="list7604630217725155605" text:style-name="L4">
        <text:list-item>
          <text:p text:style-name="P76"><text:span text:style-name="T98">A3_TableVeriteLogique</text:span><text:span text:style-name="T114">: Table de verite logique pour l’operateur ET (&amp;&amp;), et pour l’operateur OU (||)<text:line-break/><text:line-break/></text:span></text:p>
        </text:list-item>
        <text:list-item>
          <text:p text:style-name="P77"><text:span text:style-name="T63">Exo </text:span><text:span text:style-name="T96">2</text:span><text:span text:style-name="T97">.</text:span><text:span text:style-name="T106">1</text:span><text:span text:style-name="T114">: </text:span><text:span text:style-name="T170">Calcul</text:span><text:span text:style-name="T169">Decimal<text:line-break/>Afficher les resulats </text:span><text:span text:style-name="T170">de calcul </text:span><text:span text:style-name="T169">(avec decimal apres virgule)</text:span><text:span text:style-name="T97"><text:line-break/></text:span><text:span text:style-name="T169">float: (resultat de 11 / 3)<text:line-break/>double: (resultat de 11 / 3)<text:line-break/></text:span><text:bookmark-start text:name="__DdeLink__1853_1460724127"/><text:span text:style-name="T169">double: </text:span><text:bookmark-end text:name="__DdeLink__1853_1460724127"/><text:span text:style-name="T169">(resulat de racine de 2) –</text:span><text:span text:style-name="T170"> NOTE: Math.Sqrt();</text:span><text:span text:style-name="T169"><text:line-break/>double </text:span><text:bookmark-start text:name="__DdeLink__1855_1460724127"/><text:span text:style-name="T171">(2 chiffres apres virgule)</text:span><text:bookmark-end text:name="__DdeLink__1855_1460724127"/><text:span text:style-name="T169">: circonference</text:span><text:bookmark-start text:name="__DdeLink__1849_1460724127"/><text:span text:style-name="T169"> d'un cercle de rayon 10</text:span><text:bookmark-end text:name="__DdeLink__1849_1460724127"/><text:span text:style-name="T169"> </text:span><text:bookmark-start text:name="__DdeLink__1851_1460724127"/><text:span text:style-name="T169">–</text:span><text:span text:style-name="T170"> NOTE: Math.PI</text:span><text:bookmark-end text:name="__DdeLink__1851_1460724127"/><text:span text:style-name="T169"><text:line-break/>double </text:span><text:span text:style-name="T171">(2 chiffres apres virgule)</text:span><text:span text:style-name="T169">: surface d'un cercle de rayon 10 –</text:span><text:span text:style-name="T170"> NOTE: Math.PI</text:span><text:span text:style-name="T169"><text:line-break/></text:span><text:span text:style-name="T97"><text:line-break/></text:span></text:p>
        </text:list-item>
        <text:list-item>
          <text:p text:style-name="P78"><text:bookmark-start text:name="__DdeLink__1847_1460724127"/><text:soft-page-break/><text:span text:style-name="T63">Exo </text:span><text:span text:style-name="T96">2</text:span><text:span text:style-name="T97">.</text:span><text:span text:style-name="T106">2</text:span><text:span text:style-name="T114">: </text:span><text:span text:style-name="T146">AssignementConditionel</text:span><text:bookmark-end text:name="__DdeLink__1847_1460724127"/><text:span text:style-name="T146"> </text:span><text:span text:style-name="T169">(operateur ternaire)</text:span><text:span text:style-name="T114"><text:line-break/></text:span><text:span text:style-name="T146">O</text:span><text:span text:style-name="T114">perateur d’assignement conditionel (?:) <text:line-break/>Int </text:span><text:span text:style-name="T147">noteDuDevoir</text:span><text:span text:style-name="T114"> = 11;<text:line-break/>Si </text:span><text:span text:style-name="T147">la valeur de noteDuDevoir</text:span><text:span text:style-name="T114"> </text:span><text:span text:style-name="T147">est </text:span><text:span text:style-name="T114">superieur</text:span><text:span text:style-name="T147">e</text:span><text:span text:style-name="T114"> ou egale a 12, afficher “Passe”, sinon afficher “Echec”. Faire deux versions, une utilisant l’instruction if, une autre en utilisant l’assignement conditionel (?:)<text:line-break/><text:line-break/></text:span></text:p>
        </text:list-item>
        <text:list-item>
          <text:p text:style-name="P78"><text:span text:style-name="T63">Exo </text:span><text:span text:style-name="T96">2</text:span><text:span text:style-name="T97">.</text:span><text:span text:style-name="T106">3</text:span><text:span text:style-name="T114">: </text:span><text:span text:style-name="T168">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114"><text:line-break/><text:line-break/></text:span></text:p>
        </text:list-item>
      </text:list>
      <text:p text:style-name="P20"/>
      <text:p text:style-name="P15"><text:line-break/><text:span text:style-name="T57"> </text:span><text:span text:style-name="T58">P</text:span><text:span text:style-name="T57">ackage:</text:span><text:span text:style-name="T59"> </text:span><text:bookmark-start text:name="__DdeLink__2233_2105440703"/><text:bookmark-start text:name="__DdeLink__2227_21054407031"/><text:span text:style-name="T59">dtfraca.Exo0</text:span><text:span text:style-name="T60">3</text:span><text:span text:style-name="T59">_</text:span><text:bookmark-end text:name="__DdeLink__2227_21054407031"/><text:span text:style-name="T60">Scanner</text:span><text:bookmark-end text:name="__DdeLink__2233_2105440703"/><text:span text:style-name="T60"> </text:span></text:p>
      <text:list xml:id="list4402961029121167911" text:style-name="L5">
        <text:list-item>
          <text:p text:style-name="P80"><text:span text:style-name="T63">Exo </text:span><text:span text:style-name="T73">3.</text:span><text:span text:style-name="T105">1</text:span><text:span text:style-name="T63">:</text:span><text:span text:style-name="T114"> </text:span><text:span text:style-name="T117">EchoFrappe</text:span><text:span text:style-name="T114"><text:line-break/>Demander a l’utilisateur de taper un texte et re-afficher le texte<text:line-break/><text:line-break/></text:span></text:p>
        </text:list-item>
        <text:list-item>
          <text:p text:style-name="P80"><text:span text:style-name="T63">Exo </text:span><text:span text:style-name="T73">3.</text:span><text:span text:style-name="T105">2</text:span><text:span text:style-name="T114">: </text:span><text:span text:style-name="T117">A</text:span><text:span text:style-name="T114">ddition du </text:span><text:span text:style-name="T117">P</text:span><text:span text:style-name="T114">auvre<text:line-break/>Demande a l’utilisateur de taper nombre1 et nombre2 (separe par espace). Ensuite afficher resultat addition. Exemple:<text:line-break/>Veuillez entrer 2 nombres separes par un espace: </text:span><text:span text:style-name="T203">37 256</text:span><text:span text:style-name="T114"><text:line-break/>37 + 256 = 293<text:line-break/><text:line-break/><text:line-break/></text:span><text:span text:style-name="T63">Exo 3</text:span><text:span text:style-name="T73">.</text:span><text:span text:style-name="T105">3</text:span><text:span text:style-name="T63">:</text:span><text:span text:style-name="T114"> </text:span><text:bookmark-start text:name="__DdeLink__1615_1927943045"/><text:span text:style-name="T114">CompterMots</text:span><text:bookmark-end text:name="__DdeLink__1615_1927943045"/><text:span text:style-name="T114">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79"><text:span text:style-name="T63">Exo 3</text:span><text:span text:style-name="T73">.</text:span><text:span text:style-name="T105">4</text:span><text:span text:style-name="T63">: </text:span><text:span text:style-name="T114">CompterMots version2: </text:span><text:span text:style-name="T63"><text:line-break/></text:span><text:span text:style-name="T114">Scanner class, Demander a l’utilisateur de taper un texte, dire combien de mot, et afficher chaque mot sur une ligne. Exemple:<text:line-break/>Veuillez taper une phrase: </text:span><text:span text:style-name="T202">Sur le Pont d’Avignon</text:span><text:span text:style-name="T114"><text:line-break/>Decomposition de la phrase “</text:span><text:span text:style-name="T202">Sur le Pont d’Avignon</text:span><text:span text:style-name="T114">”<text:line-break/>1. Sur<text:line-break/>2. le<text:line-break/>3. Pont<text:line-break/>4. d’Avignon<text:line-break/><text:line-break/></text:span></text:p>
        </text:list-item>
        <text:list-item>
          <text:p text:style-name="P81"><text:bookmark-start text:name="__DdeLink__1611_1927943045"/><text:span text:style-name="T63">Exo 3</text:span><text:span text:style-name="T73">.</text:span><text:span text:style-name="T105">5</text:span><text:span text:style-name="T63">: </text:span><text:bookmark-start text:name="__DdeLink__1605_1927943045"/><text:bookmark-start text:name="__DdeLink__1607_1927943045"/><text:span text:style-name="T114">Re-arranger Mots</text:span><text:bookmark-end text:name="__DdeLink__1607_1927943045"/><text:span text:style-name="T114"> </text:span><text:span text:style-name="T154">(version1)</text:span><text:span text:style-name="T114"><text:line-break/>Demander a l’utilisateur de taper 3 mots. Ex “La Feuille Verte”. Reafficher les mots dans l’ordre inverse, chaque mot separe par une virgule et espace. Selon l’exemple ci-dessus. La reponse doit etre “Verte, Feuille, La”.<text:line-break/></text:span><text:soft-page-break/><text:span text:style-name="T187">A reflechir:</text:span><text:span text:style-name="T114"> que se passe-t-il si l’utilisateur input different que 3 mots?<text:line-break/></text:span><text:span text:style-name="T114"><text:line-break/></text:span></text:p>
        </text:list-item>
        <text:list-item>
          <text:p text:style-name="P81"><text:span text:style-name="T63">Exo 3</text:span><text:span text:style-name="T84">.</text:span><text:span text:style-name="T105">6</text:span><text:span text:style-name="T63">: </text:span><text:bookmark-start text:name="__DdeLink__1605_19279430451"/><text:bookmark-start text:name="__DdeLink__1607_19279430451"/><text:span text:style-name="T114">Re-arranger Mots</text:span><text:bookmark-end text:name="__DdeLink__1607_19279430451"/><text:span text:style-name="T114"> </text:span><text:span text:style-name="T154">(version2)</text:span><text:span text:style-name="T114"><text:line-break/></text:span><text:span text:style-name="T154">Cet exercice combine les notions apprise dans CompterMotsV1 et </text:span><text:bookmark-start text:name="__DdeLink__1617_1927943045"/><text:span text:style-name="T154">ReArrangerMotsV1</text:span><text:bookmark-end text:name="__DdeLink__1617_1927943045"/><text:span text:style-name="T154">.</text:span><text:span text:style-name="T114"><text:line-break/></text:span><text:span text:style-name="T154">Sauf qu'ici la phrase est entre par l'utilisateur. Si l'utilisateur entre une phrase qui a moins de 3 mots, le programme reponds “</text:span><text:bookmark-start text:name="__DdeLink__1619_1927943045"/><text:span text:style-name="T154">SVP entrer au moins 3 mots</text:span><text:bookmark-end text:name="__DdeLink__1619_1927943045"/><text:span text:style-name="T154">”. Sinon extrait les 3 premiers mot et re-afficher les mots dans l'ordre inverse comme ReArrangerMotsV1<text:line-break/>Exemple:<text:line-break/></text:span><text:bookmark-start text:name="__DdeLink__1624_1927943045"/><text:span text:style-name="T154">Veuillez entrer une phrase: </text:span><text:bookmark-start text:name="__DdeLink__1621_1927943045"/><text:span text:style-name="T181">Paris Rouen</text:span><text:bookmark-end text:name="__DdeLink__1621_1927943045"/><text:span text:style-name="T154"><text:line-break/>Vous avez entre [Paris Rouen] SVP entrer au moins 3 mots</text:span><text:span text:style-name="T114"><text:line-break/></text:span><text:bookmark-end text:name="__DdeLink__1624_1927943045"/><text:span text:style-name="T114"><text:line-break/></text:span><text:bookmark-end text:name="__DdeLink__1605_19279430451"/><text:span text:style-name="T154">Veuillez entrer une phrase: </text:span><text:bookmark-start text:name="__DdeLink__1621_19279430451"/><text:span text:style-name="T181">Paris Rouen</text:span><text:bookmark-end text:name="__DdeLink__1621_19279430451"/><text:span text:style-name="T181"> Lille Rotterdam</text:span><text:span text:style-name="T154"><text:line-break/>Phrase inverse: </text:span><text:span text:style-name="T211">Lille Rouen Paris</text:span><text:span text:style-name="T114"><text:line-break/></text:span><text:bookmark-end text:name="__DdeLink__1611_1927943045"/><text:bookmark-end text:name="__DdeLink__1605_1927943045"/><text:span text:style-name="T114"><text:line-break/></text:span><text:span text:style-name="T155">NOTE: pour le moment, on ne se contente que de traiter les 3 premiers mots de la phrase. Pour traiter la phrase complete. Il faut apprendre les notions de Array que l'on verra dans section 7.</text:span></text:p>
        </text:list-item>
      </text:list>
      <text:p text:style-name="P19"/>
      <text:p text:style-name="P19"/>
      <text:p text:style-name="P9"><text:span text:style-name="T225"><text:s/>Package:</text:span><text:span text:style-name="T227"> </text:span><text:bookmark-start text:name="__DdeLink__2227_210544070311"/><text:bookmark-start text:name="__DdeLink__2233_21054407031"/><text:bookmark-start text:name="__DdeLink__2245_2105440703"/><text:span text:style-name="T227">dtfraca.</text:span><text:span text:style-name="T229">Exo</text:span><text:span text:style-name="T228">04_Boucle_FOR_WHILE</text:span><text:bookmark-end text:name="__DdeLink__2227_210544070311"/><text:bookmark-end text:name="__DdeLink__2233_21054407031"/><text:bookmark-end text:name="__DdeLink__2245_2105440703"/><text:span text:style-name="T228"> </text:span></text:p>
      <text:list xml:id="list6499474081430096210" text:style-name="L6">
        <text:list-item>
          <text:p text:style-name="P83"><text:span text:style-name="T75">A</text:span><text:span text:style-name="T74">1_DemoForWhile: </text:span><text:span text:style-name="T126">simple demo montrant For at While</text:span></text:p>
          <text:p text:style-name="P116"/>
        </text:list-item>
        <text:list-item>
          <text:p text:style-name="P84"><text:span text:style-name="T75">A</text:span><text:span text:style-name="T74">2_BoucleInfinie: </text:span><text:span text:style-name="T126">une boucle qui ne s'arrete jamais<text:line-break/>La seule maniere est de clic</text:span><text:span text:style-name="T132">qu</text:span><text:span text:style-name="T126">er sur le bouton stop (le carre rouge) de la console Java</text:span><text:span text:style-name="T63"><text:line-break/></text:span></text:p>
        </text:list-item>
        <text:list-item>
          <text:p text:style-name="P117"><text:span text:style-name="T257">Exo </text:span><text:span text:style-name="T258">4.</text:span><text:span text:style-name="T259">1</text:span><text:span text:style-name="T257">:</text:span><text:span text:style-name="T260"> Table </text:span><text:span text:style-name="T261">Ascii</text:span><text:span text:style-name="T260">:<text:line-break/></text:span><text:a xlink:type="simple" xlink:href="http://www.ascii-code.com/"><text:span text:style-name="T261">http://www.ascii-code.com/</text:span></text:a><text:span text:style-name="T261"> </text:span><text:span text:style-name="T260"><text:line-break/></text:span><text:span text:style-name="T261">Afficher a l'ecran la table Ascii des caracteres affichables de code 32 a 255.<text:line-break/>Utilise printf() pour bien aligner en colonne.<text:line-break/>Example:<text:line-break/>48 (tab) 0<text:line-break/>49 (tab) 1<text:line-break/>. . .<text:line-break/>65 (tab) A<text:line-break/>66 (tab) B</text:span><text:span text:style-name="T260"><text:line-break/></text:span><text:span text:style-name="T257"><text:line-break/></text:span></text:p>
        </text:list-item>
        <text:list-item>
          <text:p text:style-name="P85"><text:span text:style-name="T63">Exo </text:span><text:span text:style-name="T76">4.</text:span><text:span text:style-name="T105">2</text:span><text:span text:style-name="T63">:</text:span><text:span text:style-name="T114"> Table Multiplication du Pauvre: <text:line-break/>Demande a l’utilisateur de input un nombre entre 1 et 10. En utilisant une boucle </text:span><text:span text:style-name="T63">for</text:span><text:span text:style-name="T114">, afficher la table de multiplication correspondante. Exemple: input = 7, il faut afficher 10 lignes:<text:line-break/>7 x 1 = 7<text:line-break/>7 x 2 = 14<text:line-break/>…<text:line-break/>7 x 10 = 10<text:line-break/><text:line-break/></text:span><text:span text:style-name="T187">NOTE:</text:span><text:span text:style-name="T114"> formatter l’affichage par printf() et %2d pour que les nombres soient parfaitement alignes en colonne.<text:line-break/><text:line-break/></text:span><text:span text:style-name="T187">Variante</text:span><text:span text:style-name="T114">: re-afficher une autre table de multiplication identique que celle ci-dessus. Mais </text:span><text:soft-page-break/><text:span text:style-name="T114">cette fois-ci, utilise une boucle </text:span><text:span text:style-name="T63">while</text:span><text:span text:style-name="T114"> au lieu de la boucle </text:span><text:span text:style-name="T63">for</text:span><text:span text:style-name="T114">.<text:line-break/></text:span></text:p>
        </text:list-item>
      </text:list>
      <text:p text:style-name="P21"/>
      <text:list xml:id="list1378667870" text:continue-numbering="true" text:style-name="L6">
        <text:list-item>
          <text:p text:style-name="P85"><text:span text:style-name="T63">Exo 4</text:span><text:span text:style-name="T76">.</text:span><text:span text:style-name="T105">3</text:span><text:span text:style-name="T114">: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66">for</text:span><text:span text:style-name="T114">, la 2eme en utilisant boucle </text:span><text:span text:style-name="T66">while</text:span><text:span text:style-name="T114">.<text:line-break/><text:line-break/></text:span><text:span text:style-name="T187">Variante</text:span><text:span text:style-name="T114">: afficher deux autres lignes. Ligne1 ne contient que des nombres impaires, Ligne2 contient des nombres paires. Exemple:<text:line-break/>Impaire: 1, 3, 5, 7, 9, 11<text:line-break/>Paire: 2, 4, 6, 8, 10, 12<text:line-break/><text:line-break/></text:span></text:p>
        </text:list-item>
        <text:list-item>
          <text:p text:style-name="P86"><text:span text:style-name="T63">Exo 4</text:span><text:span text:style-name="T76">.</text:span><text:span text:style-name="T105">4</text:span><text:bookmark-start text:name="__DdeLink__1732_1460724127"/><text:span text:style-name="T114">: Interet compose:</text:span><text:bookmark-end text:name="__DdeLink__1732_1460724127"/><text:span text:style-name="T114"><text:line-break/>Placer un montant initial de $1000 dans la banque. Le taux d’interet est de 4% . Au bout de 10 ans, </text:span><text:span text:style-name="T166">quel est le montant</text:span><text:span text:style-name="T114">? Afficher le resultat pour 10 ans utilisant le format suivant:<text:line-break/>System.out.printf( "%4d%,$10.2f\n", annee, montant );<text:line-break/>Exemple:<text:line-break/>1: $1050.00<text:line-break/>2: $1102.50<text:line-break/>etc.<text:line-break/>10: $1628.89<text:line-break/><text:line-break/></text:span><text:span text:style-name="T196">Note:</text:span><text:span text:style-name="T167"> chercher a utiliser l'operateur *= (Ex: var1 *= x signifie var1 = var1 * x) </text:span><text:span text:style-name="T114"><text:line-break/><text:line-break/><text:line-break/></text:span></text:p>
        </text:list-item>
        <text:list-item>
          <text:p text:style-name="P87"><text:bookmark-start text:name="__DdeLink__1833_1460724127"/><text:span text:style-name="T63">Exo 4</text:span><text:bookmark-end text:name="__DdeLink__1833_1460724127"/><text:span text:style-name="T94">.</text:span><text:span text:style-name="T105">5</text:span><text:span text:style-name="T114">: ReverseString<text:line-break/></text:span><text:span text:style-name="T191">Etape1</text:span><text:span text:style-name="T123">: </text:span><text:span text:style-name="T114">Demande a l’utilisateur de taper une phrase. Utilise boucle for pour re-afficher la phrase a l’envers.<text:line-break/><text:line-break/></text:span><text:span text:style-name="T191">Etape 2</text:span><text:span text:style-name="T123">: une fois Etape1 est testee OK. Deplacer tout le bloc de code dans une methode privee nommee reverseString().<text:line-break/></text:span><text:span text:style-name="T124">- Highlight the code block<text:line-break/>- Right-Click </text:span><text:span text:style-name="T178">►</text:span><text:span text:style-name="T124"> Refactor </text:span><text:span text:style-name="T178">► Extract Method</text:span><text:span text:style-name="T114"><text:line-break/><text:line-break/></text:span></text:p>
        </text:list-item>
        <text:list-item>
          <text:p text:style-name="P82"><text:span text:style-name="T63">Exo 4</text:span><text:span text:style-name="T94">.</text:span><text:span text:style-name="T105">6</text:span><text:span text:style-name="T114">: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88"><text:soft-page-break/></text:p>
        </text:list-item>
        <text:list-item>
          <text:p text:style-name="P82"><text:span text:style-name="T63">Exo 4</text:span><text:span text:style-name="T94">.</text:span><text:span text:style-name="T105">7</text:span><text:span text:style-name="T114">: Majuscule Position Paire<text:line-break/></text:span><text:span text:style-name="T114">Utilisant boucle for, a chaque fois que le caractere est en position paire, mettre en Majuscule le lettre correspondante. Exemple:<text:line-break/>“abcdefghijk-123” -&gt; “aBcDeFgHiJk-123”<text:line-break/><text:line-break/></text:span></text:p>
        </text:list-item>
        <text:list-item>
          <text:p text:style-name="P82"><text:span text:style-name="T63">Exo 4</text:span><text:span text:style-name="T95">.</text:span><text:span text:style-name="T105">8</text:span><text:span text:style-name="T114">: Majuscule Paire + Elimine non-Alpha<text:line-break/>Technique: boucle for + combiner plusieurs if par et/ou (&amp;&amp; ||)<text:line-break/>Mettre en Majuscule les lettres en position paire. Si le caractere un position paire n’est pas une lettre, remplacer par ~<text:line-break/>Exemple: “abcdefghijk-123” -&gt; “aBcDeFgHiJk~1~3”<text:line-break/></text:span></text:p>
        </text:list-item>
      </text:list>
      <text:p text:style-name="P16"><text:line-break/><text:span text:style-name="T11"><text:line-break/></text:span><text:span text:style-name="T57"> Package:</text:span><text:span text:style-name="T59"> </text:span><text:bookmark-start text:name="__DdeLink__2227_2105440703111"/><text:bookmark-start text:name="__DdeLink__2233_210544070311"/><text:bookmark-start text:name="__DdeLink__2247_2105440703"/><text:span text:style-name="T59">dtfraca.</text:span><text:span text:style-name="T61">Exo05_If_ElseIf_Switch</text:span><text:bookmark-end text:name="__DdeLink__2227_2105440703111"/><text:bookmark-end text:name="__DdeLink__2233_210544070311"/><text:bookmark-end text:name="__DdeLink__2247_2105440703"/><text:span text:style-name="T60"> </text:span></text:p>
      <text:list xml:id="list3510217291649788536" text:style-name="L7">
        <text:list-item>
          <text:p text:style-name="P95"><text:span text:style-name="T69">A1_Comparer2Nombres</text:span><text:span text:style-name="T151">: </text:span><text:bookmark-start text:name="__DdeLink__1601_1927943045"/><text:span text:style-name="T151">Demo simple de test conditionel IF</text:span><text:bookmark-end text:name="__DdeLink__1601_1927943045"/><text:span text:style-name="T115"><text:line-break/>Demande a l’utilisateur de taper deux nombres entiers n1 et n2. Ensuite faire des tests d’egalite et afficher le resultat de la comparaison. Ex</text:span><text:span text:style-name="T118">e</text:span><text:span text:style-name="T115">mple:<text:line-break/>n1 est egal a n2<text:line-break/>n1 est plus grand que n2<text:line-break/>n2 est plus petit que n2<text:line-break/><text:line-break/></text:span><text:span text:style-name="T188">Variation</text:span><text:span text:style-name="T115">: ajoute qq test supplementaires pour bien comprendre les test &gt;= et &lt;=. Puis afficher le texte correspondant:<text:line-break/>n1 est au moins egal ou superieur a 100<text:line-break/>n2 est egal ou inferieur a 100<text:line-break/>etc.<text:line-break/></text:span></text:p>
        </text:list-item>
        <text:list-item>
          <text:p text:style-name="P96"><text:span text:style-name="T64">Exo </text:span><text:span text:style-name="T82">5.</text:span><text:span text:style-name="T101">1</text:span><text:span text:style-name="T115">: </text:span><text:span text:style-name="T189">Test de Parite </text:span><text:span text:style-name="T190">v1</text:span><text:span text:style-name="T115"><text:line-break/>Demande a l’utilisateur de taper </text:span><text:span text:style-name="T119">un</text:span><text:span text:style-name="T115"> nombre entiers n1. Ensuite faire </text:span><text:span text:style-name="T120">un</text:span><text:span text:style-name="T115"> test </text:span><text:span text:style-name="T120">de parite</text:span><text:span text:style-name="T115"> et afficher le resultat de la comparaison. Ex</text:span><text:span text:style-name="T118">e</text:span><text:span text:style-name="T115">mple:<text:line-break/></text:span><text:span text:style-name="T120">Veuillez entrer un nombre entier: </text:span><text:span text:style-name="T206">41</text:span><text:span text:style-name="T115"><text:line-break/></text:span><text:span text:style-name="T120">41 est un nombre impaire<text:line-break/><text:line-break/></text:span><text:span text:style-name="T189">Test de Parite </text:span><text:span text:style-name="T190">v2:</text:span><text:span text:style-name="T122"><text:line-break/>Ameliore v1 en ajoutant une methode privee nommee “parityCheck(n1)”.<text:line-break/></text:span><text:span text:style-name="T124">Creer la methode en re-utilisant le code existant par:</text:span><text:span text:style-name="T115"><text:line-break/></text:span><text:span text:style-name="T124">- Highlight the code block<text:line-break/>- Right-Click </text:span><text:span text:style-name="T178">►</text:span><text:span text:style-name="T124"> Refactor </text:span><text:span text:style-name="T178">► Extract Method<text:line-break/><text:line-break/></text:span></text:p>
        </text:list-item>
        <text:list-item>
          <text:p text:style-name="P97"><text:span text:style-name="T102">Exo </text:span><text:span text:style-name="T103">5.</text:span><text:span text:style-name="T104">2</text:span><text:span text:style-name="T173">: </text:span><text:span text:style-name="T197">T</text:span><text:span text:style-name="T198">esterDiviseur</text:span><text:span text:style-name="T199">Simple</text:span><text:span text:style-name="T173"><text:line-break/>Demande a l’utilisateur de taper </text:span><text:span text:style-name="T176">deux</text:span><text:span text:style-name="T173"> nombre</text:span><text:span text:style-name="T176">s</text:span><text:span text:style-name="T173"> entiers n1 ,</text:span><text:span text:style-name="T176">n2</text:span><text:span text:style-name="T173">. Ensuite </text:span><text:span text:style-name="T176">afficher si n1 est divisible par n2</text:span><text:span text:style-name="T173">. Ex</text:span><text:span text:style-name="T175">e</text:span><text:span text:style-name="T173">mple:<text:line-break/></text:span><text:span text:style-name="T174">Veuillez entrer </text:span><text:span text:style-name="T176">deux</text:span><text:span text:style-name="T174"> nombre</text:span><text:span text:style-name="T176">s </text:span><text:span text:style-name="T174">entier</text:span><text:span text:style-name="T176">s</text:span><text:span text:style-name="T174"> </text:span><text:span text:style-name="T176">(separes par espace, n1 &gt; n2)</text:span><text:span text:style-name="T174">: </text:span><text:span text:style-name="T184">7 39</text:span><text:span text:style-name="T173"><text:line-break/></text:span><text:span text:style-name="T176">n2 = 39 est &gt; n1 = 7, veuillez entrer n1 &gt; n2 SPV<text:line-break/><text:line-break/></text:span><text:span text:style-name="T174">Veuillez entrer </text:span><text:span text:style-name="T176">deux</text:span><text:span text:style-name="T174"> nombre</text:span><text:span text:style-name="T176">s </text:span><text:span text:style-name="T174">entier</text:span><text:span text:style-name="T176">s</text:span><text:span text:style-name="T174"> </text:span><text:span text:style-name="T176">(separes par espace, n1 &gt; n2)</text:span><text:span text:style-name="T174">: </text:span><text:span text:style-name="T184">39 7</text:span><text:span text:style-name="T173"><text:line-break/></text:span><text:span text:style-name="T176">39 n'est pas divisible par 7 (reste = 4)<text:line-break/><text:line-break/></text:span><text:soft-page-break/><text:span text:style-name="T174">Veuillez entrer </text:span><text:span text:style-name="T176">deux</text:span><text:span text:style-name="T174"> nombre</text:span><text:span text:style-name="T176">s </text:span><text:span text:style-name="T174">entier</text:span><text:span text:style-name="T176">s</text:span><text:span text:style-name="T174"> </text:span><text:span text:style-name="T176">(separes par espace, n1 &gt; n2)</text:span><text:span text:style-name="T174">: </text:span><text:span text:style-name="T184">8638 7</text:span><text:span text:style-name="T173"><text:line-break/></text:span><text:span text:style-name="T176">8638 est pas divisible par 7 (reste = 0)<text:line-break/></text:span><text:span text:style-name="T176"><text:line-break/></text:span><text:span text:style-name="T197">T</text:span><text:span text:style-name="T198">esterDiviseur</text:span><text:span text:style-name="T199">V2<text:line-break/></text:span><text:span text:style-name="T177">Ameliore la classe TesterDiviseurSimple en testant si un nombre est divisible par 2, 3, 4, 5, 6, 7, 8, 9, 10<text:line-break/><text:line-break/></text:span><text:span text:style-name="T174">Veuillez entrer </text:span><text:span text:style-name="T177">un</text:span><text:span text:style-name="T174"> nombre: </text:span><text:span text:style-name="T185">120<text:line-break/></text:span><text:span text:style-name="T240">120 divisible par 2: oui<text:line-break/>120 divisible par 3: oui</text:span><text:span text:style-name="T185"><text:line-break/></text:span><text:span text:style-name="T240">120 divisible par 4: oui<text:line-break/>120 divisible par 5: oui</text:span><text:span text:style-name="T185"><text:line-break/></text:span><text:span text:style-name="T240">120 divisible par 6: oui<text:line-break/>120 divisible par 7: non</text:span><text:span text:style-name="T185"><text:line-break/></text:span><text:span text:style-name="T240">120 divisible par 8: non<text:line-break/>120 divisible par 9: non<text:line-break/>120 divisible par 10: oui</text:span><text:span text:style-name="T115"><text:line-break/><text:line-break/></text:span></text:p>
        </text:list-item>
        <text:list-item>
          <text:p text:style-name="P98"><text:span text:style-name="T63">Exo </text:span><text:span text:style-name="T65">5</text:span><text:span text:style-name="T82">.</text:span><text:span text:style-name="T101">3</text:span><text:span text:style-name="T63">: </text:span><text:span text:style-name="T127">Operateur Logique<text:line-break/>Le but de cet exercice est de se familiariser avec les combinaison ET </text:span><text:span text:style-name="T129">(&amp;&amp;)</text:span><text:span text:style-name="T127"> OU </text:span><text:span text:style-name="T129">(||)</text:span><text:span text:style-name="T127"> </text:span><text:span text:style-name="T129">NOT (!) EGALE (==) </text:span><text:span text:style-name="T127">dans les test IF.<text:line-break/></text:span><text:span text:style-name="T125"><text:line-break/>Demande a l’utilisateur </text:span><text:span text:style-name="T127">l'annee de naissance, calculer l'age, tester les condition suivantes et afficher:<text:line-break/>- Si l'annee est paire ou impaire ET si l'annee est bisextile ou pas<text:line-break/>- Si l'annee est </text:span><text:span text:style-name="T137">divisble par 4 </text:span><text:span text:style-name="T127"><text:s/>ET </text:span><text:span text:style-name="T137">aussi</text:span><text:span text:style-name="T127"> divisible par 100: dire que l'annee n'est pas bisextile</text:span><text:span text:style-name="T125"><text:line-break/></text:span><text:span text:style-name="T127">- Si la personne a moins de 10 ans OU plus de 60 ans: afficher: votre age est xx vous pouvez prendre le bus gratuitement. Sinon dire vous devez payer votre ticket de bus.<text:line-break/></text:span><text:span text:style-name="T129">- Si l'annee n'est pas 1987, dire “Vous n'etes pas ne en 1987”</text:span><text:span text:style-name="T127"><text:line-break/><text:line-break/></text:span><text:span text:style-name="T192">Exemple</text:span><text:span text:style-name="T193">1</text:span><text:span text:style-name="T192">:</text:span><text:span text:style-name="T127"><text:line-break/>Donner l'annee de votre naissance SVP: </text:span><text:span text:style-name="T207">2000</text:span><text:span text:style-name="T127"><text:line-break/>- L'annee est paire et n'est pas bisextile<text:line-break/>- ATTENTION: l'annee est divisible 4 ET par 100, ce n'est pas une annee bisextile<text:line-break/>- Vous avez 13 ans, vous devez payer votre ticket de bus<text:line-break/></text:span><text:span text:style-name="T129">- Vous n'etes pas ne en 1987</text:span><text:span text:style-name="T127"><text:line-break/><text:line-break/></text:span><text:span text:style-name="T192">Exemple</text:span><text:span text:style-name="T193">2</text:span><text:span text:style-name="T192">:</text:span><text:span text:style-name="T127"><text:line-break/>Donner l'annee de votre naissance SVP: </text:span><text:span text:style-name="T207">19</text:span><text:span text:style-name="T208">51</text:span><text:span text:style-name="T127"><text:line-break/>- L'annee est impaire et n'est pas bisextile<text:line-break/>- Vous avez </text:span><text:span text:style-name="T128">62</text:span><text:span text:style-name="T127"> ans, vous pouvez prendre le bus gratuitement<text:line-break/></text:span><text:span text:style-name="T129">- Vous n'etes pas ne en 1987</text:span><text:span text:style-name="T127"><text:line-break/><text:line-break/><text:line-break/></text:span><text:span text:style-name="T63"><text:line-break/></text:span></text:p>
        </text:list-item>
        <text:list-item>
          <text:p text:style-name="P99"><text:span text:style-name="T63">Exo </text:span><text:span text:style-name="T65">5</text:span><text:span text:style-name="T82">.</text:span><text:span text:style-name="T101">4</text:span><text:span text:style-name="T114">: Changeur de monnaie<text:line-break/>Demande a l’utilisateur de taper un nombre decimal: example 368.99. Ensuite decomposer le nombre en billets et en pieces d’Euros. Par exemple:<text:line-break/>Les billets et pieces pour 368.99:<text:line-break/>100 : 3<text:line-break/></text:span><text:soft-page-break/><text:span text:style-name="T114">50: 1<text:line-break/>10: 1<text:line-break/></text:span><text:span text:style-name="T114">5: 1<text:line-break/>1: 3<text:line-break/>50 centimes: 1<text:line-break/>25 centimes: 1<text:line-break/>10 centimes: 2<text:line-break/>1 centime: 4<text:line-break/><text:line-break/></text:span><text:span text:style-name="T116">NOTE: utilise l'operateur modul</text:span><text:span text:style-name="T117">o</text:span><text:span text:style-name="T116"> (a % b) pour calculer le reste entier de la division de a par b. </text:span><text:span text:style-name="T117">Example: 21 % 6 = 3</text:span><text:span text:style-name="T116"><text:line-break/></text:span></text:p>
          <text:p text:style-name="P71"/>
        </text:list-item>
        <text:list-item>
          <text:p text:style-name="P99"><text:span text:style-name="T63">Exo 5</text:span><text:span text:style-name="T82">.</text:span><text:span text:style-name="T101">5</text:span><text:span text:style-name="T114">: Le Docteur Virtuel<text:line-break/>Le programme demande a l’utilisateur de input ses symptomes. A l’aide d’une serie de test sur les mot-cles (en utilisant </text:span><text:span text:style-name="T66">else if</text:span><text:span text:style-name="T114">), le programme affiche la maladie. Si aucune mot-cle n’est trouve le programme doit afficher “Votre maladie est inconnue”<text:line-break/>Example:<text:line-break/>- Decrire vos symptomes: </text:span><text:span text:style-name="T205">Soif et fatigue</text:span><text:span text:style-name="T114"><text:line-break/>- Docteur: Vous etes atteint de Tuberculose<text:line-break/><text:line-break/></text:span></text:p>
        </text:list-item>
        <text:list-item>
          <text:p text:style-name="P94"><text:span text:style-name="T63">Exo 5</text:span><text:span text:style-name="T82">.</text:span><text:span text:style-name="T101">6</text:span><text:span text:style-name="T114">: Les Maths du Pauvre<text:line-break/>Presente a Menu et demande a l’utilisateur de choisir le numero de choix:<text:line-break/>1. Calculer l’hypothenus<text:line-break/>2. Surface d’un cercle<text:line-break/>3. Circonference d’un cercle<text:line-break/>4. Convertir un nombre entier en binaire<text:line-break/>5. 2 a la puissance N<text:line-break/>Selon le choix, pose des questions et afficher le resultat.<text:line-break/><text:line-break/></text:span><text:span text:style-name="T117">NOTE: utilise la structure </text:span><text:span text:style-name="T67">switch</text:span><text:span text:style-name="T117"> pour determiner le choix de l'utilisateur. Ne pas utiliser if.</text:span><text:span text:style-name="T114"><text:line-break/><text:line-break/></text:span></text:p>
        </text:list-item>
        <text:list-item>
          <text:p text:style-name="P94"><text:span text:style-name="T63">Exo 5</text:span><text:span text:style-name="T82">.</text:span><text:span text:style-name="T101">7</text:span><text:span text:style-name="T114">: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94"><text:span text:style-name="T63">Exo 5</text:span><text:span text:style-name="T82">.</text:span><text:span text:style-name="T101">8</text:span><text:span text:style-name="T114">: Inspecteur System<text:line-break/>System.getProperty(). Affiche les proprietes principales. A la fin teste qq valeurs et fait une action conditionnelle. Par exemple: si OS est Windows. afficher message “Il est temps d’apprendre Linux”.<text:line-break/><text:line-break/></text:span></text:p>
        </text:list-item>
      </text:list>
      <text:p text:style-name="P10"><text:span text:style-name="T225"><text:s/>Package:</text:span><text:span text:style-name="T227"> </text:span><text:bookmark-start text:name="__DdeLink__2259_2105440703"/><text:bookmark-start text:name="__DdeLink__2227_21054407031111"/><text:bookmark-start text:name="__DdeLink__2233_2105440703111"/><text:bookmark-start text:name="__DdeLink__2247_21054407031"/><text:span text:style-name="T227">dtfraca.</text:span><text:span text:style-name="T229">Exo0</text:span><text:span text:style-name="T230">6</text:span><text:span text:style-name="T229">_</text:span><text:bookmark-end text:name="__DdeLink__2227_21054407031111"/><text:bookmark-end text:name="__DdeLink__2233_2105440703111"/><text:bookmark-end text:name="__DdeLink__2247_21054407031"/><text:span text:style-name="T230">Random</text:span><text:bookmark-end text:name="__DdeLink__2259_2105440703"/><text:span text:style-name="T228"> </text:span></text:p>
      <text:list xml:id="list8397325087697450133" text:style-name="L8">
        <text:list-item>
          <text:p text:style-name="P101"><text:span text:style-name="T77">Demo</text:span><text:span text:style-name="T63">:</text:span><text:span text:style-name="T114"> </text:span><text:span text:style-name="T145">A1_</text:span><text:span text:style-name="T143">Demo</text:span><text:span text:style-name="T114">Random<text:line-break/>Utilise la fonction Random pour<text:line-break/></text:span><text:soft-page-break/><text:span text:style-name="T114">- afficher un </text:span><text:bookmark-start text:name="__DdeLink__1387_944704591"/><text:span text:style-name="T114">nombre au hasard entre 1 et 127</text:span><text:bookmark-end text:name="__DdeLink__1387_944704591"/><text:span text:style-name="T114"><text:line-break/>- une lettre aleatoire en majuscule<text:line-break/></text:span><text:span text:style-name="T114">- </text:span><text:bookmark-start text:name="__DdeLink__1389_944704591"/><text:span text:style-name="T114">une lettre aleatoire en minuscul</text:span><text:bookmark-end text:name="__DdeLink__1389_944704591"/><text:span text:style-name="T144">e</text:span><text:span text:style-name="T114"><text:line-break/>- </text:span><text:bookmark-start text:name="__DdeLink__1391_944704591"/><text:span text:style-name="T114">un symbole qui n’est ni nombre, ni lettre</text:span><text:bookmark-end text:name="__DdeLink__1391_944704591"/><text:span text:style-name="T114">.<text:line-break/></text:span></text:p>
        </text:list-item>
        <text:list-item>
          <text:p text:style-name="P124"><text:span text:style-name="T34">Exo 6.</text:span><text:span text:style-name="T35">1</text:span><text:span text:style-name="T34">:</text:span><text:span text:style-name="T37"> </text:span><text:span text:style-name="T38">RandomSymbol<text:line-break/>Modifie </text:span><text:span text:style-name="T39">A1_</text:span><text:span text:style-name="T40">Demo</text:span><text:span text:style-name="T37">Random </text:span><text:span text:style-name="T38">pour afficher un symbol aleatoire.<text:line-break/>Examine les codes Ascii dans: </text:span><text:a xlink:type="simple" xlink:href="http://www.ascii-code.com/"><text:span text:style-name="T256">http://www.ascii-code.com/</text:span></text:a><text:span text:style-name="T38"><text:line-break/>Le symbol </text:span><text:span text:style-name="T41">genere</text:span><text:span text:style-name="T38"> doit avoir son code dans les plages suivants:<text:line-break/>33 → 47<text:line-break/>58 → 64</text:span><text:span text:style-name="T37"><text:line-break/></text:span><text:span text:style-name="T38">91 → 96<text:line-break/>123 → 126<text:line-break/>192 → 255<text:line-break/><text:line-break/></text:span><text:span text:style-name="T41">Cela signifie par example si la valeur du code ascii genere est 98. La valeur 98 n'est pas acceptable parce qu'elle ne figure pas dans les plages valides.</text:span><text:span text:style-name="T38"><text:line-break/><text:line-break/>Affiche le resultat sous le format suivant:<text:line-break/></text:span><text:span text:style-name="T36">Symbole Aleatoire: Æ (Code Ascii = 198)</text:span><text:span text:style-name="T37"><text:line-break/><text:line-break/></text:span></text:p>
        </text:list-item>
        <text:list-item>
          <text:p text:style-name="P100"><text:span text:style-name="T63">Exo 6.</text:span><text:span text:style-name="T106">2</text:span><text:span text:style-name="T114">: La devinette du “Sans Cervelle”<text:line-break/>Initialise la variable <text:line-break/>int nombreSecret = 3537; // entre 1 et 10000<text:line-break/><text:line-break/>Faire tourner dans une boucle while:<text:line-break/>Generer un nombre au hasard entre 1 et 10000, a chaque fois augmenter le compteur d’essair de 1. Lorsque le nb aleatoire est egale a nombreSecret , quitter la boucle while par break et afficher:<text:line-break/><text:line-break/>- Nombre Trouve: (afficher le nombre secret)<text:line-break/>- Nombre d’essai: xxxx<text:line-break/><text:line-break/><text:line-break/></text:span><text:span text:style-name="T63">Exo 6.</text:span><text:span text:style-name="T106">3</text:span><text:span text:style-name="T114">: Comparaison de chaines de caracteres<text:line-break/>Le programme genere un mot aleatoire de 4 lettres (lettre seulement, minuscule et majuscule sont autorise). Le programme demande a l’utilisateur de retaper le meme mot. Si la reponse correcte, afficher “OK” et le programme est termine. Sinon, affiche: Essai xxx rate, retaper SVP. Le programme continue jusqu’a ce que l’utilisateur tape la bonne reponse.<text:line-break/><text:line-break/></text:span><text:span text:style-name="T187">Variante</text:span><text:span text:style-name="T114">: “Case Insensitive”: Le programme ne fait pas la difference entre majuscule / minuscule dans la reponse. Par exemple: si le programme genere le mot aleatoire “KwjY”. Les reponses suivantes sont toute acceptables: “KWJY”, “kwjy”, “kWjy”, “KwJy”, etc.<text:line-break/><text:line-break/><text:line-break/></text:span><text:span text:style-name="T63">Exo 6.</text:span><text:span text:style-name="T106">4</text:span><text:span text:style-name="T114">: Trouver Le Nombre Secret:<text:line-break/></text:span><text:span text:style-name="T187">Part1: Humain cherche le nombre.</text:span><text:span text:style-name="T114"> Le programme genere un nombre aleatoire entre 1 et 1000. Affiche a l’ecran: “Devenier le nombre?”. A chaque fois que l’utilisateur donne une reponse, incremente la variable nombreEssai++. Si la reponse est incorrecte affiche “Trop grand (Essai #)” ou “Trop petit (Essai #)”.<text:line-break/></text:span><text:soft-page-break/><text:span text:style-name="T114">Par exemple: le sombre secret est 432. Au 6eme essai, l’utlisateur reponds 168, le programme doit repondre “Trop petit (Essai 6)”.<text:line-break/>Si reponse est exacte afficher “Bravo, vous avez trouve en xxx essais”. et le jeu est termine.<text:line-break/></text:span><text:span text:style-name="T114"><text:line-break/></text:span><text:span text:style-name="T187">Part2: Le program cherche le nombre.</text:span><text:span text:style-name="T114"> L’utilisateur pense a un nombre secret entre 1 et 1000. Le programme propose une reponses: “Est-ce-que c’est 500?”<text:line-break/>Utilisateur reponds par “G, P ou OK” pour Trop Grand, Trop Petit, ou OK Gagne.</text:span></text:p>
        </text:list-item>
      </text:list>
      <text:p text:style-name="P13"/>
      <text:p text:style-name="P17"><text:line-break/><text:span text:style-name="T57"> Package:</text:span><text:span text:style-name="T59"> </text:span><text:bookmark-start text:name="__DdeLink__2227_210544070311111"/><text:bookmark-start text:name="__DdeLink__2233_21054407031111"/><text:bookmark-start text:name="__DdeLink__2247_210544070311"/><text:bookmark-start text:name="__DdeLink__2259_21054407031"/><text:span text:style-name="T59">dtfraca.</text:span><text:span text:style-name="T61">Exo0</text:span><text:span text:style-name="T62">7</text:span><text:span text:style-name="T61">_</text:span><text:bookmark-end text:name="__DdeLink__2227_210544070311111"/><text:bookmark-end text:name="__DdeLink__2233_21054407031111"/><text:bookmark-end text:name="__DdeLink__2247_210544070311"/><text:bookmark-end text:name="__DdeLink__2259_21054407031"/><text:span text:style-name="T62">Array</text:span><text:span text:style-name="T60"> </text:span></text:p>
      <text:list xml:id="list184709762176121208" text:style-name="L9">
        <text:list-item>
          <text:p text:style-name="P103"><text:bookmark-start text:name="__DdeLink__1414_944704591"/><text:span text:style-name="T80">A1_DemoArray1Dim</text:span><text:span text:style-name="T114">: </text:span><text:span text:style-name="T148">Demo Array</text:span><text:span text:style-name="T114"> </text:span><text:span text:style-name="T148">a </text:span><text:span text:style-name="T114">un Dimension. </text:span><text:span text:style-name="T148">Comment trier les valeurs dans un array.</text:span><text:bookmark-end text:name="__DdeLink__1414_944704591"/><text:span text:style-name="T114"><text:line-break/></text:span></text:p>
        </text:list-item>
        <text:list-item>
          <text:p text:style-name="P103"><text:span text:style-name="T81">A2_DemoArray1DimCombi</text:span><text:span text:style-name="T114">: </text:span><text:span text:style-name="T149">Montrer les croisement de deux arrays a une dimension pour obtenir une multiplication des elements.</text:span><text:span text:style-name="T148"> </text:span><text:span text:style-name="T149">Par exemple si Array1 a 4 elements, Array2 a 13 elements. Le croisement de Array1 x Array2 = 4 x 13 = 53 combinaisons.<text:line-break/></text:span></text:p>
        </text:list-item>
        <text:list-item>
          <text:p text:style-name="P103"><text:span text:style-name="T68">A3_DemoArrayMultiDim</text:span><text:span text:style-name="T149">: demo d'un array a deux dimensions.</text:span><text:span text:style-name="T114"><text:line-break/><text:line-break/></text:span></text:p>
        </text:list-item>
        <text:list-item>
          <text:p text:style-name="P104"><text:bookmark-start text:name="__DdeLink__1408_944704591"/><text:bookmark-start text:name="__DdeLink__1603_1927943045"/><text:span text:style-name="T63">Exo 7</text:span><text:span text:style-name="T83">.</text:span><text:span text:style-name="T106">1</text:span><text:span text:style-name="T114">: Array un Dimension</text:span><text:bookmark-end text:name="__DdeLink__1603_1927943045"/><text:span text:style-name="T114"><text:line-break/>Initialise </text:span><text:span text:style-name="T158">les </text:span><text:span text:style-name="T114">array</text:span><text:span text:style-name="T158">s suivants:<text:line-break/></text:span><text:bookmark-start text:name="__DdeLink__1740_1460724127"/><text:span text:style-name="T158">- moisFrancais: </text:span><text:span text:style-name="T114">qui contient des noms de mois en Francais</text:span><text:bookmark-end text:name="__DdeLink__1740_1460724127"/><text:span text:style-name="T114"><text:line-break/></text:span><text:span text:style-name="T158">- moisAnglais: </text:span><text:span text:style-name="T114">qui contient des noms de mois en </text:span><text:span text:style-name="T158">Anglais<text:line-break/>- nbJoursDuMois: qui contient les nb de jours du mois</text:span><text:span text:style-name="T114"><text:line-break/><text:line-break/></text:span><text:span text:style-name="T70">NOTE</text:span><text:span text:style-name="T159">: on simplifie le probleme en considerant une annee non-bisextile, le mois de fevrier a toujours 28 jours.<text:line-break/></text:span><text:span text:style-name="T114"><text:line-break/>Afficher les noms par printf() des 12 mois dans le format suivant:<text:line-break/><text:line-break/>1 \t Janvier \t January </text:span><text:span text:style-name="T158">(31 jours)</text:span><text:span text:style-name="T114"><text:line-break/>2 \t Fevrier \t Febuary </text:span><text:span text:style-name="T158">(28 jours)</text:span><text:span text:style-name="T114"><text:line-break/>etc.<text:line-break/></text:span><text:span text:style-name="T148">11</text:span><text:span text:style-name="T114"> \t </text:span><text:span text:style-name="T148">Novembre</text:span><text:span text:style-name="T114"> \t </text:span><text:span text:style-name="T148">November </text:span><text:bookmark-start text:name="__DdeLink__1742_1460724127"/><text:span text:style-name="T158">(30 jours)</text:span><text:bookmark-end text:name="__DdeLink__1742_1460724127"/><text:span text:style-name="T148"><text:line-break/>12 \t Decembre \t December </text:span><text:span text:style-name="T158">(31 jours)</text:span><text:span text:style-name="T148"><text:line-break/><text:line-break/></text:span></text:p>
        </text:list-item>
        <text:list-item>
          <text:p text:style-name="P105"><text:span text:style-name="T80">Exo 7</text:span><text:span text:style-name="T83">.</text:span><text:span text:style-name="T106">2</text:span><text:span text:style-name="T148">: </text:span><text:span text:style-name="T153">StringSplitDemo</text:span><text:span text:style-name="T152"><text:line-break/>Ameliorer l'exercice Exo3e “ Re-arranger Mots”. Au lieu d’utiliser Scanner.Next() pour extraire les mots, utilise String.</text:span><text:span text:style-name="T150">split</text:span><text:span text:style-name="T121">()</text:span><text:span text:style-name="T152"> pour separer les mots.<text:line-break/><text:line-break/>Demander a l’utilisateur de taper une phrase. La phrase peut contenir des ponctuations. <text:s/>Reafficher les mots dans l’ordre inverse, chaque mot separe par un espace.<text:line-break/>ATTENTION: le programme doit etre capable de separer les mots meme sur les ponctuations. Exemple:<text:line-break/><text:line-break/>Veuillez entrer une phrase: </text:span><text:span text:style-name="T180">Petit-Quevilly String.split() Un,Deux|Trois</text:span><text:span text:style-name="T152"><text:line-break/>La Phrase Inversee: </text:span><text:span text:style-name="T210">Trois Deux Un split() String Quevilly Petit</text:span><text:span text:style-name="T114"><text:line-break/></text:span><text:bookmark-end text:name="__DdeLink__1408_944704591"/><text:span text:style-name="T114"><text:line-break/></text:span></text:p>
        </text:list-item>
        <text:list-item>
          <text:p text:style-name="P102"><text:soft-page-break/><text:span text:style-name="T63">Exo 7</text:span><text:span text:style-name="T83">.</text:span><text:span text:style-name="T106">3</text:span><text:span text:style-name="T114">: Array Deux Dimensions</text:span><text:span text:style-name="T187"><text:line-break/></text:span><text:span text:style-name="T114">Refaire l’Exo 7a (les noms des mois en FR, EN) en utilisant un seul array a deux dimensions au lieu de 2 arrays d’une dimension. Les index FR et EN doivent etre definis en utilisant des </text:span><text:span text:style-name="T114">constants.<text:line-break/><text:line-break/></text:span></text:p>
        </text:list-item>
        <text:list-item>
          <text:p text:style-name="P102"><text:span text:style-name="T63">Exo 7</text:span><text:span text:style-name="T83">.</text:span><text:span text:style-name="T106">4</text:span><text:span text:style-name="T114">: Calcul Moyenne Min Max version 1<text:line-break/>Creer un tableau d’entier d’une dizaine d’elements. Calculer et afficher:<text:line-break/>- la valeur de la moyenne.<text:line-break/>- la valeur max<text:line-break/>- la valeur min<text:line-break/><text:line-break/></text:span></text:p>
        </text:list-item>
        <text:list-item>
          <text:p text:style-name="P102"><text:span text:style-name="T63">Exo 7</text:span><text:span text:style-name="T83">.</text:span><text:span text:style-name="T106">5</text:span><text:span text:style-name="T114">: Calcul Moyenne Min Max version 2<text:line-break/>Ameliorer version en utilisant des fonctions Math.Max(n1, n2) et Math.Min(n1, n2).<text:line-break/>Verifier dans la documentation Java s’il y a un moyen de calculer la moyenne plus simplement.</text:span></text:p>
        </text:list-item>
      </text:list>
      <text:p text:style-name="P19"/>
      <text:p text:style-name="P19"/>
      <text:p text:style-name="P19"/>
      <text:p text:style-name="P11"><text:bookmark-start text:name="__DdeLink__2983_1628707542"/><text:span text:style-name="T225"><text:s/>Package:</text:span><text:span text:style-name="T227"> </text:span><text:bookmark-start text:name="__DdeLink__2324_2105440703"/><text:bookmark-start text:name="__DdeLink__2227_210544070311112"/><text:bookmark-start text:name="__DdeLink__2233_21054407031112"/><text:bookmark-start text:name="__DdeLink__2247_210544070312"/><text:bookmark-start text:name="__DdeLink__2259_21054407032"/><text:span text:style-name="T227">dtfraca.</text:span><text:span text:style-name="T229">Exo0</text:span><text:span text:style-name="T231">8</text:span><text:span text:style-name="T229">_</text:span><text:bookmark-end text:name="__DdeLink__2227_210544070311112"/><text:bookmark-end text:name="__DdeLink__2233_21054407031112"/><text:bookmark-end text:name="__DdeLink__2247_210544070312"/><text:bookmark-end text:name="__DdeLink__2259_21054407032"/><text:span text:style-name="T231">Exception</text:span><text:bookmark-end text:name="__DdeLink__2324_2105440703"/><text:span text:style-name="T228"> </text:span></text:p>
      <text:list xml:id="list6425386951863868943" text:style-name="L10">
        <text:list-item>
          <text:p text:style-name="P107"><text:bookmark-start text:name="__DdeLink__1823_1460724127"/><text:span text:style-name="T91">A1_DemoExceptionSANSTryCatch</text:span><text:bookmark-end text:name="__DdeLink__1823_1460724127"/><text:span text:style-name="T91">: </text:span><text:span text:style-name="T134">Exemple de programme qui se termine “sauvagement” par une erreur runtime (le long message d'exception en rouge). Puis le flot du programme est interrompu (la fin du programme n'est jamais atteinte).</text:span><text:span text:style-name="T91"><text:line-break/></text:span><text:bookmark-end text:name="__DdeLink__2983_1628707542"/><text:span text:style-name="T91"><text:line-break/>A2_DemoExceptionAVECTryCatch: </text:span><text:span text:style-name="T134">D</text:span><text:span text:style-name="T133">emo comment intercepter une erreur avec try/catch et afficher le message d'erreur. </text:span><text:span text:style-name="T135">Le programme continue a s'executer et</text:span><text:span text:style-name="T134"> </text:span><text:span text:style-name="T135">se </text:span><text:span text:style-name="T134">termine proprement </text:span><text:span text:style-name="T136">(le msg “FIN NORMAL DU PROGRAMME” s'affiche correctement).</text:span><text:span text:style-name="T133"><text:line-break/><text:line-break/></text:span></text:p>
        </text:list-item>
        <text:list-item>
          <text:p text:style-name="P107"><text:bookmark-start text:name="__DdeLink__1787_1460724127"/><text:span text:style-name="T63">Exo </text:span><text:span text:style-name="T99">8</text:span><text:span text:style-name="T86">.</text:span><text:span text:style-name="T106">1</text:span><text:span text:style-name="T114">: </text:span><text:bookmark-start text:name="__DdeLink__1801_1460724127"/><text:span text:style-name="T114">C</text:span><text:span text:style-name="T160">lass </text:span><text:bookmark-end text:name="__DdeLink__1787_1460724127"/><text:bookmark-start text:name="__DdeLink__1817_1460724127"/><text:bookmark-start text:name="__DdeLink__1812_1460724127"/><text:bookmark-start text:name="__DdeLink__1803_1460724127"/><text:span text:style-name="T71">Division</text:span><text:bookmark-end text:name="__DdeLink__1801_1460724127"/><text:bookmark-end text:name="__DdeLink__1803_1460724127"/><text:span text:style-name="T72">Sans</text:span><text:bookmark-end text:name="__DdeLink__1812_1460724127"/><text:span text:style-name="T72">GestionErreur</text:span><text:bookmark-end text:name="__DdeLink__1817_1460724127"/><text:span text:style-name="T162"><text:line-break/>S'inspirer de la classe “AdditionDuPauvre”. Demande a l'utilisateur d'entrer deux nombres entiers n1 et n2. Puis afficher le resultat de n1/n2. Example:<text:line-break/><text:line-break/></text:span><text:bookmark-start text:name="__DdeLink__1805_1460724127"/><text:span text:style-name="T162">Division n1/n2, Veuillez entrer n1 n2 (separes par espace):</text:span><text:bookmark-end text:name="__DdeLink__1805_1460724127"/><text:span text:style-name="T162"><text:line-break/><text:line-break/>Observer comment le programme se comporte lorsque l'input n'est pas “propre”:<text:line-break/></text:span><text:span text:style-name="T183">12 0<text:tab/></text:span><text:span text:style-name="T162">: </text:span><text:bookmark-start text:name="__DdeLink__1795_14607241271"/><text:span text:style-name="T162">n2 </text:span><text:bookmark-end text:name="__DdeLink__1795_14607241271"/><text:span text:style-name="T162"><text:s/>= 0 </text:span><text:span text:style-name="T165">(division par zero)</text:span><text:span text:style-name="T162"><text:line-break/></text:span><text:bookmark-start text:name="__DdeLink__1798_1460724127"/><text:span text:style-name="T183">12 abc<text:tab/></text:span><text:span text:style-name="T162">: </text:span><text:bookmark-start text:name="__DdeLink__1795_1460724127"/><text:span text:style-name="T162">n2 n'est pas un nombre</text:span><text:bookmark-end text:name="__DdeLink__1798_1460724127"/><text:bookmark-end text:name="__DdeLink__1795_1460724127"/><text:span text:style-name="T162"><text:line-break/></text:span><text:span text:style-name="T183">abc 12<text:tab/></text:span><text:span text:style-name="T162">: n1 n'est pas un nombre<text:line-break/></text:span><text:span text:style-name="T183">123</text:span><text:span text:style-name="T162"><text:tab/>: n2 manquant<text:line-break/><text:line-break/></text:span></text:p>
        </text:list-item>
        <text:list-item>
          <text:p text:style-name="P107"><text:span text:style-name="T63">Exo </text:span><text:span text:style-name="T99">8</text:span><text:span text:style-name="T87">.</text:span><text:span text:style-name="T106">2</text:span><text:span text:style-name="T114">: C</text:span><text:span text:style-name="T160">lass </text:span><text:bookmark-start text:name="__DdeLink__1803_14607241272"/><text:bookmark-start text:name="__DdeLink__1812_14607241271"/><text:span text:style-name="T71">Division</text:span><text:bookmark-end text:name="__DdeLink__1803_14607241272"/><text:bookmark-end text:name="__DdeLink__1812_14607241271"/><text:span text:style-name="T72">AvecGestionErreur</text:span><text:span text:style-name="T162"><text:line-break/>Ameliorer </text:span><text:bookmark-start text:name="__DdeLink__1812_14607241272"/><text:bookmark-start text:name="__DdeLink__1803_14607241273"/><text:span text:style-name="T162">Division</text:span><text:bookmark-end text:name="__DdeLink__1803_14607241273"/><text:span text:style-name="T164">Sans</text:span><text:bookmark-end text:name="__DdeLink__1812_14607241272"/><text:span text:style-name="T164">GestionErreur</text:span><text:span text:style-name="T162">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162">Division n1/n2, Veuillez entrer n1 n2 (separes par espace): </text:span><text:span text:style-name="T183">36 0</text:span><text:span text:style-name="T162"><text:line-break/>Le denominateur est = 0<text:line-break/></text:span><text:bookmark-end text:name="__DdeLink__1807_1460724127"/><text:span text:style-name="T162"><text:line-break/></text:span><text:bookmark-start text:name="__DdeLink__1809_1460724127"/><text:soft-page-break/><text:span text:style-name="T162">Division n1/n2, Veuillez entrer n1 n2 (separes par espace): </text:span><text:span text:style-name="T183">36 abc</text:span><text:span text:style-name="T162"><text:line-break/>Le denominateur n'est pas un nombre entier</text:span><text:bookmark-end text:name="__DdeLink__1809_1460724127"/><text:span text:style-name="T162"><text:line-break/></text:span><text:span text:style-name="T160"><text:line-break/></text:span><text:span text:style-name="T162">Division n1/n2, Veuillez entrer n1 n2 (separes par espace): </text:span><text:span text:style-name="T183">36 4</text:span><text:span text:style-name="T162"><text:line-break/></text:span><text:span text:style-name="T212">Resultat: 36 / 4 = 9</text:span><text:span text:style-name="T162"><text:line-break/><text:line-break/></text:span><text:span text:style-name="T195">Variante1:</text:span><text:span text:style-name="T163"> Compter le nb d'erreur d'input. Lorsque le nb d'erreurs est superieur a 4. Afficher le message “Vous semblez ne pas comprendre une division. Merci et au revoir” puis quitter le programme.<text:line-break/><text:line-break/></text:span></text:p>
        </text:list-item>
        <text:list-item>
          <text:p text:style-name="P107"><text:span text:style-name="T92">Exo </text:span><text:span text:style-name="T99">8</text:span><text:span text:style-name="T93">.</text:span><text:span text:style-name="T106">3</text:span><text:span text:style-name="T163">: </text:span><text:span text:style-name="T156">StringToDate<text:line-break/></text:span><text:span text:style-name="T194">Version 1 (maladroite)</text:span><text:span text:style-name="T156"><text:line-break/>Demande a l'utilisateur d'entrer une date au format 'yyyy-MM-dd'. Extraire les parties yyyy, MM, dd en utilisant la methode String.substring(). Si la date est invalide signal un msg d'erreur. Sinon re-afficher la date avec le mois complet. Exemple:<text:line-break/><text:line-break/></text:span><text:bookmark-start text:name="__DdeLink__1734_1460724127"/><text:span text:style-name="T156">Veuillez entrer une date (yyyy-MM-dd): </text:span><text:span text:style-name="T182">2013-15-17</text:span><text:span text:style-name="T156"><text:line-break/></text:span><text:span text:style-name="T216">Le mois 15 est invalide</text:span><text:bookmark-end text:name="__DdeLink__1734_1460724127"/><text:span text:style-name="T156"><text:line-break/><text:line-break/>Veuillez entrer une date (yyyy-MM-dd): </text:span><text:span text:style-name="T182">2013-02-47</text:span><text:span text:style-name="T156"><text:line-break/></text:span><text:span text:style-name="T216">La date 47 est invalide</text:span><text:span text:style-name="T156"><text:line-break/><text:line-break/>Veuillez entrer une date (yyyy-MM-dd): </text:span><text:span text:style-name="T182">2013-02-17</text:span><text:span text:style-name="T156"><text:line-break/></text:span><text:span text:style-name="T216">La date formattee: 17 Fevrier 2013</text:span><text:span text:style-name="T156"><text:line-break/><text:line-break/></text:span><text:span text:style-name="T194">Version 2 (plus pro)</text:span><text:span text:style-name="T156"><text:line-break/>Continue le programme en implementant une meilleure methode de conversion de date. Cette fois ci on utilise la classe DateFormat pour faire la conversion.<text:line-break/><text:line-break/></text:span><text:bookmark-start text:name="__DdeLink__1736_1460724127"/><text:span text:style-name="T214">DateFormat</text:span><text:bookmark-end text:name="__DdeLink__1736_1460724127"/><text:span text:style-name="T214"> </text:span><text:bookmark-start text:name="__DdeLink__1738_1460724127"/><text:span text:style-name="T215">dateYMDformater</text:span><text:bookmark-end text:name="__DdeLink__1738_1460724127"/><text:span text:style-name="T214"> = new SimpleDateFormat("yyyy-MM-dd");<text:line-break/>Date myDate = </text:span><text:span text:style-name="T215">dateYMDformater.parse(“2013-02-17”);</text:span><text:span text:style-name="T156"><text:line-break/><text:line-break/>utilise try/catch pour detecter une date invalide<text:line-break/></text:span><text:span text:style-name="T157">Si la date est OK affiche la date completement:<text:line-break/>Dimanche 17 Fevrier 2013<text:line-break/><text:line-break/>NOTE: utilise la version2 pour savoir quel jour de semaine tu etais ne.</text:span><text:span text:style-name="T163"><text:line-break/></text:span></text:p>
        </text:list-item>
      </text:list>
      <text:p text:style-name="P22"/>
      <text:p text:style-name="P22"/>
      <text:p text:style-name="P12"><text:span text:style-name="T225"><text:s/>Package:</text:span><text:span text:style-name="T227"> </text:span><text:bookmark-start text:name="__DdeLink__2227_2105440703111121"/><text:bookmark-start text:name="__DdeLink__2233_210544070311121"/><text:bookmark-start text:name="__DdeLink__2247_2105440703121"/><text:bookmark-start text:name="__DdeLink__2259_210544070321"/><text:bookmark-start text:name="__DdeLink__2324_21054407031"/><text:span text:style-name="T227">dtfraca.</text:span><text:span text:style-name="T229">Exo0</text:span><text:span text:style-name="T238">9</text:span><text:span text:style-name="T229">_</text:span><text:bookmark-end text:name="__DdeLink__2227_2105440703111121"/><text:bookmark-end text:name="__DdeLink__2233_210544070311121"/><text:bookmark-end text:name="__DdeLink__2247_2105440703121"/><text:bookmark-end text:name="__DdeLink__2259_210544070321"/><text:bookmark-end text:name="__DdeLink__2324_21054407031"/><text:span text:style-name="T238">GUI</text:span><text:span text:style-name="T228"> </text:span></text:p>
      <text:list xml:id="list863752073" text:continue-numbering="true" text:style-name="L10">
        <text:list-item>
          <text:p text:style-name="P89"><text:bookmark-start text:name="__DdeLink__2990_1628707542"/><text:span text:style-name="T111">xxxTest</text:span><text:span text:style-name="T110">: </text:span><text:span text:style-name="T221">Simple demo</text:span><text:span text:style-name="T220"> </text:span><text:span text:style-name="T221">du commposant xxx. Par exemple, ComboboxTest est un programme graphique qui montre comment utiliser le composant JcomboBox.<text:line-break/><text:line-break/></text:span></text:p>
        </text:list-item>
        <text:list-item>
          <text:p text:style-name="P89"><text:span text:style-name="T112">Exo 9.1</text:span><text:span text:style-name="T113">: </text:span><text:span text:style-name="T221">Etudie la classe “ComboboxTest”, examine l'object imagesJComboBox et note comment cet objet utilise un “anonymous inner class” comme event handler. Comparer avec </text:span><text:span text:style-name="T113"><text:line-break/></text:span><text:span text:style-name="T110"><text:line-break/></text:span><text:bookmark-end text:name="__DdeLink__2990_1628707542"/></text:p>
        </text:list-item>
      </text:list>
      <text:p text:style-name="P19"><text:soft-page-break/></text:p>
      <text:p text:style-name="P19"/>
      <text:p text:style-name="P4"><text:span text:style-name="T50">Module</text:span><text:span text:style-name="T51">: </text:span><text:bookmark-start text:name="__DdeLink__2416_2105440703"/><text:span text:style-name="T51">0</text:span><text:span text:style-name="T52">2</text:span><text:span text:style-name="T51">_</text:span><text:span text:style-name="T53">Hasard_ForceBrute</text:span><text:bookmark-end text:name="__DdeLink__2416_2105440703"/></text:p>
      <text:p text:style-name="P42"><text:bookmark-start text:name="__DdeLink__1839_1460724127"/><text:bookmark-start text:name="__DdeLink__1781_1460724127"/><text:bookmark text:name="__DdeLink__1783_1460724127"/></text:p>
      <text:p text:style-name="P47"><text:bookmark-start text:name="__DdeLink__2348_2105440703"/><text:span text:style-name="T225"><text:s/>Package:</text:span><text:span text:style-name="T227"> </text:span><text:bookmark-start text:name="__DdeLink__2227_2105440703111122"/><text:bookmark-start text:name="__DdeLink__2233_210544070311122"/><text:bookmark-start text:name="__DdeLink__2247_2105440703122"/><text:bookmark-start text:name="__DdeLink__2259_210544070322"/><text:bookmark-start text:name="__DdeLink__2324_21054407032"/><text:span text:style-name="T227">dtfraca.</text:span><text:bookmark-end text:name="__DdeLink__2227_2105440703111122"/><text:bookmark-end text:name="__DdeLink__2233_210544070311122"/><text:bookmark-end text:name="__DdeLink__2247_2105440703122"/><text:bookmark-end text:name="__DdeLink__2259_210544070322"/><text:bookmark-end text:name="__DdeLink__2324_21054407032"/><text:span text:style-name="T232">exo.Loto</text:span><text:span text:style-name="T228"> </text:span></text:p>
      <text:p text:style-name="P43"><text:bookmark-end text:name="__DdeLink__1839_1460724127"/><text:bookmark-end text:name="__DdeLink__1781_1460724127"/><text:bookmark-end text:name="__DdeLink__2348_2105440703"/></text:p>
      <text:list xml:id="list3832200660973817650" text:style-name="L11">
        <text:list-item>
          <text:p text:style-name="P109"><text:bookmark-start text:name="__DdeLink__1789_1460724127"/><text:bookmark-start text:name="__DdeLink__1791_1460724127"/><text:span text:style-name="T88">Loto.</text:span><text:bookmark-end text:name="__DdeLink__1791_1460724127"/><text:span text:style-name="T88">1</text:span><text:bookmark-end text:name="__DdeLink__1789_1460724127"/><text:span text:style-name="T114">: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110"><text:span text:style-name="T88">Loto.2</text:span><text:span text:style-name="T114">: Generateur de 10 grilles de Loto<text:line-break/></text:span><text:span text:style-name="T114">Comme Exo 8a mais afficher 10 lignes. Chaque ligne contient 6 nombres aleatoires (listes par ordre croissant). <text:line-break/><text:line-break/></text:span></text:p>
        </text:list-item>
        <text:list-item>
          <text:p text:style-name="P111"><text:span text:style-name="T88">Loto.3</text:span><text:span text:style-name="T114">: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Grille 1: n1 n2 n3 n4 n5 n6 : 0 bon numero<text:line-break/>Grille 2: n1 n2 n3 n4 n5 n6 : 3 bon numeros *** GAGNE ***<text:line-break/>Grille 3: n1 n2 n3 n4 n5 n6 : 1 bon numero<text:line-break/>etc.<text:line-break/>NOTE1: le mot “numero” est au pluriel s’il y a plus de 1 bon numero.<text:line-break/>NOTE2: a partir de 3 bon numeros, il fait ajouter a la fin “*** GAGNE ***”<text:line-break/><text:line-break/></text:span><text:span text:style-name="T187">Question</text:span><text:span text:style-name="T114">: quel est le nombre de grille que la personne doit jouer pour etre sur de gagner au moins une fois “3 bon numeros” a chaque fois? Pour connaitre ce nombre, il faut essayer manuellement de lancer le programme plusieurs fois. A chaque fois tester un different nb de grilles joues. Apres un certain nb d’essais (une centaine de fois?) on verra quel est ce nombre.<text:line-break/><text:line-break/></text:span><text:span text:style-name="T187">Question Subsidiaire</text:span><text:span text:style-name="T114">: a toi de voir si ca vaut le coup de compter sur le Loto pour gagner sa vie.<text:line-break/><text:line-break/><text:line-break/></text:span><text:span text:style-name="T114"><text:line-break/><text:line-break/></text:span></text:p>
        </text:list-item>
      </text:list>
      <text:p text:style-name="P48"><text:span text:style-name="T225"><text:s/>Package:</text:span><text:span text:style-name="T227"> </text:span><text:bookmark-start text:name="__DdeLink__2227_21054407031111222"/><text:bookmark-start text:name="__DdeLink__2233_2105440703111222"/><text:bookmark-start text:name="__DdeLink__2247_21054407031222"/><text:bookmark-start text:name="__DdeLink__2259_2105440703222"/><text:bookmark-start text:name="__DdeLink__2324_210544070322"/><text:span text:style-name="T227">dtfraca.</text:span><text:bookmark-end text:name="__DdeLink__2227_21054407031111222"/><text:bookmark-end text:name="__DdeLink__2233_2105440703111222"/><text:bookmark-end text:name="__DdeLink__2247_21054407031222"/><text:bookmark-end text:name="__DdeLink__2259_2105440703222"/><text:bookmark-end text:name="__DdeLink__2324_210544070322"/><text:span text:style-name="T232">exo.</text:span><text:span text:style-name="T234">Des</text:span><text:span text:style-name="T228"> </text:span></text:p>
      <text:p text:style-name="P38"/>
      <text:list xml:id="list582055178" text:continue-numbering="true" text:style-name="L11">
        <text:list-item>
          <text:p text:style-name="P111"><text:span text:style-name="T89">Des.1</text:span><text:span text:style-name="T114">: Lancer de Des<text:line-break/>Lancer un des 6 millions de fois. Quel est le nombre de fois chaque numero </text:span><text:span text:style-name="T161">est </text:span><text:span text:style-name="T114">sort</text:span><text:span text:style-name="T161">i</text:span><text:span text:style-name="T114">? Programmer une boucle qui genere un nb aleatoire entre 1 et 6. La boucle repete 6 millions de fois. A la fin, afficher:<text:line-break/></text:span><text:soft-page-break/><text:span text:style-name="T114">- Le temps ecoule en hh:mm:ss (</text:span><text:span text:style-name="T161">utilise edu.dtfraca.util</text:span><text:span text:style-name="T172">s</text:span><text:span text:style-name="T161">.DTFracaLib.ElapsedTime() pour obtenir le temps ecoule</text:span><text:span text:style-name="T114">)<text:line-break/>- La valeur du compteur pour les numero: 1, 2, 3, 4, 5, 6. Exemple:<text:line-break/>Face 1 : xxx fois<text:line-break/></text:span><text:span text:style-name="T114">Face 2 : xxx fois<text:line-break/>Face 3 : yyy fois<text:line-break/>etc.<text:line-break/><text:line-break/></text:span><text:span text:style-name="T187">Variante1</text:span><text:span text:style-name="T114">: ajoute une difficulte. Un super gros lot est quand un numero identique sort 6 fois de suite. Afficher a la fin combien il y a eu de super gros lot.<text:line-break/><text:line-break/></text:span><text:span text:style-name="T187">Variante2</text:span><text:span text:style-name="T114">: </text:span><text:span text:style-name="T161">2eme type de </text:span><text:span text:style-name="T114">gros lot: lorsqu’il y a une suite de 6 nombres qui se suivent (par ex: 4,5,6,1,2,3 ou 5,6,1,2,3,4). Compte le nb de “suites” et l’afficher a la fin.</text:span></text:p>
        </text:list-item>
      </text:list>
      <text:p text:style-name="P19"/>
      <text:p text:style-name="P19"/>
      <text:p text:style-name="P47"><text:span text:style-name="T225"><text:s/>Package:</text:span><text:span text:style-name="T227"> </text:span><text:bookmark-start text:name="__DdeLink__2227_21054407031111221"/><text:bookmark-start text:name="__DdeLink__2233_2105440703111221"/><text:bookmark-start text:name="__DdeLink__2247_21054407031221"/><text:bookmark-start text:name="__DdeLink__2259_2105440703221"/><text:bookmark-start text:name="__DdeLink__2324_210544070321"/><text:span text:style-name="T227">dtfraca.</text:span><text:bookmark-end text:name="__DdeLink__2227_21054407031111221"/><text:bookmark-end text:name="__DdeLink__2233_2105440703111221"/><text:bookmark-end text:name="__DdeLink__2247_21054407031221"/><text:bookmark-end text:name="__DdeLink__2259_2105440703221"/><text:bookmark-end text:name="__DdeLink__2324_210544070321"/><text:span text:style-name="T232">exo.Cryptage</text:span><text:span text:style-name="T228"> </text:span></text:p>
      <text:p text:style-name="P44"/>
      <text:list xml:id="list202102548" text:continue-list="list863752073" text:style-name="L10">
        <text:list-item>
          <text:p text:style-name="P106"><text:bookmark-start text:name="__DdeLink__1793_1460724127"/><text:span text:style-name="T90">Cryp.</text:span><text:bookmark-end text:name="__DdeLink__1793_1460724127"/><text:span text:style-name="T90">1</text:span><text:span text:style-name="T114">: Decryptage du brute<text:line-break/></text:span><text:span text:style-name="T114">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line-break/></text:span></text:p>
        </text:list-item>
        <text:list-item>
          <text:p text:style-name="P108"><text:span text:style-name="T90">Cryp.2</text:span><text:span text:style-name="T114">: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rapide meme sur un mot de passe tres long.<text:line-break/><text:line-break/>1. Initialiser un dictionnaire qui contient environ une centaine de mots.<text:line-break/>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Ecrire le programme qui cycle a travers le dictionnaire et combine des mots ensemble jusqu’a ce qu’il trouve le mot de passe secret.<text:line-break/><text:line-break/></text:span><text:span text:style-name="T187">Note</text:span><text:span text:style-name="T114">: comparer la rapidite d’execution entre la methode du dictionnaire et celle de le force brute qui essaie caractere par caractere.<text:line-break/><text:line-break/></text:span></text:p>
        </text:list-item>
        <text:list-item>
          <text:p text:style-name="P108"><text:span text:style-name="T90">Cryp.</text:span><text:span text:style-name="T90">3</text:span><text:span text:style-name="T114">: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span><text:soft-page-break/><text:span text:style-name="T114"><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span><text:span text:style-name="T114"><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187">Question1</text:span><text:span text:style-name="T114">: Que se passe-t-il si l’on passe des valeurs non attendue? Par example, si l’on tente de decrypter un texte qui n’est pas encore crypte?<text:line-break/><text:line-break/></text:span><text:span text:style-name="T187">Question2</text:span><text:span text:style-name="T114">: que se passe t il si la chaine a decrypter contient des caracteres qui ne sont pas </text:span><text:span text:style-name="T114">connu du “dictionnaire de substitution”?<text:line-break/><text:line-break/></text:span></text:p>
        </text:list-item>
        <text:list-item>
          <text:p text:style-name="P120"><text:span text:style-name="T8">Cryp.4</text:span><text:bookmark-start text:name="__DdeLink__1785_1460724127"/><text:span text:style-name="T11">: Cryptage par XOR (eXclusive OR)<text:line-break/>Refaire l’exercice 8c. Cette fois-ci, au lieu de substituer chaque caractere, on le brouille par l’operateur XOR.</text:span></text:p>
        </text:list-item>
      </text:list>
      <text:p text:style-name="P19"><text:bookmark-end text:name="__DdeLink__1785_1460724127"/></text:p>
      <text:p text:style-name="P19"/>
      <text:p text:style-name="P19"/>
      <text:p text:style-name="P19"/>
      <text:p text:style-name="P4"><text:span text:style-name="T50">Module</text:span><text:span text:style-name="T51">: </text:span><text:bookmark-start text:name="__DdeLink__2418_2105440703"/><text:span text:style-name="T51">0</text:span><text:span text:style-name="T52">3</text:span><text:span text:style-name="T51">_</text:span><text:span text:style-name="T52">ClasseElementaire</text:span><text:bookmark-end text:name="__DdeLink__2418_2105440703"/></text:p>
      <text:p text:style-name="P33"/>
      <text:p text:style-name="P23"/>
      <text:p text:style-name="P49"><text:span text:style-name="T226"><text:s/>Package:</text:span><text:span text:style-name="T227"> </text:span><text:bookmark-start text:name="__DdeLink__2425_2105440703"/><text:bookmark-start text:name="__DdeLink__2227_210544070311112211"/><text:bookmark-start text:name="__DdeLink__2233_21054407031112211"/><text:bookmark-start text:name="__DdeLink__2247_210544070312211"/><text:bookmark-start text:name="__DdeLink__2259_21054407032211"/><text:bookmark-start text:name="__DdeLink__2324_2105440703211"/><text:span text:style-name="T227">dtfraca.</text:span><text:bookmark-end text:name="__DdeLink__2227_210544070311112211"/><text:bookmark-end text:name="__DdeLink__2233_21054407031112211"/><text:bookmark-end text:name="__DdeLink__2247_210544070312211"/><text:bookmark-end text:name="__DdeLink__2259_21054407032211"/><text:bookmark-end text:name="__DdeLink__2324_2105440703211"/><text:span text:style-name="T232">exoclass.Horloge</text:span><text:bookmark-end text:name="__DdeLink__2425_2105440703"/><text:span text:style-name="T228"> </text:span></text:p>
      <text:p text:style-name="P18"/>
      <text:p text:style-name="P31"><text:bookmark-start text:name="__DdeLink__1835_1460724127"/><text:span text:style-name="T140">Extrait du livre “Java for Programmers, 2</text:span><text:span text:style-name="T209">nd</text:span><text:span text:style-name="T140"> Edition par Paul &amp; Harvey Deitel”<text:line-break/></text:span><text:span text:style-name="T140">Chapitre 8 “Class and Object: A Deeper Look”</text:span><text:bookmark-end text:name="__DdeLink__1835_1460724127"/></text:p>
      <text:p text:style-name="P24"/>
      <text:list xml:id="list5128899195453544363" text:style-name="L12">
        <text:list-item>
          <text:p text:style-name="P112"><text:span text:style-name="T79">Demo</text:span><text:span text:style-name="T63">: </text:span><text:span text:style-name="T130">Horloge1, Horloge1Test</text:span><text:span text:style-name="T131">, </text:span><text:span text:style-name="T130">Horloge2, Horloge2Test</text:span><text:span text:style-name="T78"><text:line-break/></text:span></text:p>
        </text:list-item>
        <text:list-item>
          <text:p text:style-name="P113"><text:span text:style-name="T63">Exo </text:span><text:span text:style-name="T100">HOLO.1</text:span><text:span text:style-name="T114">: </text:span><text:span text:style-name="T141">Ameliorer la classe Horloge1, </text:span><text:span text:style-name="T142">methode setTime()</text:span><text:span text:style-name="T141"> </text:span><text:span text:style-name="T142">de telle maniere que lorsque l'on passe une valeur d'heure illogique, le message d'erreur dit exactement quelle est la valeur qui est erronnee. Au lieu de dire “Heure/Minute/Second: valeur illegale”<text:line-break/></text:span></text:p>
        </text:list-item>
        <text:list-item>
          <text:p text:style-name="P125"><text:span text:style-name="T47">Exo </text:span><text:span text:style-name="T49">HOLO</text:span><text:span text:style-name="T47">.</text:span><text:span text:style-name="T49">2</text:span><text:span text:style-name="T44">: Ameliorer la class Horloge1Test et Horloge2Test de telle maniere que lorsqu'il y a des erreur runtime, le programme Test affiche “ERREUR = … le msg d'erreur ...” au lieu de Java qui affiche un message rouge et qui arrete le programme Test.<text:line-break/></text:span><text:span text:style-name="T45">Autrement dit, les prg test doivent afficher leur msg<text:line-break/></text:span><text:span text:style-name="T204">************ FIN NORMAL (Sans Erreur) *****************</text:span><text:span text:style-name="T44"><text:line-break/></text:span></text:p>
        </text:list-item>
        <text:list-item>
          <text:p text:style-name="P125"><text:span text:style-name="T48">Exo </text:span><text:span text:style-name="T49">HOLO</text:span><text:span text:style-name="T48">.</text:span><text:span text:style-name="T49">3</text:span><text:span text:style-name="T45">: Ameliorer la classe Horloge2<text:line-break/>- Ajoute une propriete TimeZone, valeur possible = -11 a +11<text:line-break/>- Ajoute une methode toStringGMT() qui affiche l'heure GMT<text:line-break/><text:line-break/>Ensuite modifier Horloge2Test pour tester:<text:line-break/></text:span><text:soft-page-break/><text:span text:style-name="T45">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span><text:span text:style-name="T45"><text:line-break/></text:span></text:p>
        </text:list-item>
        <text:list-item>
          <text:p text:style-name="P125"><text:span text:style-name="T48">Exo </text:span><text:span text:style-name="T49">HOLO.4</text:span><text:span text:style-name="T45">: Ecrire une classe HorlogeMondialTest pour repondre aux questions suivantes:<text:line-break/>Il est 12:15:</text:span><text:span text:style-name="T46">0</text:span><text:span text:style-name="T45">0 en </text:span><text:span text:style-name="T46">heure GMT (heure de Londres en Angleterre)</text:span><text:span text:style-name="T45">.<text:line-break/>Quelle est l'heure dans les </text:span><text:span text:style-name="T46">villes</text:span><text:span text:style-name="T45"> suivants: </text:span><text:span text:style-name="T46">Paris, Saison </text:span><text:span text:style-name="T45">Vietnam, </text:span><text:span text:style-name="T46">Tokyo </text:span><text:span text:style-name="T45">Japon, Austral</text:span><text:span text:style-name="T46">ie, Ile de la Reunion, Pekin, Toronto-Canada, San Francisco.<text:line-break/>Une recherche Internet est necessaire pour connaitre la valeur do TimeZone.<text:line-break/>Afficher les resultats sous le format 24H pour chaque ville:<text:line-break/>GMT: 12:15:00<text:line-break/>Paris: xxx<text:line-break/>Saigon: xxx<text:line-break/></text:span><text:span text:style-name="T46">Tokyo:<text:line-break/>Toronto: xxx<text:line-break/>etc.<text:line-break/><text:line-break/></text:span></text:p>
        </text:list-item>
        <text:list-item>
          <text:p text:style-name="P121"><text:span text:style-name="T4">Exo </text:span><text:span text:style-name="T5">HOLO.5</text:span><text:span text:style-name="T15">: Ecrire une classe Horloge1Public qui est une copy de la classe Horloge1. La difference est que les variable <text:s/>membres sont public au lieu de private:<text:line-break/>public int _hour; <text:line-break/>public int _minute; <text:line-break/>public int _second; <text:line-break/><text:line-break/>Ecrire une classe Horloge1PublicTest. Instancies les objets:<text:line-break/>Horloge1 h1 = new Horloge1();<text:line-break/>Horloge1Public h1pub = new Horloge1Public();<text:line-break/>h1.setTime(14, 30, 45);<text:line-break/>h1pub.setTime(14, 30, 45);<text:line-break/><text:line-break/>Appeler leur methodes toStringXXX pour verifier que les deux objects donnent les meme resultats. Ensuite, afficher individuellement heure, minute, seconde de chaque object.<text:line-break/><text:line-break/>Q1: peut-on obtenir ces valeurs de l'objet h1? Pourquoi?<text:line-break/>Q2: expliquer la difference entre membre private et public. </text:span><text:span text:style-name="T4">Attention</text:span><text:span text:style-name="T15">: le scope public semble etre pratique mais c'est une </text:span><text:span text:style-name="T4">mauvaise</text:span><text:span text:style-name="T15"> pratique de programmation.<text:line-break/></text:span></text:p>
        </text:list-item>
      </text:list>
      <text:p text:style-name="P27"><text:bookmark-start text:name="__DdeLink__1744_14607241271"/></text:p>
      <text:p text:style-name="P49"><text:span text:style-name="T226"><text:s/>Package:</text:span><text:span text:style-name="T227"> </text:span><text:bookmark-start text:name="__DdeLink__2227_2105440703111122111"/><text:bookmark-start text:name="__DdeLink__2233_210544070311122111"/><text:bookmark-start text:name="__DdeLink__2247_2105440703122111"/><text:bookmark-start text:name="__DdeLink__2259_210544070322111"/><text:bookmark-start text:name="__DdeLink__2324_21054407032111"/><text:span text:style-name="T227">dtfraca.</text:span><text:bookmark-end text:name="__DdeLink__2227_2105440703111122111"/><text:bookmark-end text:name="__DdeLink__2233_210544070311122111"/><text:bookmark-end text:name="__DdeLink__2247_2105440703122111"/><text:bookmark-end text:name="__DdeLink__2259_210544070322111"/><text:bookmark-end text:name="__DdeLink__2324_21054407032111"/><text:span text:style-name="T232">exoclass.DepartementFrance</text:span><text:span text:style-name="T228"> </text:span></text:p>
      <text:p text:style-name="P28"><text:bookmark-end text:name="__DdeLink__1744_14607241271"/></text:p>
      <text:list xml:id="list5087343304433391810" text:style-name="L13">
        <text:list-item>
          <text:p text:style-name="P90"><text:span text:style-name="T109">DF1</text:span>: <text:bookmark-start text:name="__DdeLink__1750_1460724127"/>Creer une classe <text:span text:style-name="T217">DepartementFrance</text:span><text:bookmark-end text:name="__DdeLink__1750_1460724127"/> ayant <text:span text:style-name="T217">les</text:span> attributs <text:span text:style-name="T217">suivants:<text:line-break/></text:span><text:span text:style-name="T217">- numero du departement (integer)<text:line-break/>- nom du departement<text:line-break/>- nom de la prefecture<text:line-break/>- nom de la sous-prefecture<text:line-break/>- nombre d'habitants<text:line-break/>- surface en km2<text:line-break/><text:line-break/></text:span><text:soft-page-break/></text:p>
        </text:list-item>
        <text:list-item>
          <text:p text:style-name="P90"><text:span text:style-name="T107">TEST</text:span><text:span text:style-name="T218">: Creer une classe DepartementFranceTest<text:line-break/></text:span><text:span text:style-name="T200">Test 1</text:span><text:span text:style-name="T219">: Instancie un object </text:span><text:span text:style-name="T218">DepartementFrance </text:span><text:span text:style-name="T219">et affiche tous ses attributs.<text:line-break/></text:span><text:span text:style-name="T218"><text:line-break/></text:span><text:span text:style-name="T200">Test 2</text:span><text:span text:style-name="T219">: </text:span><text:span text:style-name="T218">Initialise une collection ArrayList qui contient une dizaine d</text:span><text:span text:style-name="T219">'object</text:span><text:span text:style-name="T218"> departement Francais. Chaque departement doit etre initialisee avec les valeurs correctes (a rechercher </text:span><text:span text:style-name="T218">sur Internet).<text:line-break/>Afficher les departements tries par nombre d'habitants dans l'ordre decroissant (le plus d'habitants en premier)</text:span></text:p>
        </text:list-item>
      </text:list>
      <text:p text:style-name="P25"/>
      <text:p text:style-name="P25"><text:bookmark-start text:name="__DdeLink__1779_1460724127"/></text:p>
      <text:p text:style-name="P49"><text:span text:style-name="T226"><text:s/>Package:</text:span><text:span text:style-name="T227"> </text:span><text:bookmark-start text:name="__DdeLink__2227_21054407031111221111"/><text:bookmark-start text:name="__DdeLink__2233_2105440703111221111"/><text:bookmark-start text:name="__DdeLink__2247_21054407031221111"/><text:bookmark-start text:name="__DdeLink__2259_2105440703221111"/><text:bookmark-start text:name="__DdeLink__2324_210544070321111"/><text:span text:style-name="T227">dtfraca.</text:span><text:bookmark-end text:name="__DdeLink__2227_21054407031111221111"/><text:bookmark-end text:name="__DdeLink__2233_2105440703111221111"/><text:bookmark-end text:name="__DdeLink__2247_21054407031221111"/><text:bookmark-end text:name="__DdeLink__2259_2105440703221111"/><text:bookmark-end text:name="__DdeLink__2324_210544070321111"/><text:span text:style-name="T232">exoclass.Animal</text:span><text:span text:style-name="T228"> </text:span></text:p>
      <text:p text:style-name="P45"/>
      <text:p text:style-name="P26"><text:bookmark-end text:name="__DdeLink__1779_1460724127"/></text:p>
      <text:list xml:id="list486699637" text:continue-numbering="true" text:style-name="L13">
        <text:list-item>
          <text:p text:style-name="P122"><text:span text:style-name="T9">Exo </text:span><text:span text:style-name="T10">ANI.1</text:span><text:span text:style-name="T16">: Creer une classe </text:span><text:span text:style-name="T6">Animal</text:span><text:span text:style-name="T7">Simple</text:span><text:span text:style-name="T16"> qui a les attributs: Nom, NombrePattes, </text:span><text:span text:style-name="T17">Espece</text:span><text:span text:style-name="T16">.<text:line-break/></text:span><text:span text:style-name="T18">L</text:span><text:span text:style-name="T17">'Espece</text:span><text:span text:style-name="T18"> doit etre limitee a une liste enum<text:line-break/></text:span><text:span text:style-name="T17">Espece</text:span><text:span text:style-name="T18">Animal {OISEAU, FELIN, POISSON, REPTILE}<text:line-break/></text:span><text:span text:style-name="T16"><text:line-break/>Et q</text:span><text:span text:style-name="T18">uelques</text:span><text:span text:style-name="T16"> methodes: <text:line-break/></text:span><text:span text:style-name="T18">- </text:span><text:bookmark-start text:name="__DdeLink__1758_1460724127"/><text:bookmark-start text:name="__DdeLink__1772_1460724127"/><text:span text:style-name="T16">faireBruit()</text:span><text:bookmark-end text:name="__DdeLink__1758_1460724127"/><text:bookmark-end text:name="__DdeLink__1772_1460724127"/><text:span text:style-name="T16">: </text:span><text:bookmark-start text:name="__DdeLink__1756_1460724127"/><text:span text:style-name="T18">selon la categorie</text:span><text:bookmark-end text:name="__DdeLink__1756_1460724127"/><text:span text:style-name="T18">, fait un bruit correspondant. </text:span><text:span text:style-name="T19">Par exemple, si l'espece est Poisson alors la methode </text:span><text:span text:style-name="T16">faireBruit() </text:span><text:span text:style-name="T19">retourne le string “pop pop pop ...”</text:span><text:span text:style-name="T18"><text:line-break/></text:span><text:span text:style-name="T16"><text:line-break/></text:span><text:span text:style-name="T18">- </text:span><text:span text:style-name="T20">faireMouvement</text:span><text:bookmark-start text:name="__DdeLink__1760_1460724127"/><text:span text:style-name="T18">()</text:span><text:bookmark-end text:name="__DdeLink__1760_1460724127"/><text:span text:style-name="T18">: selon l</text:span><text:span text:style-name="T17">'espece</text:span><text:span text:style-name="T18"> </text:span><text:span text:style-name="T19">la methode retourne le string</text:span><text:span text:style-name="T18">: Courrir, Ramper, Nager, Voler.<text:line-break/></text:span><text:span text:style-name="T16"><text:line-break/>Ensuite creer une classe </text:span><text:span text:style-name="T6">Animal</text:span><text:span text:style-name="T7">Simple</text:span><text:span text:style-name="T6">Test</text:span><text:span text:style-name="T16"> pour tester la class Animal</text:span><text:span text:style-name="T20">Simple</text:span><text:span text:style-name="T16">. </text:span><text:span text:style-name="T20">Par example, intancie 5 objects AnimalSimple, chaque objet d'une </text:span><text:span text:style-name="T17">espece</text:span><text:span text:style-name="T20"> d'animal different</text:span><text:span text:style-name="T17">e</text:span><text:span text:style-name="T20">. Afficher les qq attributs et methodes de ch</text:span><text:span text:style-name="T17">a</text:span><text:span text:style-name="T20">que animal.<text:line-break/><text:line-break/></text:span><text:span text:style-name="T21">Si l'on invoque la methode toString() de la classe AnimalSimple, qu'est-ce qui est retourne? Probablement pas tres descriptif. Implemente une surcharge </text:span><text:span text:style-name="T22">(annotation @Overrride) </text:span><text:span text:style-name="T21">de la methode toString() pour retourner qqc comme “AnimalSimple: Nom, Espece”. Exemple: “AnimalSimple, Dolphin, POISSON”.</text:span><text:span text:style-name="T20"><text:line-break/><text:line-break/></text:span></text:p>
        </text:list-item>
        <text:list-item>
          <text:p text:style-name="P123"><text:span text:style-name="T7">Exo </text:span><text:span text:style-name="T10">ANI.2</text:span><text:span text:style-name="T20">: Creer une superclass </text:span><text:span text:style-name="T7">Animal</text:span><text:span text:style-name="T20">, puis des subclass AnimalOiseau, AnimalFelin, AnimalPoisson, AnimalReptil.<text:line-break/></text:span><text:span text:style-name="T23">Raison: </text:span><text:span text:style-name="T20">La classe AmimalSimple a un probleme. Elle contient la variation “</text:span><text:span text:style-name="T17">Espece</text:span><text:span text:style-name="T20">Animal”. Du coup, les methodes </text:span><text:bookmark-start text:name="__DdeLink__1768_1460724127"/><text:bookmark-start text:name="__DdeLink__1762_1460724127"/><text:span text:style-name="T16">faireBruit() </text:span><text:span text:style-name="T20">et </text:span><text:bookmark-start text:name="__DdeLink__1764_1460724127"/><text:span text:style-name="T20">faireMouvement</text:span><text:bookmark-end text:name="__DdeLink__1764_1460724127"/><text:span text:style-name="T18">()</text:span><text:bookmark-end text:name="__DdeLink__1762_1460724127"/><text:span text:style-name="T18"> </text:span><text:bookmark-end text:name="__DdeLink__1768_1460724127"/><text:span text:style-name="T20">qui dependent de l</text:span><text:span text:style-name="T17">'espece</text:span><text:span text:style-name="T20"> doit faire un tas de tests pour savoir ce qu'il faut faire. On regle ce probleme par l'heritage (inheritance en anglais):<text:line-break/> <text:line-break/>Ecrire une classe </text:span><text:span text:style-name="T7">AnimalTest</text:span><text:span text:style-name="T20"> pour reproduire les meme resultats de AnimalSimpleTest. Demonstration de la puissance de l'heritage. Par example, creer une classe AnimalBovin. Il </text:span><text:span text:style-name="T20">suffit d'implementer ses comportement specifiques dans </text:span><text:bookmark-start text:name="__DdeLink__1762_14607241271"/><text:span text:style-name="T16">faireBruit() </text:span><text:span text:style-name="T20">et </text:span><text:bookmark-start text:name="__DdeLink__1764_14607241271"/><text:span text:style-name="T20">faireMouvement</text:span><text:bookmark-end text:name="__DdeLink__1764_14607241271"/><text:span text:style-name="T18">()</text:span><text:bookmark-end text:name="__DdeLink__1762_14607241271"/><text:span text:style-name="T18"> </text:span><text:span text:style-name="T24">SANS avoir besoin de toucher a la superclass.<text:line-break/><text:line-break/></text:span><text:span text:style-name="T17">Maintenant, on ajoute qqc qui serait impossible avec AnimalSimple. Dans chaque subclass, ajoute un attribut specific a l'espece. Exemple, AnimalOiseau a un attribut “CouleurPlumeage”, AnimalFelin a un attribut “CouleurFourrure”, </text:span><text:span text:style-name="T23">AnimalPoisson a “MilieuAquatique” (valeurs possible dans un enum Mer, Riviere, Mixte)</text:span></text:p>
          <text:p text:style-name="P91"><text:line-break/><text:soft-page-break/><text:line-break/></text:p>
        </text:list-item>
      </text:list>
      <text:p text:style-name="P50"><text:span text:style-name="T226"><text:s/>Package:</text:span><text:span text:style-name="T227"> </text:span><text:bookmark-start text:name="__DdeLink__2227_210544070311112211111"/><text:bookmark-start text:name="__DdeLink__2233_21054407031112211111"/><text:bookmark-start text:name="__DdeLink__2247_210544070312211111"/><text:bookmark-start text:name="__DdeLink__2259_21054407032211111"/><text:bookmark-start text:name="__DdeLink__2324_2105440703211111"/><text:span text:style-name="T227">dtfraca.</text:span><text:bookmark-end text:name="__DdeLink__2227_210544070311112211111"/><text:bookmark-end text:name="__DdeLink__2233_21054407031112211111"/><text:bookmark-end text:name="__DdeLink__2247_210544070312211111"/><text:bookmark-end text:name="__DdeLink__2259_21054407032211111"/><text:bookmark-end text:name="__DdeLink__2324_2105440703211111"/><text:span text:style-name="T232">exoclass.</text:span><text:span text:style-name="T233">MiniCalc</text:span><text:span text:style-name="T228"> </text:span></text:p>
      <text:p text:style-name="P46"><text:bookmark-start text:name="__DdeLink__1747_1460724127"/><text:bookmark-start text:name="__DdeLink__1744_1460724127"/></text:p>
      <text:p text:style-name="P29"><text:bookmark-end text:name="__DdeLink__1744_1460724127"/></text:p>
      <text:list xml:id="list1206232867" text:continue-list="list5128899195453544363" text:style-name="L12">
        <text:list-item>
          <text:p text:style-name="P114"><text:span text:style-name="T85">MC.1</text:span><text:span text:style-name="T114">: Creer une classe MiniCalc1 ayant 2 attributs nombre1 et nombre2. Cette classe a </text:span><text:span text:style-name="T138">6</text:span><text:span text:style-name="T114"> methodes: addition(), soustraction(), division(), multiplication().<text:line-break/></text:span><text:span text:style-name="T138">Et minimum3Nombres(), maximum3Nombres().<text:line-break/>Ex1: minimum3Nombres(218, 3456, 16) doit retourner 16<text:line-break/>Ex2: maximum3Nombres(218, 3456, 16) doit retourner 3456</text:span><text:span text:style-name="T114"><text:line-break/>Ecrire une classe MiniCalcTest pour tester la classe MiniCalc1.<text:line-break/><text:line-break/></text:span><text:bookmark-end text:name="__DdeLink__1747_1460724127"/></text:p>
        </text:list-item>
        <text:list-item>
          <text:p text:style-name="P114"><text:span text:style-name="T85">MC.2</text:span><text:span text:style-name="T114">: Creer une classe MiniCalc2. Cette classe a 4 methodes </text:span><text:span text:style-name="T179">static</text:span><text:span text:style-name="T114">: addition(), soustraction(), division(), multiplication(). Cette fois ci, les methodes acceptent 2 parametres entier n1, n2). Modifier la classe MiniCalcTest pour ajouter un test de la classe MiniCalc2 en </text:span><text:span text:style-name="T114">plus de MiniCalc1.<text:line-break/><text:line-break/></text:span><text:span text:style-name="T187">Question</text:span><text:span text:style-name="T114">: noter la difference dans l’usage des deux classes. C’est dans les static methods.<text:line-break/><text:line-break/></text:span></text:p>
        </text:list-item>
        <text:list-item>
          <text:p text:style-name="P115"><text:span text:style-name="T85">MC.3</text:span><text:span text:style-name="T114">: Classe MiniCalc3. <text:line-break/>Ajoute dans la classe MiniCalc2 </text:span><text:span text:style-name="T139">des</text:span><text:span text:style-name="T114"> nouvelle methode</text:span><text:span text:style-name="T139">s</text:span><text:span text:style-name="T114"> <text:line-break/></text:span><text:span text:style-name="T139">- </text:span><text:span text:style-name="T114">static chercherDiviseur()<text:line-break/>Cette methode liste tous les diviseurs entiers du nombre indique. Exemple: MiniCalc3.chercherDiviseur(18) doit afficher:<text:line-break/>18 est divisible par: 2<text:line-break/>18 est divisible par: 3<text:line-break/>18 est divisible par: 6<text:line-break/>18 est divisible par: 9<text:line-break/><text:line-break/></text:span><text:span text:style-name="T139">- static calcMoyenne(int … arrayNombres)<text:line-break/>Cette methode calcule la moyenne des valeurs passes en arguments. La signature des argument (int … arrayNombres) signifie que la methode accepte un nombre variables d'arguments. Cela signifie que l'on peut passer 1 a X valeurs a la methode. <text:s/>Ex: calcMoyenne(5, -3, 21, 10, -8) signifie que le parametre arrayNombres est un array qui contient {5, -3, 21, 10, -8}</text:span><text:span text:style-name="T114"><text:line-break/><text:line-break/></text:span></text:p>
        </text:list-item>
        <text:list-item>
          <text:p text:style-name="P114"><text:span text:style-name="T85">MC.4</text:span><text:span text:style-name="T114">: Classe MiniCalc4.<text:line-break/>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text:span><text:span text:style-name="T114">nouvelle methode chercherDiviseur()<text:line-break/></text:span></text:p>
        </text:list-item>
      </text:list>
      <text:p text:style-name="P30"/>
      <text:list xml:id="list806921700" text:continue-numbering="true" text:style-name="L12">
        <text:list-header>
          <text:p text:style-name="P93"><text:line-break/></text:p>
        </text:list-header>
      </text:list>
      <text:p text:style-name="P5"><text:span text:style-name="T50">Module</text:span><text:span text:style-name="T51">: </text:span><text:bookmark-start text:name="__DdeLink__3109_1310209478"/><text:bookmark-start text:name="__DdeLink__2418_21054407031"/><text:span text:style-name="T51">0</text:span><text:span text:style-name="T54">4</text:span><text:span text:style-name="T51">_</text:span><text:bookmark-end text:name="__DdeLink__2418_21054407031"/><text:span text:style-name="T54">JeuxConsole</text:span><text:bookmark-end text:name="__DdeLink__3109_1310209478"/></text:p>
      <text:p text:style-name="P34"/>
      <text:p text:style-name="P51"><text:bookmark-start text:name="__DdeLink__2971_1628707542"/><text:span text:style-name="T226"><text:s/>Package:</text:span><text:span text:style-name="T227"> </text:span><text:bookmark-start text:name="__DdeLink__2227_2105440703111122111111"/><text:bookmark-start text:name="__DdeLink__2233_210544070311122111111"/><text:bookmark-start text:name="__DdeLink__2247_2105440703122111111"/><text:bookmark-start text:name="__DdeLink__2259_210544070322111111"/><text:bookmark-start text:name="__DdeLink__2324_21054407032111111"/><text:span text:style-name="T227">dtfraca.</text:span><text:bookmark-end text:name="__DdeLink__2227_2105440703111122111111"/><text:bookmark-end text:name="__DdeLink__2233_210544070311122111111"/><text:bookmark-end text:name="__DdeLink__2247_2105440703122111111"/><text:bookmark-end text:name="__DdeLink__2259_210544070322111111"/><text:bookmark-end text:name="__DdeLink__2324_21054407032111111"/><text:span text:style-name="T235">jeuxconsole</text:span><text:span text:style-name="T232">.</text:span><text:span text:style-name="T235">BlackJack</text:span><text:span text:style-name="T228"> </text:span></text:p>
      <text:p text:style-name="P39"><text:soft-page-break/></text:p>
      <text:list xml:id="list8646901518662760372" text:style-name="L14">
        <text:list-item>
          <text:p text:style-name="P72"><text:span text:style-name="T25">Ecrire une class</text:span><text:span text:style-name="T26">e</text:span><text:span text:style-name="T25"> BlackJack qui contient<text:line-break/>- Un jeu de 52 cartes (4 x 13)<text:line-break/>- Au lancement, la class affiche: 2 cartes a lui et 2 cartes du joueur<text:line-break/></text:span><text:span text:style-name="T25">-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line-break/></text:span><text:bookmark-end text:name="__DdeLink__2971_1628707542"/></text:p>
        </text:list-item>
      </text:list>
      <text:p text:style-name="P56"/>
      <text:p text:style-name="P52"><text:span text:style-name="T226"><text:s/>Package:</text:span><text:span text:style-name="T227"> </text:span><text:bookmark-start text:name="__DdeLink__2227_21054407031111221111111"/><text:bookmark-start text:name="__DdeLink__2233_2105440703111221111111"/><text:bookmark-start text:name="__DdeLink__2247_21054407031221111111"/><text:bookmark-start text:name="__DdeLink__2259_2105440703221111111"/><text:bookmark-start text:name="__DdeLink__2324_210544070321111111"/><text:span text:style-name="T227">dtfraca.</text:span><text:bookmark-end text:name="__DdeLink__2227_21054407031111221111111"/><text:bookmark-end text:name="__DdeLink__2233_2105440703111221111111"/><text:bookmark-end text:name="__DdeLink__2247_21054407031221111111"/><text:bookmark-end text:name="__DdeLink__2259_2105440703221111111"/><text:bookmark-end text:name="__DdeLink__2324_210544070321111111"/><text:span text:style-name="T235">jeuxconsole</text:span><text:span text:style-name="T232">.</text:span><text:span text:style-name="T236">TicTacToe</text:span><text:span text:style-name="T228"> </text:span></text:p>
      <text:p text:style-name="P39"/>
      <text:list xml:id="list774368969" text:continue-numbering="true" text:style-name="L14">
        <text:list-item>
          <text:p text:style-name="P74">Jeux TicTacToe sur une grille 3x3 ou l'ordinateur joue contre un humain. Les coordonnes des case sur la grille est note par Colonne (valeurs possible A, B, C) suivi de Ligne (valeurs possible 1,2,3). Cela donne 9 combinaisons: A1, A2, A3, B1, B2, B3, C1, C2, C3. C'est l'ordinateur qui joue en premier.<text:line-break/></text:p>
        </text:list-item>
        <text:list-item>
          <text:p text:style-name="P73"><text:span text:style-name="T28">Version1</text:span><text:span text:style-name="T27">: TictactoeBete<text:line-break/>Ici l'ordinateur joue au hasard. Quand c'est son tour de jouer, il joue une case au harsard. La seule condition c'est que la case est jouable, cad une case vide qui n'a pas deja ete jouee.<text:line-break/></text:span></text:p>
        </text:list-item>
        <text:list-item>
          <text:p text:style-name="P73"><text:span text:style-name="T28">Version2</text:span><text:span text:style-name="T27">: TictactoeMalin<text:line-break/>Amelioration de v1. Ici l'ordinateur reflechit. Il selectionne une case de telle sorte que ca le favorise le plus possible.<text:line-break/></text:span><text:span text:style-name="T25"><text:line-break/></text:span></text:p>
        </text:list-item>
      </text:list>
      <text:p text:style-name="P53"><text:span text:style-name="T226"><text:s/>Package:</text:span><text:span text:style-name="T227"> </text:span><text:bookmark-start text:name="__DdeLink__2227_210544070311112211111111"/><text:bookmark-start text:name="__DdeLink__2233_21054407031112211111111"/><text:bookmark-start text:name="__DdeLink__2247_210544070312211111111"/><text:bookmark-start text:name="__DdeLink__2259_21054407032211111111"/><text:bookmark-start text:name="__DdeLink__2324_2105440703211111111"/><text:span text:style-name="T227">dtfraca.</text:span><text:bookmark-end text:name="__DdeLink__2227_210544070311112211111111"/><text:bookmark-end text:name="__DdeLink__2233_21054407031112211111111"/><text:bookmark-end text:name="__DdeLink__2247_210544070312211111111"/><text:bookmark-end text:name="__DdeLink__2259_21054407032211111111"/><text:bookmark-end text:name="__DdeLink__2324_2105440703211111111"/><text:span text:style-name="T235">jeuxconsole</text:span><text:span text:style-name="T232">.</text:span><text:span text:style-name="T237">Anagram</text:span><text:span text:style-name="T228"> </text:span></text:p>
      <text:p text:style-name="P40"/>
      <text:list xml:id="list1772794357" text:continue-numbering="true" text:style-name="L14">
        <text:list-item>
          <text:p text:style-name="P126"><text:span text:style-name="T242">Jeu d'anagramme ou il y a deux modes: soit l'ordinateur qui devine, soit l'humain qui devine.<text:line-break/><text:line-break/>- </text:span><text:span text:style-name="T201">Version1</text:span><text:span text:style-name="T242">: Le programme s'initialise a partir d'une liste d'un milliers de mots depuis un fichier texte nomme: MotsFrancais.txt. </text:span><text:span text:style-name="T248">Le accents comptent comme une lettre sans accents. Exemple: pépère est équivalent à pepere.<text:line-break/><text:line-break/>L'anagramme est </text:span><text:span text:style-name="T249">g</text:span><text:span text:style-name="T248">é</text:span><text:span text:style-name="T249">n</text:span><text:span text:style-name="T248">é</text:span><text:span text:style-name="T249">r</text:span><text:span text:style-name="T248">é de la manière suivante:<text:line-break/>- Choisir un mot au hasard parmi ceux dans </text:span><text:span text:style-name="T242">MotsFrancais.txt<text:line-break/></text:span><text:span text:style-name="T249">- </text:span><text:span text:style-name="T251">Mixer les lettres en changeant</text:span><text:span text:style-name="T249"> les positions des lettres </text:span><text:span text:style-name="T251">de maniere aleatoire</text:span><text:span text:style-name="T249"><text:line-break/>NOTE: Si c'est l'ordi qui devine, c'est l'humain qui doit fabriquer l'anagramme manuellement.</text:span><text:span text:style-name="T248"><text:line-break/></text:span><text:span text:style-name="T242"><text:line-break/>Le joueur (l'ordi ou l'humain) qui devine doit trouver le mot en utilisant </text:span><text:span text:style-name="T108">toutes</text:span><text:span text:style-name="T242"> les lettres proposees.<text:line-break/><text:line-break/>Exemple:<text:line-break/>Trouver </text:span><text:span text:style-name="T249">le mot compos</text:span><text:span text:style-name="T248">é </text:span><text:span text:style-name="T249">de </text:span><text:span text:style-name="T250">(* pour </text:span><text:span text:style-name="T249">g</text:span><text:span text:style-name="T248">é</text:span><text:span text:style-name="T249">n</text:span><text:span text:style-name="T248">é</text:span><text:span text:style-name="T249">r</text:span><text:span text:style-name="T250">er un autre anagramme)</text:span><text:span text:style-name="T242">: </text:span><text:span text:style-name="T186">T N V A E</text:span><text:span text:style-name="T242"><text:line-break/></text:span><text:soft-page-break/><text:span text:style-name="T213">NAVET</text:span><text:span text:style-name="T242"> ou </text:span><text:span text:style-name="T213">VANTE</text:span><text:span text:style-name="T242"> sont acceptes<text:line-break/></text:span><text:span text:style-name="T213">TVA</text:span><text:span text:style-name="T242"> n'est pas OK (raison: 2 lettres non utilisees)<text:line-break/><text:line-break/>- </text:span><text:span text:style-name="T201">Version2</text:span><text:span text:style-name="T242">: Le joueur a maintenant le droit d'utiliser partiellement les lettres. </text:span><text:span text:style-name="T247">L'anagramme proposee doit toujours avoir 9 lettres. La frequence du tirage doit etre<text:line-break/>- toujours 4 consonnes<text:line-break/></text:span><text:span text:style-name="T247">- toujours 2 voyelles<text:line-break/>- 1 lettre prise au harsard parmi les 26<text:line-break/>- 2 lettre aleatoires, dont 33% de chance de tomber sur une voyelle.<text:line-break/>Une fois le tirage des 9 lettres est fait, mixer les lettres pour garantir que les lettres sont toujours dans le desordres (et non pas 4 consonnes suivi de 2 voyelles, etc)<text:line-break/></text:span><text:span text:style-name="T242"><text:line-break/>La seule condition est que le mot trouve doit faire partie des mots configure</text:span><text:span text:style-name="T247">s</text:span><text:span text:style-name="T242"> dans MotsFrancais.txt.<text:line-break/>En plus, il faut calculer le nb de points obtenu. Chaque lettre vaut un point. Sauf les lettre</text:span><text:span text:style-name="T246">s</text:span><text:span text:style-name="T242"> difficiles:<text:line-break/></text:span><text:span text:style-name="T244">P: <text:tab/><text:tab/>3 points</text:span><text:span text:style-name="T242"><text:line-break/>F, </text:span><text:span text:style-name="T252">H, </text:span><text:span text:style-name="T244">V</text:span><text:span text:style-name="T242">:<text:tab/>4 points<text:line-break/></text:span><text:span text:style-name="T242">J, </text:span><text:span text:style-name="T245">Q, X</text:span><text:span text:style-name="T242">: <text:tab/>8 points<text:line-break/></text:span><text:span text:style-name="T243">K</text:span><text:span text:style-name="T242">, W, Y, Z: <text:tab/>10 points</text:span></text:p>
        </text:list-item>
      </text:list>
      <text:p text:style-name="P56"><text:line-break/></text:p>
      <text:p text:style-name="P56"/>
      <text:p text:style-name="P6"><text:span text:style-name="T50">Module</text:span><text:span text:style-name="T51">: 0</text:span><text:span text:style-name="T55">5</text:span><text:span text:style-name="T51">_</text:span><text:span text:style-name="T56">GUI</text:span></text:p>
      <text:p text:style-name="P36"/>
      <text:p text:style-name="P36"/>
      <text:p text:style-name="P54"><text:span text:style-name="T226"><text:s/>Package:</text:span><text:span text:style-name="T227"> </text:span><text:bookmark-start text:name="__DdeLink__2227_21054407031111221111112"/><text:bookmark-start text:name="__DdeLink__2233_2105440703111221111112"/><text:bookmark-start text:name="__DdeLink__2247_21054407031221111112"/><text:bookmark-start text:name="__DdeLink__2259_2105440703221111112"/><text:bookmark-start text:name="__DdeLink__2324_210544070321111112"/><text:span text:style-name="T227">dtfraca.</text:span><text:bookmark-end text:name="__DdeLink__2227_21054407031111221111112"/><text:bookmark-end text:name="__DdeLink__2233_2105440703111221111112"/><text:bookmark-end text:name="__DdeLink__2247_21054407031221111112"/><text:bookmark-end text:name="__DdeLink__2259_2105440703221111112"/><text:bookmark-end text:name="__DdeLink__2324_210544070321111112"/><text:span text:style-name="T239">DemoManualGUI</text:span><text:span text:style-name="T228"> </text:span></text:p>
      <text:p text:style-name="P41"/>
      <text:list xml:id="list2086878255" text:continue-numbering="true" text:style-name="L14">
        <text:list-header>
          <text:p text:style-name="P118"><text:span text:style-name="T254">Ce package contient tous les exemples du Chapitre 14 du livre<text:line-break/>"Java for Programmers, 2ndEd". Les exemples sont sommaires, les elements graphics sont codes manuellement. Cad les textbox, boutons, labels sont codes directement dans le code source java. L'editeur visuel IDEA n'est pas utilise.</text:span><text:span text:style-name="T253"><text:line-break/></text:span></text:p>
        </text:list-header>
      </text:list>
      <text:p text:style-name="P92"/>
      <text:p text:style-name="P92"/>
      <text:p text:style-name="P92"/>
      <table:table table:name="Table1" table:style-name="Table1">
        <table:table-column table:style-name="Table1.A"/>
        <table:table-column table:style-name="Table1.B"/>
        <table:table-row>
          <table:table-cell table:style-name="Table1.A1" table:number-columns-spanned="2" office:value-type="string">
            <text:p text:style-name="P58"><text:span text:style-name="T255">IntelliJ </text:span><text:span text:style-name="T262">IDEA</text:span></text:p>
          </table:table-cell>
          <table:covered-table-cell/>
        </table:table-row>
        <table:table-row>
          <table:table-cell table:style-name="Table1.A2" office:value-type="string">
            <text:p text:style-name="P127">Edition Text</text:p>
            <text:p text:style-name="P129">Ctrl-D</text:p>
            <text:p text:style-name="P59"><text:bookmark-start text:name="__DdeLink__3107_1890888272"/><text:span text:style-name="T255">Ctrl-</text:span><text:bookmark-end text:name="__DdeLink__3107_1890888272"/><text:span text:style-name="T255">Y</text:span></text:p>
            <text:p text:style-name="P129">Alt+Shift+Up<text:line-break/>Alt+Shift+Down</text:p>
            <text:p text:style-name="P130">Ctrl+Shift+U</text:p>
            <text:p text:style-name="P62"><text:span text:style-name="T267">Ctrl-F<text:line-break/></text:span><text:bookmark-start text:name="__DdeLink__3115_1890888272"/><text:bookmark-start text:name="__DdeLink__3119_1890888272"/><text:span text:style-name="T267">Ctrl-Shift-F</text:span><text:bookmark-end text:name="__DdeLink__3115_1890888272"/><text:bookmark-end text:name="__DdeLink__3119_1890888272"/><text:span text:style-name="T267"><text:line-break/></text:span><text:span text:style-name="T274">Ctrl-R<text:line-break/></text:span><text:span text:style-name="T267">Ctrl-Shift-F</text:span></text:p>
            <text:p text:style-name="P131">Ctrl + /<text:line-break/>Ctrl + Shift + /</text:p>
            <text:p text:style-name="P133">Ctrl-G</text:p>
            <text:p text:style-name="P135">F11<text:line-break/>Shift-F11</text:p>
            <text:p text:style-name="P61"><text:bookmark-start text:name="__DdeLink__3117_1890888272"/><text:span text:style-name="T267">Ctrl-Shift</text:span><text:bookmark-end text:name="__DdeLink__3117_1890888272"/><text:span text:style-name="T271">-(n)<text:line-break/>Ctrl-(n)</text:span></text:p>
            <text:p text:style-name="P136">Shift-F6</text:p>
            <text:p text:style-name="P136">Shift-F7</text:p>
            <text:p text:style-name="P137">Ctrl-Click on Tab</text:p>
            <text:p text:style-name="P138">Ctrl-Alt-T</text:p>
            <text:p text:style-name="P131">Ctrl+J<text:line-break/>Ctrl+Alt+J</text:p>
          </table:table-cell>
          <table:table-cell table:style-name="Table1.B2" office:value-type="string">
            <text:p text:style-name="P142">http://www.jetbrains.com/idea/webhelp/basic-editing-procedures.html</text:p>
            <text:p text:style-name="P129">Dupliquer ligne courante</text:p>
            <text:p text:style-name="P129">Yank: Supprimer ligne courante</text:p>
            <text:p text:style-name="P60"><text:bookmark-start text:name="__DdeLink__3111_1890888272"/><text:span text:style-name="T255">Deplacer ligne courante au dessus</text:span><text:bookmark-end text:name="__DdeLink__3111_1890888272"/><text:span text:style-name="T262"> / </text:span><text:span text:style-name="T255">dessous<text:line-break/></text:span></text:p>
            <text:p text:style-name="P139">Uppercase: permutter le texte selectionne en Majuscule/Minuscule</text:p>
            <text:p text:style-name="P62"><text:span text:style-name="T267">Find: Chercher dans fichier courant </text:span><text:span text:style-name="T273">(F3 pour avancer vers suivant)</text:span><text:span text:style-name="T267"><text:line-break/></text:span><text:bookmark-start text:name="__DdeLink__3121_1890888272"/><text:span text:style-name="T267">Find </text:span><text:span text:style-name="T274">in Path</text:span><text:span text:style-name="T267">: chercher dans projet ou module</text:span><text:bookmark-end text:name="__DdeLink__3121_1890888272"/><text:span text:style-name="T267"><text:line-break/></text:span><text:span text:style-name="T274">Replace<text:line-break/>Replace</text:span><text:span text:style-name="T267"> </text:span><text:span text:style-name="T274">in Path</text:span><text:span text:style-name="T267">: </text:span><text:span text:style-name="T274">remplacer</text:span><text:span text:style-name="T267"> dans projet ou module</text:span></text:p>
            <text:p text:style-name="P64"><text:bookmark-start text:name="__DdeLink__3113_1890888272"/><text:span text:style-name="T255">Comment / </text:span><text:span text:style-name="T263">U</text:span><text:span text:style-name="T255">ncomment </text:span><text:span text:style-name="T263">block by //</text:span><text:bookmark-end text:name="__DdeLink__3113_1890888272"/><text:span text:style-name="T263"><text:line-break/></text:span><text:span text:style-name="T255">Comment / </text:span><text:span text:style-name="T263">U</text:span><text:span text:style-name="T255">ncomment </text:span><text:span text:style-name="T263">block by /* </text:span><text:span text:style-name="T277">. . . etc . . .</text:span><text:span text:style-name="T263"> */</text:span></text:p>
            <text:p text:style-name="P134">Goto line</text:p>
            <text:p text:style-name="P135">Set/Reset Bookmark<text:line-break/>Open Bookmark Menu</text:p>
            <text:p text:style-name="P61"><text:span text:style-name="T271">Create/Delete named bookmark number n, Ex: </text:span><text:span text:style-name="T267">Ctrl-Shift</text:span><text:span text:style-name="T271">-1 creates BM “1”<text:line-break/>Navigate to Bookmark named “n”. Ex: Ctrl-1</text:span></text:p>
            <text:p text:style-name="P136">Refactor → Rename</text:p>
            <text:p text:style-name="P136">Find Usage (which code uses that class?)</text:p>
            <text:p text:style-name="P137">File Path (Open the file in Linux File Explorer)</text:p>
            <text:p text:style-name="P63"><text:span text:style-name="T276">Surround a block of code by a </text:span><text:span text:style-name="T278">structure (selectable in a list, including region)</text:span></text:p>
            <text:p text:style-name="P64"><text:span text:style-name="T275">I</text:span><text:span text:style-name="T255">nsert a live template.<text:line-break/></text:span><text:span text:style-name="T262">S</text:span><text:span text:style-name="T255">urround with a live template.</text:span></text:p>
          </table:table-cell>
        </table:table-row>
        <table:table-row>
          <table:table-cell table:style-name="Table1.A2" office:value-type="string">
            <text:p text:style-name="P128">Code Navigation</text:p>
            <text:p text:style-name="P143">Ctrl-Q</text:p>
            <text:p text:style-name="P144">Ctrl-P</text:p>
            <text:p text:style-name="P66"><text:span text:style-name="T266">Ctrl-N<text:line-break/></text:span><text:span text:style-name="T271">Ctrl-Shift-N<text:line-break/>Ctrl-Shift-Alt-N</text:span></text:p>
            <text:p text:style-name="P67"><text:span text:style-name="T269">Ctrl-B<text:line-break/></text:span><text:span text:style-name="T272">ou Ctrl-Click<text:line-break/></text:span><text:span text:style-name="T275">Ctrl-Shift-I</text:span></text:p>
            <text:p text:style-name="P68"><text:span text:style-name="T255">Ctrl+Space<text:line-break/></text:span><text:span text:style-name="T241">Ctrl+Shift+Space</text:span></text:p>
            <text:p text:style-name="P132">Ctrl+Shift+Enter</text:p>
          </table:table-cell>
          <table:table-cell table:style-name="Table1.B3" office:value-type="string">
            <text:p text:style-name="P140"/>
            <text:p text:style-name="P65"><text:span text:style-name="T268">Quick </text:span><text:span text:style-name="T264">Documentation of selected class/method</text:span></text:p>
            <text:p text:style-name="P141">Parameters: si cuseur dans (), donne la liste des parametres de la methode</text:p>
            <text:p text:style-name="P66"><text:span text:style-name="T266">Search Class </text:span><text:span text:style-name="T271">by Name</text:span><text:span text:style-name="T266"><text:line-break/></text:span><text:span text:style-name="T271">Search File by Name<text:line-break/>Search Symbol by Name</text:span></text:p>
            <text:p text:style-name="P67"><text:span text:style-name="T269">Go to Declaration (of the selected </text:span><text:span text:style-name="T275">symbol</text:span><text:span text:style-name="T269">)<text:line-break/></text:span><text:span text:style-name="T272">-<text:line-break/></text:span><text:span text:style-name="T275">Info: same as Ctrl-B except that the selected symbol definition is opened in popup</text:span></text:p>
            <text:p text:style-name="P68"><text:span text:style-name="T255">Invoke code completion<text:line-break/></text:span><text:span text:style-name="T265">Smart Type Code Completion (only relevant to context)</text:span></text:p>
            <text:p text:style-name="P69"><text:span text:style-name="T255">Smart statement completion, </text:span><text:span text:style-name="T270">complete block structure: if, for, while, method</text:span></text:p>
          </table:table-cell>
        </table:table-row>
      </table:table>
      <text:p text:style-name="P92"/>
      <text:p text:style-name="P56"/>
      <text:p text:style-name="P57"><text:span text:style-name="T222">================ fin de document </text:span><text:bookmark-start text:name="__DdeLink__1859_1460724127"/><text:span text:style-name="T222">================</text:span><text:bookmark-end text:name="__DdeLink__1859_1460724127"/></text:p>
      <text:p text:style-name="P8"><text:soft-page-break/></text:p>
      <text:p text:style-name="P7"><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Arial2" svg:font-family="Arial" style:font-family-generic="swiss"/>
    <style:font-face style:name="Monospace" svg:font-family="Monospace"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3-05T15:14:26</dc:date>
    <meta:editing-duration>P2DT5H53M41S</meta:editing-duration>
    <meta:editing-cycles>161</meta:editing-cycles>
    <meta:generator>LibreOffice/4.0.0.3$Linux_X86_64 LibreOffice_project/7545bee9c2a0782548772a21bc84a9dcc583b89</meta:generator>
    <meta:document-statistic meta:table-count="1" meta:image-count="0" meta:object-count="0" meta:page-count="22" meta:paragraph-count="156" meta:word-count="6053" meta:character-count="37875" meta:non-whitespace-character-count="31758"/>
  </office:meta>
</office:document-meta>
</file>